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me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Home Team</text:p>
          </table:table-cell>
          <table:table-cell office:value-type="string" calcext:value-type="string">
            <text:p>Away Team</text:p>
          </table:table-cell>
          <table:table-cell office:value-type="string" calcext:value-type="string">
            <text:p>Home Score</text:p>
          </table:table-cell>
          <table:table-cell office:value-type="string" calcext:value-type="string">
            <text:p>Away Score</text:p>
          </table:table-cell>
          <table:table-cell office:value-type="string" calcext:value-type="string">
            <text:p>Favori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Over/Under</text:p>
          </table:table-cell>
          <table:table-cell office:value-type="string" calcext:value-type="string">
            <text:p>MOV (Favorite)</text:p>
          </table:table-cell>
          <table:table-cell table:number-columns-repeated="4"/>
          <table:table-cell office:value-type="string" calcext:value-type="string">
            <text:p>Fav to cover</text:p>
          </table:table-cell>
        </table:table-row>
        <table:table-row table:style-name="ro1">
          <table:table-cell office:value-type="string" calcext:value-type="string">
            <text:p>Green Bay Packers</text:p>
          </table:table-cell>
          <table:table-cell office:value-type="string" calcext:value-type="string">
            <text:p>Chicago Bear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 Bears</text:p>
          </table:table-cell>
          <table:table-cell office:value-type="float" office:value="-3.5" calcext:value-type="float">
            <text:p>-3.5</text:p>
          </table:table-cell>
          <table:table-cell office:value-type="float" office:value="47" calcext:value-type="float">
            <text:p>47</text:p>
          </table:table-cell>
          <table:table-cell office:value-type="float" office:value="-7" calcext:value-type="float">
            <text:p>-7</text:p>
          </table:table-cell>
          <table:table-cell table:formula="of:=IF([.H2]+[.F2]&gt;0; &quot;C&quot;; &quot;NC&quot;)" office:value-type="string" office:string-value="NC" calcext:value-type="string">
            <text:p>NC</text:p>
          </table:table-cell>
          <table:table-cell table:formula="of:=IF([.G2]-([.C2]+[.D2])&gt;0; &quot;U&quot;; &quot;O&quot;)" office:value-type="string" office:string-value="U" calcext:value-type="string">
            <text:p>U</text:p>
          </table:table-cell>
          <table:table-cell table:formula="of:=IF(AND([.I2]=&quot;NC&quot;; [.J2]=&quot;U&quot;); 1; 0)" office:value-type="float" office:value="1" calcext:value-type="float">
            <text:p>1</text:p>
          </table:table-cell>
          <table:table-cell table:formula="of:=IF(OR(AND([.E2]=[.A2]; [.I2]=&quot;C&quot;;[.J2]=&quot;U&quot;); AND([.B2]=[.E2]; [.I2]=&quot;NC&quot;; [.J2]=&quot;U&quot;)); 1; 0)" office:value-type="float" office:value="1" calcext:value-type="float">
            <text:p>1</text:p>
          </table:table-cell>
          <table:table-cell table:formula="of:=IF([.I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nta Falcons</text:p>
          </table:table-cell>
          <table:table-cell office:value-type="string" calcext:value-type="string">
            <text:p>Minnesota Viking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nesota Vikings</text:p>
          </table:table-cell>
          <table:table-cell office:value-type="float" office:value="-3.5" calcext:value-type="float">
            <text:p>-3.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formula="of:=IF([.H3]+[.F3]&gt;0; &quot;C&quot;; &quot;NC&quot;)" office:value-type="string" office:string-value="C" calcext:value-type="string">
            <text:p>C</text:p>
          </table:table-cell>
          <table:table-cell table:formula="of:=IF([.G3]-([.C3]+[.D3])&gt;0; &quot;U&quot;; &quot;O&quot;)" office:value-type="string" office:string-value="U" calcext:value-type="string">
            <text:p>U</text:p>
          </table:table-cell>
          <table:table-cell table:formula="of:=IF(AND([.I3]=&quot;NC&quot;; [.J3]=&quot;U&quot;); 1; 0)" office:value-type="float" office:value="0" calcext:value-type="float">
            <text:p>0</text:p>
          </table:table-cell>
          <table:table-cell table:formula="of:=IF(OR(AND([.E3]=[.A3]; [.I3]=&quot;C&quot;;[.J3]=&quot;U&quot;); AND([.B3]=[.E3]; [.I3]=&quot;NC&quot;; [.J3]=&quot;U&quot;)); 1; 0)" office:value-type="float" office:value="0" calcext:value-type="float">
            <text:p>0</text:p>
          </table:table-cell>
          <table:table-cell table:formula="of:=IF([.I3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ffalo Bills</text:p>
          </table:table-cell>
          <table:table-cell office:value-type="string" calcext:value-type="string">
            <text:p>New York Jet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 Jets</text:p>
          </table:table-cell>
          <table:table-cell office:value-type="float" office:value="-2.5" calcext:value-type="float">
            <text:p>-2.5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table:formula="of:=IF([.H4]+[.F4]&gt;0; &quot;C&quot;; &quot;NC&quot;)" office:value-type="string" office:string-value="NC" calcext:value-type="string">
            <text:p>NC</text:p>
          </table:table-cell>
          <table:table-cell table:formula="of:=IF([.G4]-([.C4]+[.D4])&gt;0; &quot;U&quot;; &quot;O&quot;)" office:value-type="string" office:string-value="U" calcext:value-type="string">
            <text:p>U</text:p>
          </table:table-cell>
          <table:table-cell table:formula="of:=IF(AND([.I4]=&quot;NC&quot;; [.J4]=&quot;U&quot;); 1; 0)" office:value-type="float" office:value="1" calcext:value-type="float">
            <text:p>1</text:p>
          </table:table-cell>
          <table:table-cell table:formula="of:=IF(OR(AND([.E4]=[.A4]; [.I4]=&quot;C&quot;;[.J4]=&quot;U&quot;); AND([.B4]=[.E4]; [.I4]=&quot;NC&quot;; [.J4]=&quot;U&quot;)); 1; 0)" office:value-type="float" office:value="1" calcext:value-type="float">
            <text:p>1</text:p>
          </table:table-cell>
          <table:table-cell table:formula="of:=IF([.I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 Angeles Rams</text:p>
          </table:table-cell>
          <table:table-cell office:value-type="string" calcext:value-type="string">
            <text:p>Carolina Panthers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s Angeles Rams</text:p>
          </table:table-cell>
          <table:table-cell office:value-type="float" office:value="-1.5" calcext:value-type="float">
            <text:p>-1.5</text:p>
          </table:table-cell>
          <table:table-cell office:value-type="float" office:value="49.5" calcext:value-type="float">
            <text:p>49.5</text:p>
          </table:table-cell>
          <table:table-cell office:value-type="float" office:value="3" calcext:value-type="float">
            <text:p>3</text:p>
          </table:table-cell>
          <table:table-cell table:formula="of:=IF([.H5]+[.F5]&gt;0; &quot;C&quot;; &quot;NC&quot;)" office:value-type="string" office:string-value="C" calcext:value-type="string">
            <text:p>C</text:p>
          </table:table-cell>
          <table:table-cell table:formula="of:=IF([.G5]-([.C5]+[.D5])&gt;0; &quot;U&quot;; &quot;O&quot;)" office:value-type="string" office:string-value="O" calcext:value-type="string">
            <text:p>O</text:p>
          </table:table-cell>
          <table:table-cell table:formula="of:=IF(AND([.I5]=&quot;NC&quot;; [.J5]=&quot;U&quot;); 1; 0)" office:value-type="float" office:value="0" calcext:value-type="float">
            <text:p>0</text:p>
          </table:table-cell>
          <table:table-cell table:formula="of:=IF(OR(AND([.E5]=[.A5]; [.I5]=&quot;C&quot;;[.J5]=&quot;U&quot;); AND([.B5]=[.E5]; [.I5]=&quot;NC&quot;; [.J5]=&quot;U&quot;)); 1; 0)" office:value-type="float" office:value="0" calcext:value-type="float">
            <text:p>0</text:p>
          </table:table-cell>
          <table:table-cell table:formula="of:=IF([.I5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nessee Titans</text:p>
          </table:table-cell>
          <table:table-cell office:value-type="string" calcext:value-type="string">
            <text:p>Cleveland Browns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veland Browns</text:p>
          </table:table-cell>
          <table:table-cell office:value-type="float" office:value="-5.5" calcext:value-type="float">
            <text:p>-5.5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table:formula="of:=IF([.H6]+[.F6]&gt;0; &quot;C&quot;; &quot;NC&quot;)" office:value-type="string" office:string-value="NC" calcext:value-type="string">
            <text:p>NC</text:p>
          </table:table-cell>
          <table:table-cell table:formula="of:=IF([.G6]-([.C6]+[.D6])&gt;0; &quot;U&quot;; &quot;O&quot;)" office:value-type="string" office:string-value="O" calcext:value-type="string">
            <text:p>O</text:p>
          </table:table-cell>
          <table:table-cell table:formula="of:=IF(AND([.I6]=&quot;NC&quot;; [.J6]=&quot;U&quot;); 1; 0)" office:value-type="float" office:value="0" calcext:value-type="float">
            <text:p>0</text:p>
          </table:table-cell>
          <table:table-cell table:formula="of:=IF(OR(AND([.E6]=[.A6]; [.I6]=&quot;C&quot;;[.J6]=&quot;U&quot;); AND([.B6]=[.E6]; [.I6]=&quot;NC&quot;; [.J6]=&quot;U&quot;)); 1; 0)" office:value-type="float" office:value="0" calcext:value-type="float">
            <text:p>0</text:p>
          </table:table-cell>
          <table:table-cell table:formula="of:=IF([.I6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City Chiefs</text:p>
          </table:table-cell>
          <table:table-cell office:value-type="string" calcext:value-type="string">
            <text:p>Jacksonville Jaguars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nsas City Chiefs</text:p>
          </table:table-cell>
          <table:table-cell office:value-type="float" office:value="-3.5" calcext:value-type="float">
            <text:p>-3.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formula="of:=IF([.H7]+[.F7]&gt;0; &quot;C&quot;; &quot;NC&quot;)" office:value-type="string" office:string-value="C" calcext:value-type="string">
            <text:p>C</text:p>
          </table:table-cell>
          <table:table-cell table:formula="of:=IF([.G7]-([.C7]+[.D7])&gt;0; &quot;U&quot;; &quot;O&quot;)" office:value-type="string" office:string-value="O" calcext:value-type="string">
            <text:p>O</text:p>
          </table:table-cell>
          <table:table-cell table:formula="of:=IF(AND([.I7]=&quot;NC&quot;; [.J7]=&quot;U&quot;); 1; 0)" office:value-type="float" office:value="0" calcext:value-type="float">
            <text:p>0</text:p>
          </table:table-cell>
          <table:table-cell table:formula="of:=IF(OR(AND([.E7]=[.A7]; [.I7]=&quot;C&quot;;[.J7]=&quot;U&quot;); AND([.B7]=[.E7]; [.I7]=&quot;NC&quot;; [.J7]=&quot;U&quot;)); 1; 0)" office:value-type="float" office:value="0" calcext:value-type="float">
            <text:p>0</text:p>
          </table:table-cell>
          <table:table-cell table:formula="of:=IF([.I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timore Ravens</text:p>
          </table:table-cell>
          <table:table-cell office:value-type="string" calcext:value-type="string">
            <text:p>Miami Dolphins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timore Ravens</text:p>
          </table:table-cell>
          <table:table-cell office:value-type="float" office:value="-7" calcext:value-type="float">
            <text:p>-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H8]+[.F8]&gt;0; &quot;C&quot;; &quot;NC&quot;)" office:value-type="string" office:string-value="C" calcext:value-type="string">
            <text:p>C</text:p>
          </table:table-cell>
          <table:table-cell table:formula="of:=IF([.G8]-([.C8]+[.D8])&gt;0; &quot;U&quot;; &quot;O&quot;)" office:value-type="string" office:string-value="O" calcext:value-type="string">
            <text:p>O</text:p>
          </table:table-cell>
          <table:table-cell table:formula="of:=IF(AND([.I8]=&quot;NC&quot;; [.J8]=&quot;U&quot;); 1; 0)" office:value-type="float" office:value="0" calcext:value-type="float">
            <text:p>0</text:p>
          </table:table-cell>
          <table:table-cell table:formula="of:=IF(OR(AND([.E8]=[.A8]; [.I8]=&quot;C&quot;;[.J8]=&quot;U&quot;); AND([.B8]=[.E8]; [.I8]=&quot;NC&quot;; [.J8]=&quot;U&quot;)); 1; 0)" office:value-type="float" office:value="0" calcext:value-type="float">
            <text:p>0</text:p>
          </table:table-cell>
          <table:table-cell table:formula="of:=IF([.I8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Redskins</text:p>
          </table:table-cell>
          <table:table-cell office:value-type="string" calcext:value-type="string">
            <text:p>Philadelphia Eagles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hiladelphia Eagles</text:p>
          </table:table-cell>
          <table:table-cell office:value-type="float" office:value="-10.5" calcext:value-type="float">
            <text:p>-10.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IF([.H9]+[.F9]&gt;0; &quot;C&quot;; &quot;NC&quot;)" office:value-type="string" office:string-value="NC" calcext:value-type="string">
            <text:p>NC</text:p>
          </table:table-cell>
          <table:table-cell table:formula="of:=IF([.G9]-([.C9]+[.D9])&gt;0; &quot;U&quot;; &quot;O&quot;)" office:value-type="string" office:string-value="O" calcext:value-type="string">
            <text:p>O</text:p>
          </table:table-cell>
          <table:table-cell table:formula="of:=IF(AND([.I9]=&quot;NC&quot;; [.J9]=&quot;U&quot;); 1; 0)" office:value-type="float" office:value="0" calcext:value-type="float">
            <text:p>0</text:p>
          </table:table-cell>
          <table:table-cell table:formula="of:=IF(OR(AND([.E9]=[.A9]; [.I9]=&quot;C&quot;;[.J9]=&quot;U&quot;); AND([.B9]=[.E9]; [.I9]=&quot;NC&quot;; [.J9]=&quot;U&quot;)); 1; 0)" office:value-type="float" office:value="0" calcext:value-type="float">
            <text:p>0</text:p>
          </table:table-cell>
          <table:table-cell table:formula="of:=IF([.I9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Bengals</text:p>
          </table:table-cell>
          <table:table-cell office:value-type="string" calcext:value-type="string">
            <text:p>Seattle Seahawk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attle Seahawks</text:p>
          </table:table-cell>
          <table:table-cell office:value-type="float" office:value="-9.5" calcext:value-type="float">
            <text:p>-9.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H10]+[.F10]&gt;0; &quot;C&quot;; &quot;NC&quot;)" office:value-type="string" office:string-value="NC" calcext:value-type="string">
            <text:p>NC</text:p>
          </table:table-cell>
          <table:table-cell table:formula="of:=IF([.G10]-([.C10]+[.D10])&gt;0; &quot;U&quot;; &quot;O&quot;)" office:value-type="string" office:string-value="U" calcext:value-type="string">
            <text:p>U</text:p>
          </table:table-cell>
          <table:table-cell table:formula="of:=IF(AND([.I10]=&quot;NC&quot;; [.J10]=&quot;U&quot;); 1; 0)" office:value-type="float" office:value="1" calcext:value-type="float">
            <text:p>1</text:p>
          </table:table-cell>
          <table:table-cell table:formula="of:=IF(OR(AND([.E10]=[.A10]; [.I10]=&quot;C&quot;;[.J10]=&quot;U&quot;); AND([.B10]=[.E10]; [.I10]=&quot;NC&quot;; [.J10]=&quot;U&quot;)); 1; 0)" office:value-type="float" office:value="1" calcext:value-type="float">
            <text:p>1</text:p>
          </table:table-cell>
          <table:table-cell table:formula="of:=IF([.I1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napolis Colts</text:p>
          </table:table-cell>
          <table:table-cell office:value-type="string" calcext:value-type="string">
            <text:p>Los Angeles Chargers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s Angeles Chargers</text:p>
          </table:table-cell>
          <table:table-cell office:value-type="float" office:value="-6" calcext:value-type="float">
            <text:p>-6</text:p>
          </table:table-cell>
          <table:table-cell office:value-type="float" office:value="44.5" calcext:value-type="float">
            <text:p>44.5</text:p>
          </table:table-cell>
          <table:table-cell office:value-type="float" office:value="6" calcext:value-type="float">
            <text:p>6</text:p>
          </table:table-cell>
          <table:table-cell table:formula="of:=IF([.H11]+[.F11]&gt;0; &quot;C&quot;; &quot;NC&quot;)" office:value-type="string" office:string-value="NC" calcext:value-type="string">
            <text:p>NC</text:p>
          </table:table-cell>
          <table:table-cell table:formula="of:=IF([.G11]-([.C11]+[.D11])&gt;0; &quot;U&quot;; &quot;O&quot;)" office:value-type="string" office:string-value="O" calcext:value-type="string">
            <text:p>O</text:p>
          </table:table-cell>
          <table:table-cell table:formula="of:=IF(AND([.I11]=&quot;NC&quot;; [.J11]=&quot;U&quot;); 1; 0)" office:value-type="float" office:value="0" calcext:value-type="float">
            <text:p>0</text:p>
          </table:table-cell>
          <table:table-cell table:formula="of:=IF(OR(AND([.E11]=[.A11]; [.I11]=&quot;C&quot;;[.J11]=&quot;U&quot;); AND([.B11]=[.E11]; [.I11]=&quot;NC&quot;; [.J11]=&quot;U&quot;)); 1; 0)" office:value-type="float" office:value="0" calcext:value-type="float">
            <text:p>0</text:p>
          </table:table-cell>
          <table:table-cell table:formula="of:=IF([.I11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roit Lions</text:p>
          </table:table-cell>
          <table:table-cell office:value-type="string" calcext:value-type="string">
            <text:p>Arizona Cardinals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Detroit Lions</text:p>
          </table:table-cell>
          <table:table-cell office:value-type="float" office:value="-2.5" calcext:value-type="float">
            <text:p>-2.5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table:formula="of:=IF([.H12]+[.F12]&gt;0; &quot;C&quot;; &quot;NC&quot;)" office:value-type="string" office:string-value="NC" calcext:value-type="string">
            <text:p>NC</text:p>
          </table:table-cell>
          <table:table-cell table:formula="of:=IF([.G12]-([.C12]+[.D12])&gt;0; &quot;U&quot;; &quot;O&quot;)" office:value-type="string" office:string-value="O" calcext:value-type="string">
            <text:p>O</text:p>
          </table:table-cell>
          <table:table-cell table:formula="of:=IF(AND([.I12]=&quot;NC&quot;; [.J12]=&quot;U&quot;); 1; 0)" office:value-type="float" office:value="0" calcext:value-type="float">
            <text:p>0</text:p>
          </table:table-cell>
          <table:table-cell table:formula="of:=IF(OR(AND([.E12]=[.A12]; [.I12]=&quot;C&quot;;[.J12]=&quot;U&quot;); AND([.B12]=[.E12]; [.I12]=&quot;NC&quot;; [.J12]=&quot;U&quot;)); 1; 0)" office:value-type="float" office:value="0" calcext:value-type="float">
            <text:p>0</text:p>
          </table:table-cell>
          <table:table-cell table:formula="of:=IF([.I1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 Giants</text:p>
          </table:table-cell>
          <table:table-cell office:value-type="string" calcext:value-type="string">
            <text:p>Dallas Cowboys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llas Cowboys</text:p>
          </table:table-cell>
          <table:table-cell office:value-type="float" office:value="-7" calcext:value-type="float">
            <text:p>-7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formula="of:=IF([.H13]+[.F13]&gt;0; &quot;C&quot;; &quot;NC&quot;)" office:value-type="string" office:string-value="C" calcext:value-type="string">
            <text:p>C</text:p>
          </table:table-cell>
          <table:table-cell table:formula="of:=IF([.G13]-([.C13]+[.D13])&gt;0; &quot;U&quot;; &quot;O&quot;)" office:value-type="string" office:string-value="O" calcext:value-type="string">
            <text:p>O</text:p>
          </table:table-cell>
          <table:table-cell table:formula="of:=IF(AND([.I13]=&quot;NC&quot;; [.J13]=&quot;U&quot;); 1; 0)" office:value-type="float" office:value="0" calcext:value-type="float">
            <text:p>0</text:p>
          </table:table-cell>
          <table:table-cell table:formula="of:=IF(OR(AND([.E13]=[.A13]; [.I13]=&quot;C&quot;;[.J13]=&quot;U&quot;); AND([.B13]=[.E13]; [.I13]=&quot;NC&quot;; [.J13]=&quot;U&quot;)); 1; 0)" office:value-type="float" office:value="0" calcext:value-type="float">
            <text:p>0</text:p>
          </table:table-cell>
          <table:table-cell table:formula="of:=IF([.I13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Francisco 49ers</text:p>
          </table:table-cell>
          <table:table-cell office:value-type="string" calcext:value-type="string">
            <text:p>Tampa Bay Buccaneers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mpa Bay Buccaneers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float" office:value="-14" calcext:value-type="float">
            <text:p>-14</text:p>
          </table:table-cell>
          <table:table-cell table:formula="of:=IF([.H14]+[.F14]&gt;0; &quot;C&quot;; &quot;NC&quot;)" office:value-type="string" office:string-value="NC" calcext:value-type="string">
            <text:p>NC</text:p>
          </table:table-cell>
          <table:table-cell table:formula="of:=IF([.G14]-([.C14]+[.D14])&gt;0; &quot;U&quot;; &quot;O&quot;)" office:value-type="string" office:string-value="U" calcext:value-type="string">
            <text:p>U</text:p>
          </table:table-cell>
          <table:table-cell table:formula="of:=IF(AND([.I14]=&quot;NC&quot;; [.J14]=&quot;U&quot;); 1; 0)" office:value-type="float" office:value="1" calcext:value-type="float">
            <text:p>1</text:p>
          </table:table-cell>
          <table:table-cell table:formula="of:=IF(OR(AND([.E14]=[.A14]; [.I14]=&quot;C&quot;;[.J14]=&quot;U&quot;); AND([.B14]=[.E14]; [.I14]=&quot;NC&quot;; [.J14]=&quot;U&quot;)); 1; 0)" office:value-type="float" office:value="1" calcext:value-type="float">
            <text:p>1</text:p>
          </table:table-cell>
          <table:table-cell table:formula="of:=IF([.I1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sburgh Steelers</text:p>
          </table:table-cell>
          <table:table-cell office:value-type="string" calcext:value-type="string">
            <text:p>New England Patriots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w England Patriots</text:p>
          </table:table-cell>
          <table:table-cell office:value-type="float" office:value="-5.5" calcext:value-type="float">
            <text:p>-5.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formula="of:=IF([.H15]+[.F15]&gt;0; &quot;C&quot;; &quot;NC&quot;)" office:value-type="string" office:string-value="C" calcext:value-type="string">
            <text:p>C</text:p>
          </table:table-cell>
          <table:table-cell table:formula="of:=IF([.G15]-([.C15]+[.D15])&gt;0; &quot;U&quot;; &quot;O&quot;)" office:value-type="string" office:string-value="U" calcext:value-type="string">
            <text:p>U</text:p>
          </table:table-cell>
          <table:table-cell table:formula="of:=IF(AND([.I15]=&quot;NC&quot;; [.J15]=&quot;U&quot;); 1; 0)" office:value-type="float" office:value="0" calcext:value-type="float">
            <text:p>0</text:p>
          </table:table-cell>
          <table:table-cell table:formula="of:=IF(OR(AND([.E15]=[.A15]; [.I15]=&quot;C&quot;;[.J15]=&quot;U&quot;); AND([.B15]=[.E15]; [.I15]=&quot;NC&quot;; [.J15]=&quot;U&quot;)); 1; 0)" office:value-type="float" office:value="0" calcext:value-type="float">
            <text:p>0</text:p>
          </table:table-cell>
          <table:table-cell table:formula="of:=IF([.I15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ston Texans</text:p>
          </table:table-cell>
          <table:table-cell office:value-type="string" calcext:value-type="string">
            <text:p>New Orleans Saint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Orleans Saints</text:p>
          </table:table-cell>
          <table:table-cell office:value-type="float" office:value="-6.5" calcext:value-type="float">
            <text:p>-6.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IF([.H16]+[.F16]&gt;0; &quot;C&quot;; &quot;NC&quot;)" office:value-type="string" office:string-value="NC" calcext:value-type="string">
            <text:p>NC</text:p>
          </table:table-cell>
          <table:table-cell table:formula="of:=IF([.G16]-([.C16]+[.D16])&gt;0; &quot;U&quot;; &quot;O&quot;)" office:value-type="string" office:string-value="O" calcext:value-type="string">
            <text:p>O</text:p>
          </table:table-cell>
          <table:table-cell table:formula="of:=IF(AND([.I16]=&quot;NC&quot;; [.J16]=&quot;U&quot;); 1; 0)" office:value-type="float" office:value="0" calcext:value-type="float">
            <text:p>0</text:p>
          </table:table-cell>
          <table:table-cell table:formula="of:=IF(OR(AND([.E16]=[.A16]; [.I16]=&quot;C&quot;;[.J16]=&quot;U&quot;); AND([.B16]=[.E16]; [.I16]=&quot;NC&quot;; [.J16]=&quot;U&quot;)); 1; 0)" office:value-type="float" office:value="0" calcext:value-type="float">
            <text:p>0</text:p>
          </table:table-cell>
          <table:table-cell table:formula="of:=IF([.I16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ver Broncos</text:p>
          </table:table-cell>
          <table:table-cell office:value-type="string" calcext:value-type="string">
            <text:p>Oakland Raider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nver Broncos</text:p>
          </table:table-cell>
          <table:table-cell office:value-type="float" office:value="-3" calcext:value-type="float">
            <text:p>-3</text:p>
          </table:table-cell>
          <table:table-cell office:value-type="float" office:value="42.5" calcext:value-type="float">
            <text:p>42.5</text:p>
          </table:table-cell>
          <table:table-cell office:value-type="float" office:value="-8" calcext:value-type="float">
            <text:p>-8</text:p>
          </table:table-cell>
          <table:table-cell table:formula="of:=IF([.H17]+[.F17]&gt;0; &quot;C&quot;; &quot;NC&quot;)" office:value-type="string" office:string-value="NC" calcext:value-type="string">
            <text:p>NC</text:p>
          </table:table-cell>
          <table:table-cell table:formula="of:=IF([.G17]-([.C17]+[.D17])&gt;0; &quot;U&quot;; &quot;O&quot;)" office:value-type="string" office:string-value="U" calcext:value-type="string">
            <text:p>U</text:p>
          </table:table-cell>
          <table:table-cell table:formula="of:=IF(AND([.I17]=&quot;NC&quot;; [.J17]=&quot;U&quot;); 1; 0)" office:value-type="float" office:value="1" calcext:value-type="float">
            <text:p>1</text:p>
          </table:table-cell>
          <table:table-cell table:formula="of:=IF(OR(AND([.E17]=[.A17]; [.I17]=&quot;C&quot;;[.J17]=&quot;U&quot;); AND([.B17]=[.E17]; [.I17]=&quot;NC&quot;; [.J17]=&quot;U&quot;)); 1; 0)" office:value-type="float" office:value="0" calcext:value-type="float">
            <text:p>0</text:p>
          </table:table-cell>
          <table:table-cell table:formula="of:=IF([.I17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mpa Bay Buccaneers</text:p>
          </table:table-cell>
          <table:table-cell office:value-type="string" calcext:value-type="string">
            <text:p>Carolina Panthers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olina Panthers</text:p>
          </table:table-cell>
          <table:table-cell office:value-type="float" office:value="-6.5" calcext:value-type="float">
            <text:p>-6.5</text:p>
          </table:table-cell>
          <table:table-cell office:value-type="float" office:value="48" calcext:value-type="float">
            <text:p>48</text:p>
          </table:table-cell>
          <table:table-cell office:value-type="float" office:value="-6" calcext:value-type="float">
            <text:p>-6</text:p>
          </table:table-cell>
          <table:table-cell table:formula="of:=IF([.H18]+[.F18]&gt;0; &quot;C&quot;; &quot;NC&quot;)" office:value-type="string" office:string-value="NC" calcext:value-type="string">
            <text:p>NC</text:p>
          </table:table-cell>
          <table:table-cell table:formula="of:=IF([.G18]-([.C18]+[.D18])&gt;0; &quot;U&quot;; &quot;O&quot;)" office:value-type="string" office:string-value="U" calcext:value-type="string">
            <text:p>U</text:p>
          </table:table-cell>
          <table:table-cell table:formula="of:=IF(AND([.I18]=&quot;NC&quot;; [.J18]=&quot;U&quot;); 1; 0)" office:value-type="float" office:value="1" calcext:value-type="float">
            <text:p>1</text:p>
          </table:table-cell>
          <table:table-cell table:formula="of:=IF(OR(AND([.E18]=[.A18]; [.I18]=&quot;C&quot;;[.J18]=&quot;U&quot;); AND([.B18]=[.E18]; [.I18]=&quot;NC&quot;; [.J18]=&quot;U&quot;)); 1; 0)" office:value-type="float" office:value="1" calcext:value-type="float">
            <text:p>1</text:p>
          </table:table-cell>
          <table:table-cell table:formula="of:=IF([.I1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Bills</text:p>
          </table:table-cell>
          <table:table-cell office:value-type="string" calcext:value-type="string">
            <text:p>New York Giants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ffalo Bills</text:p>
          </table:table-cell>
          <table:table-cell office:value-type="float" office:value="-1" calcext:value-type="float">
            <text:p>-1</text:p>
          </table:table-cell>
          <table:table-cell office:value-type="float" office:value="44.5" calcext:value-type="float">
            <text:p>44.5</text:p>
          </table:table-cell>
          <table:table-cell office:value-type="float" office:value="14" calcext:value-type="float">
            <text:p>14</text:p>
          </table:table-cell>
          <table:table-cell table:formula="of:=IF([.H19]+[.F19]&gt;0; &quot;C&quot;; &quot;NC&quot;)" office:value-type="string" office:string-value="C" calcext:value-type="string">
            <text:p>C</text:p>
          </table:table-cell>
          <table:table-cell table:formula="of:=IF([.G19]-([.C19]+[.D19])&gt;0; &quot;U&quot;; &quot;O&quot;)" office:value-type="string" office:string-value="U" calcext:value-type="string">
            <text:p>U</text:p>
          </table:table-cell>
          <table:table-cell table:formula="of:=IF(AND([.I19]=&quot;NC&quot;; [.J19]=&quot;U&quot;); 1; 0)" office:value-type="float" office:value="0" calcext:value-type="float">
            <text:p>0</text:p>
          </table:table-cell>
          <table:table-cell table:formula="of:=IF(OR(AND([.E19]=[.A19]; [.I19]=&quot;C&quot;;[.J19]=&quot;U&quot;); AND([.B19]=[.E19]; [.I19]=&quot;NC&quot;; [.J19]=&quot;U&quot;)); 1; 0)" office:value-type="float" office:value="1" calcext:value-type="float">
            <text:p>1</text:p>
          </table:table-cell>
          <table:table-cell table:formula="of:=IF([.I19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Francisco 49ers</text:p>
          </table:table-cell>
          <table:table-cell office:value-type="string" calcext:value-type="string">
            <text:p>Cincinnati Bengals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ncinnati Bengals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office:value-type="float" office:value="-24" calcext:value-type="float">
            <text:p>-24</text:p>
          </table:table-cell>
          <table:table-cell table:formula="of:=IF([.H20]+[.F20]&gt;0; &quot;C&quot;; &quot;NC&quot;)" office:value-type="string" office:string-value="NC" calcext:value-type="string">
            <text:p>NC</text:p>
          </table:table-cell>
          <table:table-cell table:formula="of:=IF([.G20]-([.C20]+[.D20])&gt;0; &quot;U&quot;; &quot;O&quot;)" office:value-type="string" office:string-value="O" calcext:value-type="string">
            <text:p>O</text:p>
          </table:table-cell>
          <table:table-cell table:formula="of:=IF(AND([.I20]=&quot;NC&quot;; [.J20]=&quot;U&quot;); 1; 0)" office:value-type="float" office:value="0" calcext:value-type="float">
            <text:p>0</text:p>
          </table:table-cell>
          <table:table-cell table:formula="of:=IF(OR(AND([.E20]=[.A20]; [.I20]=&quot;C&quot;;[.J20]=&quot;U&quot;); AND([.B20]=[.E20]; [.I20]=&quot;NC&quot;; [.J20]=&quot;U&quot;)); 1; 0)" office:value-type="float" office:value="0" calcext:value-type="float">
            <text:p>0</text:p>
          </table:table-cell>
          <table:table-cell table:formula="of:=IF([.I2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napolis Colts</text:p>
          </table:table-cell>
          <table:table-cell office:value-type="string" calcext:value-type="string">
            <text:p>Tennessee Titans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nnessee Titans</text:p>
          </table:table-cell>
          <table:table-cell office:value-type="float" office:value="-3" calcext:value-type="float">
            <text:p>-3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table:formula="of:=IF([.H21]+[.F21]&gt;0; &quot;C&quot;; &quot;NC&quot;)" office:value-type="string" office:string-value="NC" calcext:value-type="string">
            <text:p>NC</text:p>
          </table:table-cell>
          <table:table-cell table:formula="of:=IF([.G21]-([.C21]+[.D21])&gt;0; &quot;U&quot;; &quot;O&quot;)" office:value-type="string" office:string-value="U" calcext:value-type="string">
            <text:p>U</text:p>
          </table:table-cell>
          <table:table-cell table:formula="of:=IF(AND([.I21]=&quot;NC&quot;; [.J21]=&quot;U&quot;); 1; 0)" office:value-type="float" office:value="1" calcext:value-type="float">
            <text:p>1</text:p>
          </table:table-cell>
          <table:table-cell table:formula="of:=IF(OR(AND([.E21]=[.A21]; [.I21]=&quot;C&quot;;[.J21]=&quot;U&quot;); AND([.B21]=[.E21]; [.I21]=&quot;NC&quot;; [.J21]=&quot;U&quot;)); 1; 0)" office:value-type="float" office:value="1" calcext:value-type="float">
            <text:p>1</text:p>
          </table:table-cell>
          <table:table-cell table:formula="of:=IF([.I21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Cardinals</text:p>
          </table:table-cell>
          <table:table-cell office:value-type="string" calcext:value-type="string">
            <text:p>Baltimore Raven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ltimore Ravens</text:p>
          </table:table-cell>
          <table:table-cell office:value-type="float" office:value="-13" calcext:value-type="float">
            <text:p>-1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IF([.H22]+[.F22]&gt;0; &quot;C&quot;; &quot;NC&quot;)" office:value-type="string" office:string-value="NC" calcext:value-type="string">
            <text:p>NC</text:p>
          </table:table-cell>
          <table:table-cell table:formula="of:=IF([.G22]-([.C22]+[.D22])&gt;0; &quot;U&quot;; &quot;O&quot;)" office:value-type="string" office:string-value="U" calcext:value-type="string">
            <text:p>U</text:p>
          </table:table-cell>
          <table:table-cell table:formula="of:=IF(AND([.I22]=&quot;NC&quot;; [.J22]=&quot;U&quot;); 1; 0)" office:value-type="float" office:value="1" calcext:value-type="float">
            <text:p>1</text:p>
          </table:table-cell>
          <table:table-cell table:formula="of:=IF(OR(AND([.E22]=[.A22]; [.I22]=&quot;C&quot;;[.J22]=&quot;U&quot;); AND([.B22]=[.E22]; [.I22]=&quot;NC&quot;; [.J22]=&quot;U&quot;)); 1; 0)" office:value-type="float" office:value="1" calcext:value-type="float">
            <text:p>1</text:p>
          </table:table-cell>
          <table:table-cell table:formula="of:=IF([.I2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las Cowboys</text:p>
          </table:table-cell>
          <table:table-cell office:value-type="string" calcext:value-type="string">
            <text:p>Washington Redskins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llas Cowboys</text:p>
          </table:table-cell>
          <table:table-cell office:value-type="float" office:value="-6" calcext:value-type="float">
            <text:p>-6</text:p>
          </table:table-cell>
          <table:table-cell office:value-type="float" office:value="46.5" calcext:value-type="float">
            <text:p>46.5</text:p>
          </table:table-cell>
          <table:table-cell office:value-type="float" office:value="10" calcext:value-type="float">
            <text:p>10</text:p>
          </table:table-cell>
          <table:table-cell table:formula="of:=IF([.H23]+[.F23]&gt;0; &quot;C&quot;; &quot;NC&quot;)" office:value-type="string" office:string-value="C" calcext:value-type="string">
            <text:p>C</text:p>
          </table:table-cell>
          <table:table-cell table:formula="of:=IF([.G23]-([.C23]+[.D23])&gt;0; &quot;U&quot;; &quot;O&quot;)" office:value-type="string" office:string-value="O" calcext:value-type="string">
            <text:p>O</text:p>
          </table:table-cell>
          <table:table-cell table:formula="of:=IF(AND([.I23]=&quot;NC&quot;; [.J23]=&quot;U&quot;); 1; 0)" office:value-type="float" office:value="0" calcext:value-type="float">
            <text:p>0</text:p>
          </table:table-cell>
          <table:table-cell table:formula="of:=IF(OR(AND([.E23]=[.A23]; [.I23]=&quot;C&quot;;[.J23]=&quot;U&quot;); AND([.B23]=[.E23]; [.I23]=&quot;NC&quot;; [.J23]=&quot;U&quot;)); 1; 0)" office:value-type="float" office:value="0" calcext:value-type="float">
            <text:p>0</text:p>
          </table:table-cell>
          <table:table-cell table:formula="of:=IF([.I23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 Angeles Chargers</text:p>
          </table:table-cell>
          <table:table-cell office:value-type="string" calcext:value-type="string">
            <text:p>Detroit Lion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 Angeles Chargers</text:p>
          </table:table-cell>
          <table:table-cell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 table:formula="of:=IF([.H24]+[.F24]&gt;0; &quot;C&quot;; &quot;NC&quot;)" office:value-type="string" office:string-value="NC" calcext:value-type="string">
            <text:p>NC</text:p>
          </table:table-cell>
          <table:table-cell table:formula="of:=IF([.G24]-([.C24]+[.D24])&gt;0; &quot;U&quot;; &quot;O&quot;)" office:value-type="string" office:string-value="U" calcext:value-type="string">
            <text:p>U</text:p>
          </table:table-cell>
          <table:table-cell table:formula="of:=IF(AND([.I24]=&quot;NC&quot;; [.J24]=&quot;U&quot;); 1; 0)" office:value-type="float" office:value="1" calcext:value-type="float">
            <text:p>1</text:p>
          </table:table-cell>
          <table:table-cell table:formula="of:=IF(OR(AND([.E24]=[.A24]; [.I24]=&quot;C&quot;;[.J24]=&quot;U&quot;); AND([.B24]=[.E24]; [.I24]=&quot;NC&quot;; [.J24]=&quot;U&quot;)); 1; 0)" office:value-type="float" office:value="0" calcext:value-type="float">
            <text:p>0</text:p>
          </table:table-cell>
          <table:table-cell table:formula="of:=IF([.I2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nesota Vikings</text:p>
          </table:table-cell>
          <table:table-cell office:value-type="string" calcext:value-type="string">
            <text:p>Green Bay Packers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en Bay Packers</text:p>
          </table:table-cell>
          <table:table-cell office:value-type="float" office:value="-3" calcext:value-type="float">
            <text:p>-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IF([.H25]+[.F25]&gt;0; &quot;C&quot;; &quot;NC&quot;)" office:value-type="string" office:string-value="C" calcext:value-type="string">
            <text:p>C</text:p>
          </table:table-cell>
          <table:table-cell table:formula="of:=IF([.G25]-([.C25]+[.D25])&gt;0; &quot;U&quot;; &quot;O&quot;)" office:value-type="string" office:string-value="U" calcext:value-type="string">
            <text:p>U</text:p>
          </table:table-cell>
          <table:table-cell table:formula="of:=IF(AND([.I25]=&quot;NC&quot;; [.J25]=&quot;U&quot;); 1; 0)" office:value-type="float" office:value="0" calcext:value-type="float">
            <text:p>0</text:p>
          </table:table-cell>
          <table:table-cell table:formula="of:=IF(OR(AND([.E25]=[.A25]; [.I25]=&quot;C&quot;;[.J25]=&quot;U&quot;); AND([.B25]=[.E25]; [.I25]=&quot;NC&quot;; [.J25]=&quot;U&quot;)); 1; 0)" office:value-type="float" office:value="0" calcext:value-type="float">
            <text:p>0</text:p>
          </table:table-cell>
          <table:table-cell table:formula="of:=IF([.I25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ville Jaguars</text:p>
          </table:table-cell>
          <table:table-cell office:value-type="string" calcext:value-type="string">
            <text:p>Houston Texan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uston Texans</text:p>
          </table:table-cell>
          <table:table-cell office:value-type="float" office:value="-7.5" calcext:value-type="float">
            <text:p>-7.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H26]+[.F26]&gt;0; &quot;C&quot;; &quot;NC&quot;)" office:value-type="string" office:string-value="NC" calcext:value-type="string">
            <text:p>NC</text:p>
          </table:table-cell>
          <table:table-cell table:formula="of:=IF([.G26]-([.C26]+[.D26])&gt;0; &quot;U&quot;; &quot;O&quot;)" office:value-type="string" office:string-value="U" calcext:value-type="string">
            <text:p>U</text:p>
          </table:table-cell>
          <table:table-cell table:formula="of:=IF(AND([.I26]=&quot;NC&quot;; [.J26]=&quot;U&quot;); 1; 0)" office:value-type="float" office:value="1" calcext:value-type="float">
            <text:p>1</text:p>
          </table:table-cell>
          <table:table-cell table:formula="of:=IF(OR(AND([.E26]=[.A26]; [.I26]=&quot;C&quot;;[.J26]=&quot;U&quot;); AND([.B26]=[.E26]; [.I26]=&quot;NC&quot;; [.J26]=&quot;U&quot;)); 1; 0)" office:value-type="float" office:value="1" calcext:value-type="float">
            <text:p>1</text:p>
          </table:table-cell>
          <table:table-cell table:formula="of:=IF([.I26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England Patriots</text:p>
          </table:table-cell>
          <table:table-cell office:value-type="string" calcext:value-type="string">
            <text:p>Miami Dolphin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England Patriots</text:p>
          </table:table-cell>
          <table:table-cell office:value-type="float" office:value="-18" calcext:value-type="float">
            <text:p>-18</text:p>
          </table:table-cell>
          <table:table-cell office:value-type="float" office:value="48.5" calcext:value-type="float">
            <text:p>48.5</text:p>
          </table:table-cell>
          <table:table-cell office:value-type="float" office:value="43" calcext:value-type="float">
            <text:p>43</text:p>
          </table:table-cell>
          <table:table-cell table:formula="of:=IF([.H27]+[.F27]&gt;0; &quot;C&quot;; &quot;NC&quot;)" office:value-type="string" office:string-value="C" calcext:value-type="string">
            <text:p>C</text:p>
          </table:table-cell>
          <table:table-cell table:formula="of:=IF([.G27]-([.C27]+[.D27])&gt;0; &quot;U&quot;; &quot;O&quot;)" office:value-type="string" office:string-value="U" calcext:value-type="string">
            <text:p>U</text:p>
          </table:table-cell>
          <table:table-cell table:formula="of:=IF(AND([.I27]=&quot;NC&quot;; [.J27]=&quot;U&quot;); 1; 0)" office:value-type="float" office:value="0" calcext:value-type="float">
            <text:p>0</text:p>
          </table:table-cell>
          <table:table-cell table:formula="of:=IF(OR(AND([.E27]=[.A27]; [.I27]=&quot;C&quot;;[.J27]=&quot;U&quot;); AND([.B27]=[.E27]; [.I27]=&quot;NC&quot;; [.J27]=&quot;U&quot;)); 1; 0)" office:value-type="float" office:value="1" calcext:value-type="float">
            <text:p>1</text:p>
          </table:table-cell>
          <table:table-cell table:formula="of:=IF([.I2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ttle Seahawks</text:p>
          </table:table-cell>
          <table:table-cell office:value-type="string" calcext:value-type="string">
            <text:p>Pittsburgh Steelers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tsburgh Steelers</text:p>
          </table:table-cell>
          <table:table-cell office:value-type="float" office:value="-4" calcext:value-type="float">
            <text:p>-4</text:p>
          </table:table-cell>
          <table:table-cell office:value-type="float" office:value="47" calcext:value-type="float">
            <text:p>47</text:p>
          </table:table-cell>
          <table:table-cell office:value-type="float" office:value="-2" calcext:value-type="float">
            <text:p>-2</text:p>
          </table:table-cell>
          <table:table-cell table:formula="of:=IF([.H28]+[.F28]&gt;0; &quot;C&quot;; &quot;NC&quot;)" office:value-type="string" office:string-value="NC" calcext:value-type="string">
            <text:p>NC</text:p>
          </table:table-cell>
          <table:table-cell table:formula="of:=IF([.G28]-([.C28]+[.D28])&gt;0; &quot;U&quot;; &quot;O&quot;)" office:value-type="string" office:string-value="O" calcext:value-type="string">
            <text:p>O</text:p>
          </table:table-cell>
          <table:table-cell table:formula="of:=IF(AND([.I28]=&quot;NC&quot;; [.J28]=&quot;U&quot;); 1; 0)" office:value-type="float" office:value="0" calcext:value-type="float">
            <text:p>0</text:p>
          </table:table-cell>
          <table:table-cell table:formula="of:=IF(OR(AND([.E28]=[.A28]; [.I28]=&quot;C&quot;;[.J28]=&quot;U&quot;); AND([.B28]=[.E28]; [.I28]=&quot;NC&quot;; [.J28]=&quot;U&quot;)); 1; 0)" office:value-type="float" office:value="0" calcext:value-type="float">
            <text:p>0</text:p>
          </table:table-cell>
          <table:table-cell table:formula="of:=IF([.I2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City Chiefs</text:p>
          </table:table-cell>
          <table:table-cell office:value-type="string" calcext:value-type="string">
            <text:p>Oakland Raiders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nsas City Chiefs</text:p>
          </table:table-cell>
          <table:table-cell office:value-type="float" office:value="-7" calcext:value-type="float">
            <text:p>-7</text:p>
          </table:table-cell>
          <table:table-cell office:value-type="float" office:value="53.5" calcext:value-type="float">
            <text:p>53.5</text:p>
          </table:table-cell>
          <table:table-cell office:value-type="float" office:value="18" calcext:value-type="float">
            <text:p>18</text:p>
          </table:table-cell>
          <table:table-cell table:formula="of:=IF([.H29]+[.F29]&gt;0; &quot;C&quot;; &quot;NC&quot;)" office:value-type="string" office:string-value="C" calcext:value-type="string">
            <text:p>C</text:p>
          </table:table-cell>
          <table:table-cell table:formula="of:=IF([.G29]-([.C29]+[.D29])&gt;0; &quot;U&quot;; &quot;O&quot;)" office:value-type="string" office:string-value="U" calcext:value-type="string">
            <text:p>U</text:p>
          </table:table-cell>
          <table:table-cell table:formula="of:=IF(AND([.I29]=&quot;NC&quot;; [.J29]=&quot;U&quot;); 1; 0)" office:value-type="float" office:value="0" calcext:value-type="float">
            <text:p>0</text:p>
          </table:table-cell>
          <table:table-cell table:formula="of:=IF(OR(AND([.E29]=[.A29]; [.I29]=&quot;C&quot;;[.J29]=&quot;U&quot;); AND([.B29]=[.E29]; [.I29]=&quot;NC&quot;; [.J29]=&quot;U&quot;)); 1; 0)" office:value-type="float" office:value="1" calcext:value-type="float">
            <text:p>1</text:p>
          </table:table-cell>
          <table:table-cell table:formula="of:=IF([.I29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ago Bears</text:p>
          </table:table-cell>
          <table:table-cell office:value-type="string" calcext:value-type="string">
            <text:p>Denver Bronco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ears</text:p>
          </table:table-cell>
          <table:table-cell office:value-type="float" office:value="-3" calcext:value-type="float">
            <text:p>-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IF([.H30]+[.F30]&gt;0; &quot;C&quot;; &quot;NC&quot;)" office:value-type="string" office:string-value="NC" calcext:value-type="string">
            <text:p>NC</text:p>
          </table:table-cell>
          <table:table-cell table:formula="of:=IF([.G30]-([.C30]+[.D30])&gt;0; &quot;U&quot;; &quot;O&quot;)" office:value-type="string" office:string-value="U" calcext:value-type="string">
            <text:p>U</text:p>
          </table:table-cell>
          <table:table-cell table:formula="of:=IF(AND([.I30]=&quot;NC&quot;; [.J30]=&quot;U&quot;); 1; 0)" office:value-type="float" office:value="1" calcext:value-type="float">
            <text:p>1</text:p>
          </table:table-cell>
          <table:table-cell table:formula="of:=IF(OR(AND([.E30]=[.A30]; [.I30]=&quot;C&quot;;[.J30]=&quot;U&quot;); AND([.B30]=[.E30]; [.I30]=&quot;NC&quot;; [.J30]=&quot;U&quot;)); 1; 0)" office:value-type="float" office:value="0" calcext:value-type="float">
            <text:p>0</text:p>
          </table:table-cell>
          <table:table-cell table:formula="of:=IF([.I3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Orleans Saints</text:p>
          </table:table-cell>
          <table:table-cell office:value-type="string" calcext:value-type="string">
            <text:p>Los Angeles Rams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s Angeles Rams</text:p>
          </table:table-cell>
          <table:table-cell office:value-type="float" office:value="-2" calcext:value-type="float">
            <text:p>-2</text:p>
          </table:table-cell>
          <table:table-cell office:value-type="float" office:value="52.5" calcext:value-type="float">
            <text:p>52.5</text:p>
          </table:table-cell>
          <table:table-cell office:value-type="float" office:value="18" calcext:value-type="float">
            <text:p>18</text:p>
          </table:table-cell>
          <table:table-cell table:formula="of:=IF([.H31]+[.F31]&gt;0; &quot;C&quot;; &quot;NC&quot;)" office:value-type="string" office:string-value="C" calcext:value-type="string">
            <text:p>C</text:p>
          </table:table-cell>
          <table:table-cell table:formula="of:=IF([.G31]-([.C31]+[.D31])&gt;0; &quot;U&quot;; &quot;O&quot;)" office:value-type="string" office:string-value="U" calcext:value-type="string">
            <text:p>U</text:p>
          </table:table-cell>
          <table:table-cell table:formula="of:=IF(AND([.I31]=&quot;NC&quot;; [.J31]=&quot;U&quot;); 1; 0)" office:value-type="float" office:value="0" calcext:value-type="float">
            <text:p>0</text:p>
          </table:table-cell>
          <table:table-cell table:formula="of:=IF(OR(AND([.E31]=[.A31]; [.I31]=&quot;C&quot;;[.J31]=&quot;U&quot;); AND([.B31]=[.E31]; [.I31]=&quot;NC&quot;; [.J31]=&quot;U&quot;)); 1; 0)" office:value-type="float" office:value="0" calcext:value-type="float">
            <text:p>0</text:p>
          </table:table-cell>
          <table:table-cell table:formula="of:=IF([.I31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adelphia Eagles</text:p>
          </table:table-cell>
          <table:table-cell office:value-type="string" calcext:value-type="string">
            <text:p>Atlanta Falcon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 Eagles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  <table:table-cell table:formula="of:=IF([.H32]+[.F32]&gt;0; &quot;C&quot;; &quot;NC&quot;)" office:value-type="string" office:string-value="NC" calcext:value-type="string">
            <text:p>NC</text:p>
          </table:table-cell>
          <table:table-cell table:formula="of:=IF([.G32]-([.C32]+[.D32])&gt;0; &quot;U&quot;; &quot;O&quot;)" office:value-type="string" office:string-value="U" calcext:value-type="string">
            <text:p>U</text:p>
          </table:table-cell>
          <table:table-cell table:formula="of:=IF(AND([.I32]=&quot;NC&quot;; [.J32]=&quot;U&quot;); 1; 0)" office:value-type="float" office:value="1" calcext:value-type="float">
            <text:p>1</text:p>
          </table:table-cell>
          <table:table-cell table:formula="of:=IF(OR(AND([.E32]=[.A32]; [.I32]=&quot;C&quot;;[.J32]=&quot;U&quot;); AND([.B32]=[.E32]; [.I32]=&quot;NC&quot;; [.J32]=&quot;U&quot;)); 1; 0)" office:value-type="float" office:value="0" calcext:value-type="float">
            <text:p>0</text:p>
          </table:table-cell>
          <table:table-cell table:formula="of:=IF([.I3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 Browns</text:p>
          </table:table-cell>
          <table:table-cell office:value-type="string" calcext:value-type="string">
            <text:p>New York Jet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veland Browns</text:p>
          </table:table-cell>
          <table:table-cell office:value-type="float" office:value="-6.5" calcext:value-type="float">
            <text:p>-6.5</text:p>
          </table:table-cell>
          <table:table-cell office:value-type="float" office:value="45.5" calcext:value-type="float">
            <text:p>45.5</text:p>
          </table:table-cell>
          <table:table-cell office:value-type="float" office:value="20" calcext:value-type="float">
            <text:p>20</text:p>
          </table:table-cell>
          <table:table-cell table:formula="of:=IF([.H33]+[.F33]&gt;0; &quot;C&quot;; &quot;NC&quot;)" office:value-type="string" office:string-value="C" calcext:value-type="string">
            <text:p>C</text:p>
          </table:table-cell>
          <table:table-cell table:formula="of:=IF([.G33]-([.C33]+[.D33])&gt;0; &quot;U&quot;; &quot;O&quot;)" office:value-type="string" office:string-value="U" calcext:value-type="string">
            <text:p>U</text:p>
          </table:table-cell>
          <table:table-cell table:formula="of:=IF(AND([.I33]=&quot;NC&quot;; [.J33]=&quot;U&quot;); 1; 0)" office:value-type="float" office:value="0" calcext:value-type="float">
            <text:p>0</text:p>
          </table:table-cell>
          <table:table-cell table:formula="of:=IF(OR(AND([.E33]=[.A33]; [.I33]=&quot;C&quot;;[.J33]=&quot;U&quot;); AND([.B33]=[.E33]; [.I33]=&quot;NC&quot;; [.J33]=&quot;U&quot;)); 1; 0)" office:value-type="float" office:value="1" calcext:value-type="float">
            <text:p>1</text:p>
          </table:table-cell>
          <table:table-cell table:formula="of:=IF([.I33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nessee Titans</text:p>
          </table:table-cell>
          <table:table-cell office:value-type="string" calcext:value-type="string">
            <text:p>Jacksonville Jaguar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nnessee Titans</text:p>
          </table:table-cell>
          <table:table-cell office:value-type="float" office:value="-1.5" calcext:value-type="float">
            <text:p>-1.5</text:p>
          </table:table-cell>
          <table:table-cell office:value-type="float" office:value="38" calcext:value-type="float">
            <text:p>38</text:p>
          </table:table-cell>
          <table:table-cell office:value-type="float" office:value="-13" calcext:value-type="float">
            <text:p>-13</text:p>
          </table:table-cell>
          <table:table-cell table:formula="of:=IF([.H34]+[.F34]&gt;0; &quot;C&quot;; &quot;NC&quot;)" office:value-type="string" office:string-value="NC" calcext:value-type="string">
            <text:p>NC</text:p>
          </table:table-cell>
          <table:table-cell table:formula="of:=IF([.G34]-([.C34]+[.D34])&gt;0; &quot;U&quot;; &quot;O&quot;)" office:value-type="string" office:string-value="U" calcext:value-type="string">
            <text:p>U</text:p>
          </table:table-cell>
          <table:table-cell table:formula="of:=IF(AND([.I34]=&quot;NC&quot;; [.J34]=&quot;U&quot;); 1; 0)" office:value-type="float" office:value="1" calcext:value-type="float">
            <text:p>1</text:p>
          </table:table-cell>
          <table:table-cell table:formula="of:=IF(OR(AND([.E34]=[.A34]; [.I34]=&quot;C&quot;;[.J34]=&quot;U&quot;); AND([.B34]=[.E34]; [.I34]=&quot;NC&quot;; [.J34]=&quot;U&quot;)); 1; 0)" office:value-type="float" office:value="0" calcext:value-type="float">
            <text:p>0</text:p>
          </table:table-cell>
          <table:table-cell table:formula="of:=IF([.I3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nta Falcons</text:p>
          </table:table-cell>
          <table:table-cell office:value-type="string" calcext:value-type="string">
            <text:p>Indianapolis Colts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dianapolis Colts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IF([.H35]+[.F35]&gt;0; &quot;C&quot;; &quot;NC&quot;)" office:value-type="string" office:string-value="C" calcext:value-type="string">
            <text:p>C</text:p>
          </table:table-cell>
          <table:table-cell table:formula="of:=IF([.G35]-([.C35]+[.D35])&gt;0; &quot;U&quot;; &quot;O&quot;)" office:value-type="string" office:string-value="O" calcext:value-type="string">
            <text:p>O</text:p>
          </table:table-cell>
          <table:table-cell table:formula="of:=IF(AND([.I35]=&quot;NC&quot;; [.J35]=&quot;U&quot;); 1; 0)" office:value-type="float" office:value="0" calcext:value-type="float">
            <text:p>0</text:p>
          </table:table-cell>
          <table:table-cell table:formula="of:=IF(OR(AND([.E35]=[.A35]; [.I35]=&quot;C&quot;;[.J35]=&quot;U&quot;); AND([.B35]=[.E35]; [.I35]=&quot;NC&quot;; [.J35]=&quot;U&quot;)); 1; 0)" office:value-type="float" office:value="0" calcext:value-type="float">
            <text:p>0</text:p>
          </table:table-cell>
          <table:table-cell table:formula="of:=IF([.I35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cinnati Bengals</text:p>
          </table:table-cell>
          <table:table-cell office:value-type="string" calcext:value-type="string">
            <text:p>Buffalo Bills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alo Bills</text:p>
          </table:table-cell>
          <table:table-cell office:value-type="float" office:value="-5.5" calcext:value-type="float">
            <text:p>-5.5</text:p>
          </table:table-cell>
          <table:table-cell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formula="of:=IF([.H36]+[.F36]&gt;0; &quot;C&quot;; &quot;NC&quot;)" office:value-type="string" office:string-value="NC" calcext:value-type="string">
            <text:p>NC</text:p>
          </table:table-cell>
          <table:table-cell table:formula="of:=IF([.G36]-([.C36]+[.D36])&gt;0; &quot;U&quot;; &quot;O&quot;)" office:value-type="string" office:string-value="U" calcext:value-type="string">
            <text:p>U</text:p>
          </table:table-cell>
          <table:table-cell table:formula="of:=IF(AND([.I36]=&quot;NC&quot;; [.J36]=&quot;U&quot;); 1; 0)" office:value-type="float" office:value="1" calcext:value-type="float">
            <text:p>1</text:p>
          </table:table-cell>
          <table:table-cell table:formula="of:=IF(OR(AND([.E36]=[.A36]; [.I36]=&quot;C&quot;;[.J36]=&quot;U&quot;); AND([.B36]=[.E36]; [.I36]=&quot;NC&quot;; [.J36]=&quot;U&quot;)); 1; 0)" office:value-type="float" office:value="1" calcext:value-type="float">
            <text:p>1</text:p>
          </table:table-cell>
          <table:table-cell table:formula="of:=IF([.I36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ami Dolphins</text:p>
          </table:table-cell>
          <table:table-cell office:value-type="string" calcext:value-type="string">
            <text:p>Dallas Cowboys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llas Cowboys</text:p>
          </table:table-cell>
          <table:table-cell office:value-type="float" office:value="-22" calcext:value-type="float">
            <text:p>-22</text:p>
          </table:table-cell>
          <table:table-cell office:value-type="float" office:value="46.5" calcext:value-type="float">
            <text:p>46.5</text:p>
          </table:table-cell>
          <table:table-cell office:value-type="float" office:value="25" calcext:value-type="float">
            <text:p>25</text:p>
          </table:table-cell>
          <table:table-cell table:formula="of:=IF([.H37]+[.F37]&gt;0; &quot;C&quot;; &quot;NC&quot;)" office:value-type="string" office:string-value="C" calcext:value-type="string">
            <text:p>C</text:p>
          </table:table-cell>
          <table:table-cell table:formula="of:=IF([.G37]-([.C37]+[.D37])&gt;0; &quot;U&quot;; &quot;O&quot;)" office:value-type="string" office:string-value="U" calcext:value-type="string">
            <text:p>U</text:p>
          </table:table-cell>
          <table:table-cell table:formula="of:=IF(AND([.I37]=&quot;NC&quot;; [.J37]=&quot;U&quot;); 1; 0)" office:value-type="float" office:value="0" calcext:value-type="float">
            <text:p>0</text:p>
          </table:table-cell>
          <table:table-cell table:formula="of:=IF(OR(AND([.E37]=[.A37]; [.I37]=&quot;C&quot;;[.J37]=&quot;U&quot;); AND([.B37]=[.E37]; [.I37]=&quot;NC&quot;; [.J37]=&quot;U&quot;)); 1; 0)" office:value-type="float" office:value="0" calcext:value-type="float">
            <text:p>0</text:p>
          </table:table-cell>
          <table:table-cell table:formula="of:=IF([.I3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ver Broncos</text:p>
          </table:table-cell>
          <table:table-cell office:value-type="string" calcext:value-type="string">
            <text:p>Green Bay Packers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een Bay Packers</text:p>
          </table:table-cell>
          <table:table-cell office:value-type="float" office:value="-7" calcext:value-type="float">
            <text:p>-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IF([.H38]+[.F38]&gt;0; &quot;C&quot;; &quot;NC&quot;)" office:value-type="string" office:string-value="C" calcext:value-type="string">
            <text:p>C</text:p>
          </table:table-cell>
          <table:table-cell table:formula="of:=IF([.G38]-([.C38]+[.D38])&gt;0; &quot;U&quot;; &quot;O&quot;)" office:value-type="string" office:string-value="O" calcext:value-type="string">
            <text:p>O</text:p>
          </table:table-cell>
          <table:table-cell table:formula="of:=IF(AND([.I38]=&quot;NC&quot;; [.J38]=&quot;U&quot;); 1; 0)" office:value-type="float" office:value="0" calcext:value-type="float">
            <text:p>0</text:p>
          </table:table-cell>
          <table:table-cell table:formula="of:=IF(OR(AND([.E38]=[.A38]; [.I38]=&quot;C&quot;;[.J38]=&quot;U&quot;); AND([.B38]=[.E38]; [.I38]=&quot;NC&quot;; [.J38]=&quot;U&quot;)); 1; 0)" office:value-type="float" office:value="0" calcext:value-type="float">
            <text:p>0</text:p>
          </table:table-cell>
          <table:table-cell table:formula="of:=IF([.I38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roit Lions</text:p>
          </table:table-cell>
          <table:table-cell office:value-type="string" calcext:value-type="string">
            <text:p>Philadelphia Eagles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 Eagles</text:p>
          </table:table-cell>
          <table:table-cell office:value-type="float" office:value="-4" calcext:value-type="float">
            <text:p>-4</text:p>
          </table:table-cell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table:formula="of:=IF([.H39]+[.F39]&gt;0; &quot;C&quot;; &quot;NC&quot;)" office:value-type="string" office:string-value="NC" calcext:value-type="string">
            <text:p>NC</text:p>
          </table:table-cell>
          <table:table-cell table:formula="of:=IF([.G39]-([.C39]+[.D39])&gt;0; &quot;U&quot;; &quot;O&quot;)" office:value-type="string" office:string-value="O" calcext:value-type="string">
            <text:p>O</text:p>
          </table:table-cell>
          <table:table-cell table:formula="of:=IF(AND([.I39]=&quot;NC&quot;; [.J39]=&quot;U&quot;); 1; 0)" office:value-type="float" office:value="0" calcext:value-type="float">
            <text:p>0</text:p>
          </table:table-cell>
          <table:table-cell table:formula="of:=IF(OR(AND([.E39]=[.A39]; [.I39]=&quot;C&quot;;[.J39]=&quot;U&quot;); AND([.B39]=[.E39]; [.I39]=&quot;NC&quot;; [.J39]=&quot;U&quot;)); 1; 0)" office:value-type="float" office:value="0" calcext:value-type="float">
            <text:p>0</text:p>
          </table:table-cell>
          <table:table-cell table:formula="of:=IF([.I39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timore Ravens</text:p>
          </table:table-cell>
          <table:table-cell office:value-type="string" calcext:value-type="string">
            <text:p>Kansas City Chiefs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nsas City Chiefs</text:p>
          </table:table-cell>
          <table:table-cell office:value-type="float" office:value="-4.5" calcext:value-type="float">
            <text:p>-4.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IF([.H40]+[.F40]&gt;0; &quot;C&quot;; &quot;NC&quot;)" office:value-type="string" office:string-value="C" calcext:value-type="string">
            <text:p>C</text:p>
          </table:table-cell>
          <table:table-cell table:formula="of:=IF([.G40]-([.C40]+[.D40])&gt;0; &quot;U&quot;; &quot;O&quot;)" office:value-type="string" office:string-value="O" calcext:value-type="string">
            <text:p>O</text:p>
          </table:table-cell>
          <table:table-cell table:formula="of:=IF(AND([.I40]=&quot;NC&quot;; [.J40]=&quot;U&quot;); 1; 0)" office:value-type="float" office:value="0" calcext:value-type="float">
            <text:p>0</text:p>
          </table:table-cell>
          <table:table-cell table:formula="of:=IF(OR(AND([.E40]=[.A40]; [.I40]=&quot;C&quot;;[.J40]=&quot;U&quot;); AND([.B40]=[.E40]; [.I40]=&quot;NC&quot;; [.J40]=&quot;U&quot;)); 1; 0)" office:value-type="float" office:value="0" calcext:value-type="float">
            <text:p>0</text:p>
          </table:table-cell>
          <table:table-cell table:formula="of:=IF([.I40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akland Raiders</text:p>
          </table:table-cell>
          <table:table-cell office:value-type="string" calcext:value-type="string">
            <text:p>Minnesota Vikings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nnesota Vikings</text:p>
          </table:table-cell>
          <table:table-cell office:value-type="float" office:value="-8.5" calcext:value-type="float">
            <text:p>-8.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IF([.H41]+[.F41]&gt;0; &quot;C&quot;; &quot;NC&quot;)" office:value-type="string" office:string-value="C" calcext:value-type="string">
            <text:p>C</text:p>
          </table:table-cell>
          <table:table-cell table:formula="of:=IF([.G41]-([.C41]+[.D41])&gt;0; &quot;U&quot;; &quot;O&quot;)" office:value-type="string" office:string-value="O" calcext:value-type="string">
            <text:p>O</text:p>
          </table:table-cell>
          <table:table-cell table:formula="of:=IF(AND([.I41]=&quot;NC&quot;; [.J41]=&quot;U&quot;); 1; 0)" office:value-type="float" office:value="0" calcext:value-type="float">
            <text:p>0</text:p>
          </table:table-cell>
          <table:table-cell table:formula="of:=IF(OR(AND([.E41]=[.A41]; [.I41]=&quot;C&quot;;[.J41]=&quot;U&quot;); AND([.B41]=[.E41]; [.I41]=&quot;NC&quot;; [.J41]=&quot;U&quot;)); 1; 0)" office:value-type="float" office:value="0" calcext:value-type="float">
            <text:p>0</text:p>
          </table:table-cell>
          <table:table-cell table:formula="of:=IF([.I41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York Jets</text:p>
          </table:table-cell>
          <table:table-cell office:value-type="string" calcext:value-type="string">
            <text:p>New England Patriots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England Patriots</text:p>
          </table:table-cell>
          <table:table-cell office:value-type="float" office:value="-20.5" calcext:value-type="float">
            <text:p>-20.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formula="of:=IF([.H42]+[.F42]&gt;0; &quot;C&quot;; &quot;NC&quot;)" office:value-type="string" office:string-value="NC" calcext:value-type="string">
            <text:p>NC</text:p>
          </table:table-cell>
          <table:table-cell table:formula="of:=IF([.G42]-([.C42]+[.D42])&gt;0; &quot;U&quot;; &quot;O&quot;)" office:value-type="string" office:string-value="O" calcext:value-type="string">
            <text:p>O</text:p>
          </table:table-cell>
          <table:table-cell table:formula="of:=IF(AND([.I42]=&quot;NC&quot;; [.J42]=&quot;U&quot;); 1; 0)" office:value-type="float" office:value="0" calcext:value-type="float">
            <text:p>0</text:p>
          </table:table-cell>
          <table:table-cell table:formula="of:=IF(OR(AND([.E42]=[.A42]; [.I42]=&quot;C&quot;;[.J42]=&quot;U&quot;); AND([.B42]=[.E42]; [.I42]=&quot;NC&quot;; [.J42]=&quot;U&quot;)); 1; 0)" office:value-type="float" office:value="0" calcext:value-type="float">
            <text:p>0</text:p>
          </table:table-cell>
          <table:table-cell table:formula="of:=IF([.I4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lina Panthers</text:p>
          </table:table-cell>
          <table:table-cell office:value-type="string" calcext:value-type="string">
            <text:p>Arizona Cardinals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izona Cardinals</text:p>
          </table:table-cell>
          <table:table-cell office:value-type="float" office:value="-2.5" calcext:value-type="float">
            <text:p>-2.5</text:p>
          </table:table-cell>
          <table:table-cell office:value-type="float" office:value="46" calcext:value-type="float">
            <text:p>46</text:p>
          </table:table-cell>
          <table:table-cell office:value-type="float" office:value="-18" calcext:value-type="float">
            <text:p>-18</text:p>
          </table:table-cell>
          <table:table-cell table:formula="of:=IF([.H43]+[.F43]&gt;0; &quot;C&quot;; &quot;NC&quot;)" office:value-type="string" office:string-value="NC" calcext:value-type="string">
            <text:p>NC</text:p>
          </table:table-cell>
          <table:table-cell table:formula="of:=IF([.G43]-([.C43]+[.D43])&gt;0; &quot;U&quot;; &quot;O&quot;)" office:value-type="string" office:string-value="O" calcext:value-type="string">
            <text:p>O</text:p>
          </table:table-cell>
          <table:table-cell table:formula="of:=IF(AND([.I43]=&quot;NC&quot;; [.J43]=&quot;U&quot;); 1; 0)" office:value-type="float" office:value="0" calcext:value-type="float">
            <text:p>0</text:p>
          </table:table-cell>
          <table:table-cell table:formula="of:=IF(OR(AND([.E43]=[.A43]; [.I43]=&quot;C&quot;;[.J43]=&quot;U&quot;); AND([.B43]=[.E43]; [.I43]=&quot;NC&quot;; [.J43]=&quot;U&quot;)); 1; 0)" office:value-type="float" office:value="0" calcext:value-type="float">
            <text:p>0</text:p>
          </table:table-cell>
          <table:table-cell table:formula="of:=IF([.I43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 Giants</text:p>
          </table:table-cell>
          <table:table-cell office:value-type="string" calcext:value-type="string">
            <text:p>Tampa Bay Buccaneers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mpa Bay Buccaneers</text:p>
          </table:table-cell>
          <table:table-cell office:value-type="float" office:value="-5" calcext:value-type="float">
            <text:p>-5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formula="of:=IF([.H44]+[.F44]&gt;0; &quot;C&quot;; &quot;NC&quot;)" office:value-type="string" office:string-value="NC" calcext:value-type="string">
            <text:p>NC</text:p>
          </table:table-cell>
          <table:table-cell table:formula="of:=IF([.G44]-([.C44]+[.D44])&gt;0; &quot;U&quot;; &quot;O&quot;)" office:value-type="string" office:string-value="O" calcext:value-type="string">
            <text:p>O</text:p>
          </table:table-cell>
          <table:table-cell table:formula="of:=IF(AND([.I44]=&quot;NC&quot;; [.J44]=&quot;U&quot;); 1; 0)" office:value-type="float" office:value="0" calcext:value-type="float">
            <text:p>0</text:p>
          </table:table-cell>
          <table:table-cell table:formula="of:=IF(OR(AND([.E44]=[.A44]; [.I44]=&quot;C&quot;;[.J44]=&quot;U&quot;); AND([.B44]=[.E44]; [.I44]=&quot;NC&quot;; [.J44]=&quot;U&quot;)); 1; 0)" office:value-type="float" office:value="0" calcext:value-type="float">
            <text:p>0</text:p>
          </table:table-cell>
          <table:table-cell table:formula="of:=IF([.I4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ton Texans</text:p>
          </table:table-cell>
          <table:table-cell office:value-type="string" calcext:value-type="string">
            <text:p>Los Angeles Chargers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 Chargers</text:p>
          </table:table-cell>
          <table:table-cell office:value-type="float" office:value="-3" calcext:value-type="float">
            <text:p>-3</text:p>
          </table:table-cell>
          <table:table-cell office:value-type="float" office:value="49" calcext:value-type="float">
            <text:p>49</text:p>
          </table:table-cell>
          <table:table-cell office:value-type="float" office:value="-7" calcext:value-type="float">
            <text:p>-7</text:p>
          </table:table-cell>
          <table:table-cell table:formula="of:=IF([.H45]+[.F45]&gt;0; &quot;C&quot;; &quot;NC&quot;)" office:value-type="string" office:string-value="NC" calcext:value-type="string">
            <text:p>NC</text:p>
          </table:table-cell>
          <table:table-cell table:formula="of:=IF([.G45]-([.C45]+[.D45])&gt;0; &quot;U&quot;; &quot;O&quot;)" office:value-type="string" office:string-value="U" calcext:value-type="string">
            <text:p>U</text:p>
          </table:table-cell>
          <table:table-cell table:formula="of:=IF(AND([.I45]=&quot;NC&quot;; [.J45]=&quot;U&quot;); 1; 0)" office:value-type="float" office:value="1" calcext:value-type="float">
            <text:p>1</text:p>
          </table:table-cell>
          <table:table-cell table:formula="of:=IF(OR(AND([.E45]=[.A45]; [.I45]=&quot;C&quot;;[.J45]=&quot;U&quot;); AND([.B45]=[.E45]; [.I45]=&quot;NC&quot;; [.J45]=&quot;U&quot;)); 1; 0)" office:value-type="float" office:value="1" calcext:value-type="float">
            <text:p>1</text:p>
          </table:table-cell>
          <table:table-cell table:formula="of:=IF([.I4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Orleans Saints</text:p>
          </table:table-cell>
          <table:table-cell office:value-type="string" calcext:value-type="string">
            <text:p>Seattle Seahawks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attle Seahawks</text:p>
          </table:table-cell>
          <table:table-cell office:value-type="float" office:value="-5" calcext:value-type="float">
            <text:p>-5</text:p>
          </table:table-cell>
          <table:table-cell office:value-type="float" office:value="44" calcext:value-type="float">
            <text:p>44</text:p>
          </table:table-cell>
          <table:table-cell office:value-type="float" office:value="-6" calcext:value-type="float">
            <text:p>-6</text:p>
          </table:table-cell>
          <table:table-cell table:formula="of:=IF([.H46]+[.F46]&gt;0; &quot;C&quot;; &quot;NC&quot;)" office:value-type="string" office:string-value="NC" calcext:value-type="string">
            <text:p>NC</text:p>
          </table:table-cell>
          <table:table-cell table:formula="of:=IF([.G46]-([.C46]+[.D46])&gt;0; &quot;U&quot;; &quot;O&quot;)" office:value-type="string" office:string-value="O" calcext:value-type="string">
            <text:p>O</text:p>
          </table:table-cell>
          <table:table-cell table:formula="of:=IF(AND([.I46]=&quot;NC&quot;; [.J46]=&quot;U&quot;); 1; 0)" office:value-type="float" office:value="0" calcext:value-type="float">
            <text:p>0</text:p>
          </table:table-cell>
          <table:table-cell table:formula="of:=IF(OR(AND([.E46]=[.A46]; [.I46]=&quot;C&quot;;[.J46]=&quot;U&quot;); AND([.B46]=[.E46]; [.I46]=&quot;NC&quot;; [.J46]=&quot;U&quot;)); 1; 0)" office:value-type="float" office:value="0" calcext:value-type="float">
            <text:p>0</text:p>
          </table:table-cell>
          <table:table-cell table:formula="of:=IF([.I46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sburgh Steelers</text:p>
          </table:table-cell>
          <table:table-cell office:value-type="string" calcext:value-type="string">
            <text:p>San Francisco 49er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 Francisco 49ers</text:p>
          </table:table-cell>
          <table:table-cell office:value-type="float" office:value="-6" calcext:value-type="float">
            <text:p>-6</text:p>
          </table:table-cell>
          <table:table-cell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formula="of:=IF([.H47]+[.F47]&gt;0; &quot;C&quot;; &quot;NC&quot;)" office:value-type="string" office:string-value="NC" calcext:value-type="string">
            <text:p>NC</text:p>
          </table:table-cell>
          <table:table-cell table:formula="of:=IF([.G47]-([.C47]+[.D47])&gt;0; &quot;U&quot;; &quot;O&quot;)" office:value-type="string" office:string-value="U" calcext:value-type="string">
            <text:p>U</text:p>
          </table:table-cell>
          <table:table-cell table:formula="of:=IF(AND([.I47]=&quot;NC&quot;; [.J47]=&quot;U&quot;); 1; 0)" office:value-type="float" office:value="1" calcext:value-type="float">
            <text:p>1</text:p>
          </table:table-cell>
          <table:table-cell table:formula="of:=IF(OR(AND([.E47]=[.A47]; [.I47]=&quot;C&quot;;[.J47]=&quot;U&quot;); AND([.B47]=[.E47]; [.I47]=&quot;NC&quot;; [.J47]=&quot;U&quot;)); 1; 0)" office:value-type="float" office:value="1" calcext:value-type="float">
            <text:p>1</text:p>
          </table:table-cell>
          <table:table-cell table:formula="of:=IF([.I47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 Angeles Rams</text:p>
          </table:table-cell>
          <table:table-cell office:value-type="string" calcext:value-type="string">
            <text:p>Cleveland Brown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 Angeles Rams</text:p>
          </table:table-cell>
          <table:table-cell office:value-type="float" office:value="-4" calcext:value-type="float">
            <text:p>-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IF([.H48]+[.F48]&gt;0; &quot;C&quot;; &quot;NC&quot;)" office:value-type="string" office:string-value="C" calcext:value-type="string">
            <text:p>C</text:p>
          </table:table-cell>
          <table:table-cell table:formula="of:=IF([.G48]-([.C48]+[.D48])&gt;0; &quot;U&quot;; &quot;O&quot;)" office:value-type="string" office:string-value="U" calcext:value-type="string">
            <text:p>U</text:p>
          </table:table-cell>
          <table:table-cell table:formula="of:=IF(AND([.I48]=&quot;NC&quot;; [.J48]=&quot;U&quot;); 1; 0)" office:value-type="float" office:value="0" calcext:value-type="float">
            <text:p>0</text:p>
          </table:table-cell>
          <table:table-cell table:formula="of:=IF(OR(AND([.E48]=[.A48]; [.I48]=&quot;C&quot;;[.J48]=&quot;U&quot;); AND([.B48]=[.E48]; [.I48]=&quot;NC&quot;; [.J48]=&quot;U&quot;)); 1; 0)" office:value-type="float" office:value="1" calcext:value-type="float">
            <text:p>1</text:p>
          </table:table-cell>
          <table:table-cell table:formula="of:=IF([.I48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ago Bears</text:p>
          </table:table-cell>
          <table:table-cell office:value-type="string" calcext:value-type="string">
            <text:p>Washington Redskins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icago Bears</text:p>
          </table:table-cell>
          <table:table-cell office:value-type="float" office:value="-5" calcext:value-type="float">
            <text:p>-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formula="of:=IF([.H49]+[.F49]&gt;0; &quot;C&quot;; &quot;NC&quot;)" office:value-type="string" office:string-value="C" calcext:value-type="string">
            <text:p>C</text:p>
          </table:table-cell>
          <table:table-cell table:formula="of:=IF([.G49]-([.C49]+[.D49])&gt;0; &quot;U&quot;; &quot;O&quot;)" office:value-type="string" office:string-value="O" calcext:value-type="string">
            <text:p>O</text:p>
          </table:table-cell>
          <table:table-cell table:formula="of:=IF(AND([.I49]=&quot;NC&quot;; [.J49]=&quot;U&quot;); 1; 0)" office:value-type="float" office:value="0" calcext:value-type="float">
            <text:p>0</text:p>
          </table:table-cell>
          <table:table-cell table:formula="of:=IF(OR(AND([.E49]=[.A49]; [.I49]=&quot;C&quot;;[.J49]=&quot;U&quot;); AND([.B49]=[.E49]; [.I49]=&quot;NC&quot;; [.J49]=&quot;U&quot;)); 1; 0)" office:value-type="float" office:value="0" calcext:value-type="float">
            <text:p>0</text:p>
          </table:table-cell>
          <table:table-cell table:formula="of:=IF([.I49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adelphia Eagles</text:p>
          </table:table-cell>
          <table:table-cell office:value-type="string" calcext:value-type="string">
            <text:p>Green Bay Packers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een Bay Packers</text:p>
          </table:table-cell>
          <table:table-cell office:value-type="float" office:value="-3.5" calcext:value-type="float">
            <text:p>-3.5</text:p>
          </table:table-cell>
          <table:table-cell office:value-type="float" office:value="46" calcext:value-type="float">
            <text:p>46</text:p>
          </table:table-cell>
          <table:table-cell office:value-type="float" office:value="-7" calcext:value-type="float">
            <text:p>-7</text:p>
          </table:table-cell>
          <table:table-cell table:formula="of:=IF([.H50]+[.F50]&gt;0; &quot;C&quot;; &quot;NC&quot;)" office:value-type="string" office:string-value="NC" calcext:value-type="string">
            <text:p>NC</text:p>
          </table:table-cell>
          <table:table-cell table:formula="of:=IF([.G50]-([.C50]+[.D50])&gt;0; &quot;U&quot;; &quot;O&quot;)" office:value-type="string" office:string-value="O" calcext:value-type="string">
            <text:p>O</text:p>
          </table:table-cell>
          <table:table-cell table:formula="of:=IF(AND([.I50]=&quot;NC&quot;; [.J50]=&quot;U&quot;); 1; 0)" office:value-type="float" office:value="0" calcext:value-type="float">
            <text:p>0</text:p>
          </table:table-cell>
          <table:table-cell table:formula="of:=IF(OR(AND([.E50]=[.A50]; [.I50]=&quot;C&quot;;[.J50]=&quot;U&quot;); AND([.B50]=[.E50]; [.I50]=&quot;NC&quot;; [.J50]=&quot;U&quot;)); 1; 0)" office:value-type="float" office:value="0" calcext:value-type="float">
            <text:p>0</text:p>
          </table:table-cell>
          <table:table-cell table:formula="of:=IF([.I5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essee Titans</text:p>
          </table:table-cell>
          <table:table-cell office:value-type="string" calcext:value-type="string">
            <text:p>Atlanta Falcons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anta Falcons</text:p>
          </table:table-cell>
          <table:table-cell office:value-type="float" office:value="-3.5" calcext:value-type="float">
            <text:p>-3.5</text:p>
          </table:table-cell>
          <table:table-cell office:value-type="float" office:value="46" calcext:value-type="float">
            <text:p>46</text:p>
          </table:table-cell>
          <table:table-cell office:value-type="float" office:value="-14" calcext:value-type="float">
            <text:p>-14</text:p>
          </table:table-cell>
          <table:table-cell table:formula="of:=IF([.H51]+[.F51]&gt;0; &quot;C&quot;; &quot;NC&quot;)" office:value-type="string" office:string-value="NC" calcext:value-type="string">
            <text:p>NC</text:p>
          </table:table-cell>
          <table:table-cell table:formula="of:=IF([.G51]-([.C51]+[.D51])&gt;0; &quot;U&quot;; &quot;O&quot;)" office:value-type="string" office:string-value="U" calcext:value-type="string">
            <text:p>U</text:p>
          </table:table-cell>
          <table:table-cell table:formula="of:=IF(AND([.I51]=&quot;NC&quot;; [.J51]=&quot;U&quot;); 1; 0)" office:value-type="float" office:value="1" calcext:value-type="float">
            <text:p>1</text:p>
          </table:table-cell>
          <table:table-cell table:formula="of:=IF(OR(AND([.E51]=[.A51]; [.I51]=&quot;C&quot;;[.J51]=&quot;U&quot;); AND([.B51]=[.E51]; [.I51]=&quot;NC&quot;; [.J51]=&quot;U&quot;)); 1; 0)" office:value-type="float" office:value="1" calcext:value-type="float">
            <text:p>1</text:p>
          </table:table-cell>
          <table:table-cell table:formula="of:=IF([.I51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England Patriots</text:p>
          </table:table-cell>
          <table:table-cell office:value-type="string" calcext:value-type="string">
            <text:p>Buffalo Bill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England Patriots</text:p>
          </table:table-cell>
          <table:table-cell office:value-type="float" office:value="-7" calcext:value-type="float">
            <text:p>-7</text:p>
          </table:table-cell>
          <table:table-cell office:value-type="float" office:value="41.5" calcext:value-type="float">
            <text:p>41.5</text:p>
          </table:table-cell>
          <table:table-cell office:value-type="float" office:value="6" calcext:value-type="float">
            <text:p>6</text:p>
          </table:table-cell>
          <table:table-cell table:formula="of:=IF([.H52]+[.F52]&gt;0; &quot;C&quot;; &quot;NC&quot;)" office:value-type="string" office:string-value="NC" calcext:value-type="string">
            <text:p>NC</text:p>
          </table:table-cell>
          <table:table-cell table:formula="of:=IF([.G52]-([.C52]+[.D52])&gt;0; &quot;U&quot;; &quot;O&quot;)" office:value-type="string" office:string-value="U" calcext:value-type="string">
            <text:p>U</text:p>
          </table:table-cell>
          <table:table-cell table:formula="of:=IF(AND([.I52]=&quot;NC&quot;; [.J52]=&quot;U&quot;); 1; 0)" office:value-type="float" office:value="1" calcext:value-type="float">
            <text:p>1</text:p>
          </table:table-cell>
          <table:table-cell table:formula="of:=IF(OR(AND([.E52]=[.A52]; [.I52]=&quot;C&quot;;[.J52]=&quot;U&quot;); AND([.B52]=[.E52]; [.I52]=&quot;NC&quot;; [.J52]=&quot;U&quot;)); 1; 0)" office:value-type="float" office:value="0" calcext:value-type="float">
            <text:p>0</text:p>
          </table:table-cell>
          <table:table-cell table:formula="of:=IF([.I5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lina Panthers</text:p>
          </table:table-cell>
          <table:table-cell office:value-type="string" calcext:value-type="string">
            <text:p>Houston Texan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ston Texans</text:p>
          </table:table-cell>
          <table:table-cell office:value-type="float" office:value="-5.5" calcext:value-type="float">
            <text:p>-5.5</text:p>
          </table:table-cell>
          <table:table-cell office:value-type="float" office:value="47.5" calcext:value-type="float">
            <text:p>47.5</text:p>
          </table:table-cell>
          <table:table-cell office:value-type="float" office:value="-6" calcext:value-type="float">
            <text:p>-6</text:p>
          </table:table-cell>
          <table:table-cell table:formula="of:=IF([.H53]+[.F53]&gt;0; &quot;C&quot;; &quot;NC&quot;)" office:value-type="string" office:string-value="NC" calcext:value-type="string">
            <text:p>NC</text:p>
          </table:table-cell>
          <table:table-cell table:formula="of:=IF([.G53]-([.C53]+[.D53])&gt;0; &quot;U&quot;; &quot;O&quot;)" office:value-type="string" office:string-value="U" calcext:value-type="string">
            <text:p>U</text:p>
          </table:table-cell>
          <table:table-cell table:formula="of:=IF(AND([.I53]=&quot;NC&quot;; [.J53]=&quot;U&quot;); 1; 0)" office:value-type="float" office:value="1" calcext:value-type="float">
            <text:p>1</text:p>
          </table:table-cell>
          <table:table-cell table:formula="of:=IF(OR(AND([.E53]=[.A53]; [.I53]=&quot;C&quot;;[.J53]=&quot;U&quot;); AND([.B53]=[.E53]; [.I53]=&quot;NC&quot;; [.J53]=&quot;U&quot;)); 1; 0)" office:value-type="float" office:value="1" calcext:value-type="float">
            <text:p>1</text:p>
          </table:table-cell>
          <table:table-cell table:formula="of:=IF([.I53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 Browns</text:p>
          </table:table-cell>
          <table:table-cell office:value-type="string" calcext:value-type="string">
            <text:p>Baltimore Ravens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timore Ravens</text:p>
          </table:table-cell>
          <table:table-cell office:value-type="float" office:value="-7.5" calcext:value-type="float">
            <text:p>-7.5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table:formula="of:=IF([.H54]+[.F54]&gt;0; &quot;C&quot;; &quot;NC&quot;)" office:value-type="string" office:string-value="NC" calcext:value-type="string">
            <text:p>NC</text:p>
          </table:table-cell>
          <table:table-cell table:formula="of:=IF([.G54]-([.C54]+[.D54])&gt;0; &quot;U&quot;; &quot;O&quot;)" office:value-type="string" office:string-value="O" calcext:value-type="string">
            <text:p>O</text:p>
          </table:table-cell>
          <table:table-cell table:formula="of:=IF(AND([.I54]=&quot;NC&quot;; [.J54]=&quot;U&quot;); 1; 0)" office:value-type="float" office:value="0" calcext:value-type="float">
            <text:p>0</text:p>
          </table:table-cell>
          <table:table-cell table:formula="of:=IF(OR(AND([.E54]=[.A54]; [.I54]=&quot;C&quot;;[.J54]=&quot;U&quot;); AND([.B54]=[.E54]; [.I54]=&quot;NC&quot;; [.J54]=&quot;U&quot;)); 1; 0)" office:value-type="float" office:value="0" calcext:value-type="float">
            <text:p>0</text:p>
          </table:table-cell>
          <table:table-cell table:formula="of:=IF([.I5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land Raiders</text:p>
          </table:table-cell>
          <table:table-cell office:value-type="string" calcext:value-type="string">
            <text:p>Indianapolis Colts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ianapolis Colts</text:p>
          </table:table-cell>
          <table:table-cell office:value-type="float" office:value="-5.5" calcext:value-type="float">
            <text:p>-5.5</text:p>
          </table:table-cell>
          <table:table-cell office:value-type="float" office:value="46" calcext:value-type="float">
            <text:p>46</text:p>
          </table:table-cell>
          <table:table-cell office:value-type="float" office:value="-7" calcext:value-type="float">
            <text:p>-7</text:p>
          </table:table-cell>
          <table:table-cell table:formula="of:=IF([.H55]+[.F55]&gt;0; &quot;C&quot;; &quot;NC&quot;)" office:value-type="string" office:string-value="NC" calcext:value-type="string">
            <text:p>NC</text:p>
          </table:table-cell>
          <table:table-cell table:formula="of:=IF([.G55]-([.C55]+[.D55])&gt;0; &quot;U&quot;; &quot;O&quot;)" office:value-type="string" office:string-value="O" calcext:value-type="string">
            <text:p>O</text:p>
          </table:table-cell>
          <table:table-cell table:formula="of:=IF(AND([.I55]=&quot;NC&quot;; [.J55]=&quot;U&quot;); 1; 0)" office:value-type="float" office:value="0" calcext:value-type="float">
            <text:p>0</text:p>
          </table:table-cell>
          <table:table-cell table:formula="of:=IF(OR(AND([.E55]=[.A55]; [.I55]=&quot;C&quot;;[.J55]=&quot;U&quot;); AND([.B55]=[.E55]; [.I55]=&quot;NC&quot;; [.J55]=&quot;U&quot;)); 1; 0)" office:value-type="float" office:value="0" calcext:value-type="float">
            <text:p>0</text:p>
          </table:table-cell>
          <table:table-cell table:formula="of:=IF([.I5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City Chiefs</text:p>
          </table:table-cell>
          <table:table-cell office:value-type="string" calcext:value-type="string">
            <text:p>Detroit Lions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ansas City Chiefs</text:p>
          </table:table-cell>
          <table:table-cell office:value-type="float" office:value="-7.5" calcext:value-type="float">
            <text:p>-7.5</text:p>
          </table:table-cell>
          <table:table-cell office:value-type="float" office:value="54.5" calcext:value-type="float">
            <text:p>54.5</text:p>
          </table:table-cell>
          <table:table-cell office:value-type="float" office:value="4" calcext:value-type="float">
            <text:p>4</text:p>
          </table:table-cell>
          <table:table-cell table:formula="of:=IF([.H56]+[.F56]&gt;0; &quot;C&quot;; &quot;NC&quot;)" office:value-type="string" office:string-value="NC" calcext:value-type="string">
            <text:p>NC</text:p>
          </table:table-cell>
          <table:table-cell table:formula="of:=IF([.G56]-([.C56]+[.D56])&gt;0; &quot;U&quot;; &quot;O&quot;)" office:value-type="string" office:string-value="O" calcext:value-type="string">
            <text:p>O</text:p>
          </table:table-cell>
          <table:table-cell table:formula="of:=IF(AND([.I56]=&quot;NC&quot;; [.J56]=&quot;U&quot;); 1; 0)" office:value-type="float" office:value="0" calcext:value-type="float">
            <text:p>0</text:p>
          </table:table-cell>
          <table:table-cell table:formula="of:=IF(OR(AND([.E56]=[.A56]; [.I56]=&quot;C&quot;;[.J56]=&quot;U&quot;); AND([.B56]=[.E56]; [.I56]=&quot;NC&quot;; [.J56]=&quot;U&quot;)); 1; 0)" office:value-type="float" office:value="0" calcext:value-type="float">
            <text:p>0</text:p>
          </table:table-cell>
          <table:table-cell table:formula="of:=IF([.I56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 Angeles Chargers</text:p>
          </table:table-cell>
          <table:table-cell office:value-type="string" calcext:value-type="string">
            <text:p>Miami Dolphins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 Angeles Chargers</text:p>
          </table:table-cell>
          <table:table-cell office:value-type="float" office:value="-15" calcext:value-type="float">
            <text:p>-15</text:p>
          </table:table-cell>
          <table:table-cell office:value-type="float" office:value="43.5" calcext:value-type="float">
            <text:p>43.5</text:p>
          </table:table-cell>
          <table:table-cell office:value-type="float" office:value="20" calcext:value-type="float">
            <text:p>20</text:p>
          </table:table-cell>
          <table:table-cell table:formula="of:=IF([.H57]+[.F57]&gt;0; &quot;C&quot;; &quot;NC&quot;)" office:value-type="string" office:string-value="C" calcext:value-type="string">
            <text:p>C</text:p>
          </table:table-cell>
          <table:table-cell table:formula="of:=IF([.G57]-([.C57]+[.D57])&gt;0; &quot;U&quot;; &quot;O&quot;)" office:value-type="string" office:string-value="U" calcext:value-type="string">
            <text:p>U</text:p>
          </table:table-cell>
          <table:table-cell table:formula="of:=IF(AND([.I57]=&quot;NC&quot;; [.J57]=&quot;U&quot;); 1; 0)" office:value-type="float" office:value="0" calcext:value-type="float">
            <text:p>0</text:p>
          </table:table-cell>
          <table:table-cell table:formula="of:=IF(OR(AND([.E57]=[.A57]; [.I57]=&quot;C&quot;;[.J57]=&quot;U&quot;); AND([.B57]=[.E57]; [.I57]=&quot;NC&quot;; [.J57]=&quot;U&quot;)); 1; 0)" office:value-type="float" office:value="1" calcext:value-type="float">
            <text:p>1</text:p>
          </table:table-cell>
          <table:table-cell table:formula="of:=IF([.I5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Redskins</text:p>
          </table:table-cell>
          <table:table-cell office:value-type="string" calcext:value-type="string">
            <text:p>New York Giant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York Giants</text:p>
          </table:table-cell>
          <table:table-cell office:value-type="float" office:value="-3" calcext:value-type="float">
            <text:p>-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formula="of:=IF([.H58]+[.F58]&gt;0; &quot;C&quot;; &quot;NC&quot;)" office:value-type="string" office:string-value="C" calcext:value-type="string">
            <text:p>C</text:p>
          </table:table-cell>
          <table:table-cell table:formula="of:=IF([.G58]-([.C58]+[.D58])&gt;0; &quot;U&quot;; &quot;O&quot;)" office:value-type="string" office:string-value="U" calcext:value-type="string">
            <text:p>U</text:p>
          </table:table-cell>
          <table:table-cell table:formula="of:=IF(AND([.I58]=&quot;NC&quot;; [.J58]=&quot;U&quot;); 1; 0)" office:value-type="float" office:value="0" calcext:value-type="float">
            <text:p>0</text:p>
          </table:table-cell>
          <table:table-cell table:formula="of:=IF(OR(AND([.E58]=[.A58]; [.I58]=&quot;C&quot;;[.J58]=&quot;U&quot;); AND([.B58]=[.E58]; [.I58]=&quot;NC&quot;; [.J58]=&quot;U&quot;)); 1; 0)" office:value-type="float" office:value="0" calcext:value-type="float">
            <text:p>0</text:p>
          </table:table-cell>
          <table:table-cell table:formula="of:=IF([.I58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ttle Seahawks</text:p>
          </table:table-cell>
          <table:table-cell office:value-type="string" calcext:value-type="string">
            <text:p>Arizona Cardinals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ttle Seahawks</text:p>
          </table:table-cell>
          <table:table-cell office:value-type="float" office:value="-5.5" calcext:value-type="float">
            <text:p>-5.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formula="of:=IF([.H59]+[.F59]&gt;0; &quot;C&quot;; &quot;NC&quot;)" office:value-type="string" office:string-value="C" calcext:value-type="string">
            <text:p>C</text:p>
          </table:table-cell>
          <table:table-cell table:formula="of:=IF([.G59]-([.C59]+[.D59])&gt;0; &quot;U&quot;; &quot;O&quot;)" office:value-type="string" office:string-value="U" calcext:value-type="string">
            <text:p>U</text:p>
          </table:table-cell>
          <table:table-cell table:formula="of:=IF(AND([.I59]=&quot;NC&quot;; [.J59]=&quot;U&quot;); 1; 0)" office:value-type="float" office:value="0" calcext:value-type="float">
            <text:p>0</text:p>
          </table:table-cell>
          <table:table-cell table:formula="of:=IF(OR(AND([.E59]=[.A59]; [.I59]=&quot;C&quot;;[.J59]=&quot;U&quot;); AND([.B59]=[.E59]; [.I59]=&quot;NC&quot;; [.J59]=&quot;U&quot;)); 1; 0)" office:value-type="float" office:value="1" calcext:value-type="float">
            <text:p>1</text:p>
          </table:table-cell>
          <table:table-cell table:formula="of:=IF([.I59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pa Bay Buccaneers</text:p>
          </table:table-cell>
          <table:table-cell office:value-type="string" calcext:value-type="string">
            <text:p>Los Angeles Rams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s Angeles Rams</text:p>
          </table:table-cell>
          <table:table-cell office:value-type="float" office:value="-9" calcext:value-type="float">
            <text:p>-9</text:p>
          </table:table-cell>
          <table:table-cell office:value-type="float" office:value="48.5" calcext:value-type="float">
            <text:p>48.5</text:p>
          </table:table-cell>
          <table:table-cell office:value-type="float" office:value="-15" calcext:value-type="float">
            <text:p>-15</text:p>
          </table:table-cell>
          <table:table-cell table:formula="of:=IF([.H60]+[.F60]&gt;0; &quot;C&quot;; &quot;NC&quot;)" office:value-type="string" office:string-value="NC" calcext:value-type="string">
            <text:p>NC</text:p>
          </table:table-cell>
          <table:table-cell table:formula="of:=IF([.G60]-([.C60]+[.D60])&gt;0; &quot;U&quot;; &quot;O&quot;)" office:value-type="string" office:string-value="O" calcext:value-type="string">
            <text:p>O</text:p>
          </table:table-cell>
          <table:table-cell table:formula="of:=IF(AND([.I60]=&quot;NC&quot;; [.J60]=&quot;U&quot;); 1; 0)" office:value-type="float" office:value="0" calcext:value-type="float">
            <text:p>0</text:p>
          </table:table-cell>
          <table:table-cell table:formula="of:=IF(OR(AND([.E60]=[.A60]; [.I60]=&quot;C&quot;;[.J60]=&quot;U&quot;); AND([.B60]=[.E60]; [.I60]=&quot;NC&quot;; [.J60]=&quot;U&quot;)); 1; 0)" office:value-type="float" office:value="0" calcext:value-type="float">
            <text:p>0</text:p>
          </table:table-cell>
          <table:table-cell table:formula="of:=IF([.I6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nesota Vikings</text:p>
          </table:table-cell>
          <table:table-cell office:value-type="string" calcext:value-type="string">
            <text:p>Chicago Bears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nesota Vikings</text:p>
          </table:table-cell>
          <table:table-cell office:value-type="float" office:value="-1" calcext:value-type="float">
            <text:p>-1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table:formula="of:=IF([.H61]+[.F61]&gt;0; &quot;C&quot;; &quot;NC&quot;)" office:value-type="string" office:string-value="NC" calcext:value-type="string">
            <text:p>NC</text:p>
          </table:table-cell>
          <table:table-cell table:formula="of:=IF([.G61]-([.C61]+[.D61])&gt;0; &quot;U&quot;; &quot;O&quot;)" office:value-type="string" office:string-value="U" calcext:value-type="string">
            <text:p>U</text:p>
          </table:table-cell>
          <table:table-cell table:formula="of:=IF(AND([.I61]=&quot;NC&quot;; [.J61]=&quot;U&quot;); 1; 0)" office:value-type="float" office:value="1" calcext:value-type="float">
            <text:p>1</text:p>
          </table:table-cell>
          <table:table-cell table:formula="of:=IF(OR(AND([.E61]=[.A61]; [.I61]=&quot;C&quot;;[.J61]=&quot;U&quot;); AND([.B61]=[.E61]; [.I61]=&quot;NC&quot;; [.J61]=&quot;U&quot;)); 1; 0)" office:value-type="float" office:value="0" calcext:value-type="float">
            <text:p>0</text:p>
          </table:table-cell>
          <table:table-cell table:formula="of:=IF([.I61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ville Jaguars</text:p>
          </table:table-cell>
          <table:table-cell office:value-type="string" calcext:value-type="string">
            <text:p>Denver Broncos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nver Broncos</text:p>
          </table:table-cell>
          <table:table-cell office:value-type="float" office:value="-2.5" calcext:value-type="float">
            <text:p>-2.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table:formula="of:=IF([.H62]+[.F62]&gt;0; &quot;C&quot;; &quot;NC&quot;)" office:value-type="string" office:string-value="NC" calcext:value-type="string">
            <text:p>NC</text:p>
          </table:table-cell>
          <table:table-cell table:formula="of:=IF([.G62]-([.C62]+[.D62])&gt;0; &quot;U&quot;; &quot;O&quot;)" office:value-type="string" office:string-value="O" calcext:value-type="string">
            <text:p>O</text:p>
          </table:table-cell>
          <table:table-cell table:formula="of:=IF(AND([.I62]=&quot;NC&quot;; [.J62]=&quot;U&quot;); 1; 0)" office:value-type="float" office:value="0" calcext:value-type="float">
            <text:p>0</text:p>
          </table:table-cell>
          <table:table-cell table:formula="of:=IF(OR(AND([.E62]=[.A62]; [.I62]=&quot;C&quot;;[.J62]=&quot;U&quot;); AND([.B62]=[.E62]; [.I62]=&quot;NC&quot;; [.J62]=&quot;U&quot;)); 1; 0)" office:value-type="float" office:value="0" calcext:value-type="float">
            <text:p>0</text:p>
          </table:table-cell>
          <table:table-cell table:formula="of:=IF([.I6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las Cowboys</text:p>
          </table:table-cell>
          <table:table-cell office:value-type="string" calcext:value-type="string">
            <text:p>New Orleans Saint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llas Cowboys</text:p>
          </table:table-cell>
          <table:table-cell office:value-type="float" office:value="-2.5" calcext:value-type="float">
            <text:p>-2.5</text:p>
          </table:table-cell>
          <table:table-cell office:value-type="float" office:value="47" calcext:value-type="float">
            <text:p>47</text:p>
          </table:table-cell>
          <table:table-cell office:value-type="float" office:value="-2" calcext:value-type="float">
            <text:p>-2</text:p>
          </table:table-cell>
          <table:table-cell table:formula="of:=IF([.H63]+[.F63]&gt;0; &quot;C&quot;; &quot;NC&quot;)" office:value-type="string" office:string-value="NC" calcext:value-type="string">
            <text:p>NC</text:p>
          </table:table-cell>
          <table:table-cell table:formula="of:=IF([.G63]-([.C63]+[.D63])&gt;0; &quot;U&quot;; &quot;O&quot;)" office:value-type="string" office:string-value="U" calcext:value-type="string">
            <text:p>U</text:p>
          </table:table-cell>
          <table:table-cell table:formula="of:=IF(AND([.I63]=&quot;NC&quot;; [.J63]=&quot;U&quot;); 1; 0)" office:value-type="float" office:value="1" calcext:value-type="float">
            <text:p>1</text:p>
          </table:table-cell>
          <table:table-cell table:formula="of:=IF(OR(AND([.E63]=[.A63]; [.I63]=&quot;C&quot;;[.J63]=&quot;U&quot;); AND([.B63]=[.E63]; [.I63]=&quot;NC&quot;; [.J63]=&quot;U&quot;)); 1; 0)" office:value-type="float" office:value="0" calcext:value-type="float">
            <text:p>0</text:p>
          </table:table-cell>
          <table:table-cell table:formula="of:=IF([.I63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Bengals</text:p>
          </table:table-cell>
          <table:table-cell office:value-type="string" calcext:value-type="string">
            <text:p>Pittsburgh Steeler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ittsburgh Steelers</text:p>
          </table:table-cell>
          <table:table-cell office:value-type="float" office:value="-3.5" calcext:value-type="float">
            <text:p>-3.5</text:p>
          </table:table-cell>
          <table:table-cell office:value-type="float" office:value="45.5" calcext:value-type="float">
            <text:p>45.5</text:p>
          </table:table-cell>
          <table:table-cell office:value-type="float" office:value="24" calcext:value-type="float">
            <text:p>24</text:p>
          </table:table-cell>
          <table:table-cell table:formula="of:=IF([.H64]+[.F64]&gt;0; &quot;C&quot;; &quot;NC&quot;)" office:value-type="string" office:string-value="C" calcext:value-type="string">
            <text:p>C</text:p>
          </table:table-cell>
          <table:table-cell table:formula="of:=IF([.G64]-([.C64]+[.D64])&gt;0; &quot;U&quot;; &quot;O&quot;)" office:value-type="string" office:string-value="U" calcext:value-type="string">
            <text:p>U</text:p>
          </table:table-cell>
          <table:table-cell table:formula="of:=IF(AND([.I64]=&quot;NC&quot;; [.J64]=&quot;U&quot;); 1; 0)" office:value-type="float" office:value="0" calcext:value-type="float">
            <text:p>0</text:p>
          </table:table-cell>
          <table:table-cell table:formula="of:=IF(OR(AND([.E64]=[.A64]; [.I64]=&quot;C&quot;;[.J64]=&quot;U&quot;); AND([.B64]=[.E64]; [.I64]=&quot;NC&quot;; [.J64]=&quot;U&quot;)); 1; 0)" office:value-type="float" office:value="0" calcext:value-type="float">
            <text:p>0</text:p>
          </table:table-cell>
          <table:table-cell table:formula="of:=IF([.I64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 Angeles Rams</text:p>
          </table:table-cell>
          <table:table-cell office:value-type="string" calcext:value-type="string">
            <text:p>Seattle Seahawks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attle Seahawks</text:p>
          </table:table-cell>
          <table:table-cell office:value-type="float" office:value="-1.5" calcext:value-type="float">
            <text:p>-1.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H65]+[.F65]&gt;0; &quot;C&quot;; &quot;NC&quot;)" office:value-type="string" office:string-value="NC" calcext:value-type="string">
            <text:p>NC</text:p>
          </table:table-cell>
          <table:table-cell table:formula="of:=IF([.G65]-([.C65]+[.D65])&gt;0; &quot;U&quot;; &quot;O&quot;)" office:value-type="string" office:string-value="O" calcext:value-type="string">
            <text:p>O</text:p>
          </table:table-cell>
          <table:table-cell table:formula="of:=IF(AND([.I65]=&quot;NC&quot;; [.J65]=&quot;U&quot;); 1; 0)" office:value-type="float" office:value="0" calcext:value-type="float">
            <text:p>0</text:p>
          </table:table-cell>
          <table:table-cell table:formula="of:=IF(OR(AND([.E65]=[.A65]; [.I65]=&quot;C&quot;;[.J65]=&quot;U&quot;); AND([.B65]=[.E65]; [.I65]=&quot;NC&quot;; [.J65]=&quot;U&quot;)); 1; 0)" office:value-type="float" office:value="0" calcext:value-type="float">
            <text:p>0</text:p>
          </table:table-cell>
          <table:table-cell table:formula="of:=IF([.I6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 Jets</text:p>
          </table:table-cell>
          <table:table-cell office:value-type="string" calcext:value-type="string">
            <text:p>Philadelphia Eagles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hiladelphia Eagles</text:p>
          </table:table-cell>
          <table:table-cell office:value-type="float" office:value="-14" calcext:value-type="float">
            <text:p>-1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[.H66]+[.F66]&gt;0; &quot;C&quot;; &quot;NC&quot;)" office:value-type="string" office:string-value="C" calcext:value-type="string">
            <text:p>C</text:p>
          </table:table-cell>
          <table:table-cell table:formula="of:=IF([.G66]-([.C66]+[.D66])&gt;0; &quot;U&quot;; &quot;O&quot;)" office:value-type="string" office:string-value="U" calcext:value-type="string">
            <text:p>U</text:p>
          </table:table-cell>
          <table:table-cell table:formula="of:=IF(AND([.I66]=&quot;NC&quot;; [.J66]=&quot;U&quot;); 1; 0)" office:value-type="float" office:value="0" calcext:value-type="float">
            <text:p>0</text:p>
          </table:table-cell>
          <table:table-cell table:formula="of:=IF(OR(AND([.E66]=[.A66]; [.I66]=&quot;C&quot;;[.J66]=&quot;U&quot;); AND([.B66]=[.E66]; [.I66]=&quot;NC&quot;; [.J66]=&quot;U&quot;)); 1; 0)" office:value-type="float" office:value="0" calcext:value-type="float">
            <text:p>0</text:p>
          </table:table-cell>
          <table:table-cell table:formula="of:=IF([.I66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nta Falcons</text:p>
          </table:table-cell>
          <table:table-cell office:value-type="string" calcext:value-type="string">
            <text:p>Houston Texans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ouston Texans</text:p>
          </table:table-cell>
          <table:table-cell office:value-type="float" office:value="-4" calcext:value-type="float">
            <text:p>-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formula="of:=IF([.H67]+[.F67]&gt;0; &quot;C&quot;; &quot;NC&quot;)" office:value-type="string" office:string-value="C" calcext:value-type="string">
            <text:p>C</text:p>
          </table:table-cell>
          <table:table-cell table:formula="of:=IF([.G67]-([.C67]+[.D67])&gt;0; &quot;U&quot;; &quot;O&quot;)" office:value-type="string" office:string-value="O" calcext:value-type="string">
            <text:p>O</text:p>
          </table:table-cell>
          <table:table-cell table:formula="of:=IF(AND([.I67]=&quot;NC&quot;; [.J67]=&quot;U&quot;); 1; 0)" office:value-type="float" office:value="0" calcext:value-type="float">
            <text:p>0</text:p>
          </table:table-cell>
          <table:table-cell table:formula="of:=IF(OR(AND([.E67]=[.A67]; [.I67]=&quot;C&quot;;[.J67]=&quot;U&quot;); AND([.B67]=[.E67]; [.I67]=&quot;NC&quot;; [.J67]=&quot;U&quot;)); 1; 0)" office:value-type="float" office:value="0" calcext:value-type="float">
            <text:p>0</text:p>
          </table:table-cell>
          <table:table-cell table:formula="of:=IF([.I6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ffalo Bills</text:p>
          </table:table-cell>
          <table:table-cell office:value-type="string" calcext:value-type="string">
            <text:p>Tennessee Titan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nnessee Titans</text:p>
          </table:table-cell>
          <table:table-cell office:value-type="float" office:value="-3.5" calcext:value-type="float">
            <text:p>-3.5</text:p>
          </table:table-cell>
          <table:table-cell office:value-type="float" office:value="39.5" calcext:value-type="float">
            <text:p>39.5</text:p>
          </table:table-cell>
          <table:table-cell office:value-type="float" office:value="-7" calcext:value-type="float">
            <text:p>-7</text:p>
          </table:table-cell>
          <table:table-cell table:formula="of:=IF([.H68]+[.F68]&gt;0; &quot;C&quot;; &quot;NC&quot;)" office:value-type="string" office:string-value="NC" calcext:value-type="string">
            <text:p>NC</text:p>
          </table:table-cell>
          <table:table-cell table:formula="of:=IF([.G68]-([.C68]+[.D68])&gt;0; &quot;U&quot;; &quot;O&quot;)" office:value-type="string" office:string-value="U" calcext:value-type="string">
            <text:p>U</text:p>
          </table:table-cell>
          <table:table-cell table:formula="of:=IF(AND([.I68]=&quot;NC&quot;; [.J68]=&quot;U&quot;); 1; 0)" office:value-type="float" office:value="1" calcext:value-type="float">
            <text:p>1</text:p>
          </table:table-cell>
          <table:table-cell table:formula="of:=IF(OR(AND([.E68]=[.A68]; [.I68]=&quot;C&quot;;[.J68]=&quot;U&quot;); AND([.B68]=[.E68]; [.I68]=&quot;NC&quot;; [.J68]=&quot;U&quot;)); 1; 0)" office:value-type="float" office:value="1" calcext:value-type="float">
            <text:p>1</text:p>
          </table:table-cell>
          <table:table-cell table:formula="of:=IF([.I6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ville Jaguars</text:p>
          </table:table-cell>
          <table:table-cell office:value-type="string" calcext:value-type="string">
            <text:p>Carolina Panthers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rolina Panthers</text:p>
          </table:table-cell>
          <table:table-cell office:value-type="float" office:value="-3" calcext:value-type="float">
            <text:p>-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IF([.H69]+[.F69]&gt;0; &quot;C&quot;; &quot;NC&quot;)" office:value-type="string" office:string-value="C" calcext:value-type="string">
            <text:p>C</text:p>
          </table:table-cell>
          <table:table-cell table:formula="of:=IF([.G69]-([.C69]+[.D69])&gt;0; &quot;U&quot;; &quot;O&quot;)" office:value-type="string" office:string-value="O" calcext:value-type="string">
            <text:p>O</text:p>
          </table:table-cell>
          <table:table-cell table:formula="of:=IF(AND([.I69]=&quot;NC&quot;; [.J69]=&quot;U&quot;); 1; 0)" office:value-type="float" office:value="0" calcext:value-type="float">
            <text:p>0</text:p>
          </table:table-cell>
          <table:table-cell table:formula="of:=IF(OR(AND([.E69]=[.A69]; [.I69]=&quot;C&quot;;[.J69]=&quot;U&quot;); AND([.B69]=[.E69]; [.I69]=&quot;NC&quot;; [.J69]=&quot;U&quot;)); 1; 0)" office:value-type="float" office:value="0" calcext:value-type="float">
            <text:p>0</text:p>
          </table:table-cell>
          <table:table-cell table:formula="of:=IF([.I69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ago Bears</text:p>
          </table:table-cell>
          <table:table-cell office:value-type="string" calcext:value-type="string">
            <text:p>Oakland Raider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icago Bears</text:p>
          </table:table-cell>
          <table:table-cell office:value-type="float" office:value="-6.5" calcext:value-type="float">
            <text:p>-6.5</text:p>
          </table:table-cell>
          <table:table-cell office:value-type="float" office:value="39.5" calcext:value-type="float">
            <text:p>39.5</text:p>
          </table:table-cell>
          <table:table-cell office:value-type="float" office:value="-3" calcext:value-type="float">
            <text:p>-3</text:p>
          </table:table-cell>
          <table:table-cell table:formula="of:=IF([.H70]+[.F70]&gt;0; &quot;C&quot;; &quot;NC&quot;)" office:value-type="string" office:string-value="NC" calcext:value-type="string">
            <text:p>NC</text:p>
          </table:table-cell>
          <table:table-cell table:formula="of:=IF([.G70]-([.C70]+[.D70])&gt;0; &quot;U&quot;; &quot;O&quot;)" office:value-type="string" office:string-value="O" calcext:value-type="string">
            <text:p>O</text:p>
          </table:table-cell>
          <table:table-cell table:formula="of:=IF(AND([.I70]=&quot;NC&quot;; [.J70]=&quot;U&quot;); 1; 0)" office:value-type="float" office:value="0" calcext:value-type="float">
            <text:p>0</text:p>
          </table:table-cell>
          <table:table-cell table:formula="of:=IF(OR(AND([.E70]=[.A70]; [.I70]=&quot;C&quot;;[.J70]=&quot;U&quot;); AND([.B70]=[.E70]; [.I70]=&quot;NC&quot;; [.J70]=&quot;U&quot;)); 1; 0)" office:value-type="float" office:value="0" calcext:value-type="float">
            <text:p>0</text:p>
          </table:table-cell>
          <table:table-cell table:formula="of:=IF([.I7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Cardinals</text:p>
          </table:table-cell>
          <table:table-cell office:value-type="string" calcext:value-type="string">
            <text:p>Cincinnati Bengals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incinnati Bengals</text:p>
          </table:table-cell>
          <table:table-cell office:value-type="float" office:value="-3" calcext:value-type="float">
            <text:p>-3</text:p>
          </table:table-cell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table:formula="of:=IF([.H71]+[.F71]&gt;0; &quot;C&quot;; &quot;NC&quot;)" office:value-type="string" office:string-value="NC" calcext:value-type="string">
            <text:p>NC</text:p>
          </table:table-cell>
          <table:table-cell table:formula="of:=IF([.G71]-([.C71]+[.D71])&gt;0; &quot;U&quot;; &quot;O&quot;)" office:value-type="string" office:string-value="O" calcext:value-type="string">
            <text:p>O</text:p>
          </table:table-cell>
          <table:table-cell table:formula="of:=IF(AND([.I71]=&quot;NC&quot;; [.J71]=&quot;U&quot;); 1; 0)" office:value-type="float" office:value="0" calcext:value-type="float">
            <text:p>0</text:p>
          </table:table-cell>
          <table:table-cell table:formula="of:=IF(OR(AND([.E71]=[.A71]; [.I71]=&quot;C&quot;;[.J71]=&quot;U&quot;); AND([.B71]=[.E71]; [.I71]=&quot;NC&quot;; [.J71]=&quot;U&quot;)); 1; 0)" office:value-type="float" office:value="0" calcext:value-type="float">
            <text:p>0</text:p>
          </table:table-cell>
          <table:table-cell table:formula="of:=IF([.I71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nesota Vikings</text:p>
          </table:table-cell>
          <table:table-cell office:value-type="string" calcext:value-type="string">
            <text:p>New York Giants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nesota Vikings</text:p>
          </table:table-cell>
          <table:table-cell office:value-type="float" office:value="-5.5" calcext:value-type="float">
            <text:p>-5.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formula="of:=IF([.H72]+[.F72]&gt;0; &quot;C&quot;; &quot;NC&quot;)" office:value-type="string" office:string-value="C" calcext:value-type="string">
            <text:p>C</text:p>
          </table:table-cell>
          <table:table-cell table:formula="of:=IF([.G72]-([.C72]+[.D72])&gt;0; &quot;U&quot;; &quot;O&quot;)" office:value-type="string" office:string-value="U" calcext:value-type="string">
            <text:p>U</text:p>
          </table:table-cell>
          <table:table-cell table:formula="of:=IF(AND([.I72]=&quot;NC&quot;; [.J72]=&quot;U&quot;); 1; 0)" office:value-type="float" office:value="0" calcext:value-type="float">
            <text:p>0</text:p>
          </table:table-cell>
          <table:table-cell table:formula="of:=IF(OR(AND([.E72]=[.A72]; [.I72]=&quot;C&quot;;[.J72]=&quot;U&quot;); AND([.B72]=[.E72]; [.I72]=&quot;NC&quot;; [.J72]=&quot;U&quot;)); 1; 0)" office:value-type="float" office:value="1" calcext:value-type="float">
            <text:p>1</text:p>
          </table:table-cell>
          <table:table-cell table:formula="of:=IF([.I72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pa Bay Buccaneers</text:p>
          </table:table-cell>
          <table:table-cell office:value-type="string" calcext:value-type="string">
            <text:p>New Orleans Saints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w Orleans Saints</text:p>
          </table:table-cell>
          <table:table-cell office:value-type="float" office:value="-3" calcext:value-type="float">
            <text:p>-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formula="of:=IF([.H73]+[.F73]&gt;0; &quot;C&quot;; &quot;NC&quot;)" office:value-type="string" office:string-value="C" calcext:value-type="string">
            <text:p>C</text:p>
          </table:table-cell>
          <table:table-cell table:formula="of:=IF([.G73]-([.C73]+[.D73])&gt;0; &quot;U&quot;; &quot;O&quot;)" office:value-type="string" office:string-value="O" calcext:value-type="string">
            <text:p>O</text:p>
          </table:table-cell>
          <table:table-cell table:formula="of:=IF(AND([.I73]=&quot;NC&quot;; [.J73]=&quot;U&quot;); 1; 0)" office:value-type="float" office:value="0" calcext:value-type="float">
            <text:p>0</text:p>
          </table:table-cell>
          <table:table-cell table:formula="of:=IF(OR(AND([.E73]=[.A73]; [.I73]=&quot;C&quot;;[.J73]=&quot;U&quot;); AND([.B73]=[.E73]; [.I73]=&quot;NC&quot;; [.J73]=&quot;U&quot;)); 1; 0)" office:value-type="float" office:value="0" calcext:value-type="float">
            <text:p>0</text:p>
          </table:table-cell>
          <table:table-cell table:formula="of:=IF([.I73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England Patriots</text:p>
          </table:table-cell>
          <table:table-cell office:value-type="string" calcext:value-type="string">
            <text:p>Washington Redskins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England Patriots</text:p>
          </table:table-cell>
          <table:table-cell office:value-type="float" office:value="-15.5" calcext:value-type="float">
            <text:p>-15.5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IF([.H74]+[.F74]&gt;0; &quot;C&quot;; &quot;NC&quot;)" office:value-type="string" office:string-value="C" calcext:value-type="string">
            <text:p>C</text:p>
          </table:table-cell>
          <table:table-cell table:formula="of:=IF([.G74]-([.C74]+[.D74])&gt;0; &quot;U&quot;; &quot;O&quot;)" office:value-type="string" office:string-value="U" calcext:value-type="string">
            <text:p>U</text:p>
          </table:table-cell>
          <table:table-cell table:formula="of:=IF(AND([.I74]=&quot;NC&quot;; [.J74]=&quot;U&quot;); 1; 0)" office:value-type="float" office:value="0" calcext:value-type="float">
            <text:p>0</text:p>
          </table:table-cell>
          <table:table-cell table:formula="of:=IF(OR(AND([.E74]=[.A74]; [.I74]=&quot;C&quot;;[.J74]=&quot;U&quot;); AND([.B74]=[.E74]; [.I74]=&quot;NC&quot;; [.J74]=&quot;U&quot;)); 1; 0)" office:value-type="float" office:value="1" calcext:value-type="float">
            <text:p>1</text:p>
          </table:table-cell>
          <table:table-cell table:formula="of:=IF([.I74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timore Ravens</text:p>
          </table:table-cell>
          <table:table-cell office:value-type="string" calcext:value-type="string">
            <text:p>Pittsburgh Steelers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ltimore Ravens</text:p>
          </table:table-cell>
          <table:table-cell office:value-type="float" office:value="-3.5" calcext:value-type="float">
            <text:p>-3.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IF([.H75]+[.F75]&gt;0; &quot;C&quot;; &quot;NC&quot;)" office:value-type="string" office:string-value="NC" calcext:value-type="string">
            <text:p>NC</text:p>
          </table:table-cell>
          <table:table-cell table:formula="of:=IF([.G75]-([.C75]+[.D75])&gt;0; &quot;U&quot;; &quot;O&quot;)" office:value-type="string" office:string-value="O" calcext:value-type="string">
            <text:p>O</text:p>
          </table:table-cell>
          <table:table-cell table:formula="of:=IF(AND([.I75]=&quot;NC&quot;; [.J75]=&quot;U&quot;); 1; 0)" office:value-type="float" office:value="0" calcext:value-type="float">
            <text:p>0</text:p>
          </table:table-cell>
          <table:table-cell table:formula="of:=IF(OR(AND([.E75]=[.A75]; [.I75]=&quot;C&quot;;[.J75]=&quot;U&quot;); AND([.B75]=[.E75]; [.I75]=&quot;NC&quot;; [.J75]=&quot;U&quot;)); 1; 0)" office:value-type="float" office:value="0" calcext:value-type="float">
            <text:p>0</text:p>
          </table:table-cell>
          <table:table-cell table:formula="of:=IF([.I7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ver Broncos</text:p>
          </table:table-cell>
          <table:table-cell office:value-type="string" calcext:value-type="string">
            <text:p>Los Angeles Charger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 Angeles Chargers</text:p>
          </table:table-cell>
          <table:table-cell office:value-type="float" office:value="-4" calcext:value-type="float">
            <text:p>-4</text:p>
          </table:table-cell>
          <table:table-cell office:value-type="float" office:value="46" calcext:value-type="float">
            <text:p>46</text:p>
          </table:table-cell>
          <table:table-cell office:value-type="float" office:value="-7" calcext:value-type="float">
            <text:p>-7</text:p>
          </table:table-cell>
          <table:table-cell table:formula="of:=IF([.H76]+[.F76]&gt;0; &quot;C&quot;; &quot;NC&quot;)" office:value-type="string" office:string-value="NC" calcext:value-type="string">
            <text:p>NC</text:p>
          </table:table-cell>
          <table:table-cell table:formula="of:=IF([.G76]-([.C76]+[.D76])&gt;0; &quot;U&quot;; &quot;O&quot;)" office:value-type="string" office:string-value="U" calcext:value-type="string">
            <text:p>U</text:p>
          </table:table-cell>
          <table:table-cell table:formula="of:=IF(AND([.I76]=&quot;NC&quot;; [.J76]=&quot;U&quot;); 1; 0)" office:value-type="float" office:value="1" calcext:value-type="float">
            <text:p>1</text:p>
          </table:table-cell>
          <table:table-cell table:formula="of:=IF(OR(AND([.E76]=[.A76]; [.I76]=&quot;C&quot;;[.J76]=&quot;U&quot;); AND([.B76]=[.E76]; [.I76]=&quot;NC&quot;; [.J76]=&quot;U&quot;)); 1; 0)" office:value-type="float" office:value="1" calcext:value-type="float">
            <text:p>1</text:p>
          </table:table-cell>
          <table:table-cell table:formula="of:=IF([.I76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 Bay Packers</text:p>
          </table:table-cell>
          <table:table-cell office:value-type="string" calcext:value-type="string">
            <text:p>Dallas Cowboys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las Cowboys</text:p>
          </table:table-cell>
          <table:table-cell office:value-type="float" office:value="-3.5" calcext:value-type="float">
            <text:p>-3.5</text:p>
          </table:table-cell>
          <table:table-cell office:value-type="float" office:value="46.5" calcext:value-type="float">
            <text:p>46.5</text:p>
          </table:table-cell>
          <table:table-cell office:value-type="float" office:value="-10" calcext:value-type="float">
            <text:p>-10</text:p>
          </table:table-cell>
          <table:table-cell table:formula="of:=IF([.H77]+[.F77]&gt;0; &quot;C&quot;; &quot;NC&quot;)" office:value-type="string" office:string-value="NC" calcext:value-type="string">
            <text:p>NC</text:p>
          </table:table-cell>
          <table:table-cell table:formula="of:=IF([.G77]-([.C77]+[.D77])&gt;0; &quot;U&quot;; &quot;O&quot;)" office:value-type="string" office:string-value="O" calcext:value-type="string">
            <text:p>O</text:p>
          </table:table-cell>
          <table:table-cell table:formula="of:=IF(AND([.I77]=&quot;NC&quot;; [.J77]=&quot;U&quot;); 1; 0)" office:value-type="float" office:value="0" calcext:value-type="float">
            <text:p>0</text:p>
          </table:table-cell>
          <table:table-cell table:formula="of:=IF(OR(AND([.E77]=[.A77]; [.I77]=&quot;C&quot;;[.J77]=&quot;U&quot;); AND([.B77]=[.E77]; [.I77]=&quot;NC&quot;; [.J77]=&quot;U&quot;)); 1; 0)" office:value-type="float" office:value="0" calcext:value-type="float">
            <text:p>0</text:p>
          </table:table-cell>
          <table:table-cell table:formula="of:=IF([.I77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napolis Colts</text:p>
          </table:table-cell>
          <table:table-cell office:value-type="string" calcext:value-type="string">
            <text:p>Kansas City Chief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nsas City Chiefs</text:p>
          </table:table-cell>
          <table:table-cell office:value-type="float" office:value="-10.5" calcext:value-type="float">
            <text:p>-10.5</text:p>
          </table:table-cell>
          <table:table-cell office:value-type="float" office:value="55.5" calcext:value-type="float">
            <text:p>55.5</text:p>
          </table:table-cell>
          <table:table-cell office:value-type="float" office:value="-6" calcext:value-type="float">
            <text:p>-6</text:p>
          </table:table-cell>
          <table:table-cell table:formula="of:=IF([.H78]+[.F78]&gt;0; &quot;C&quot;; &quot;NC&quot;)" office:value-type="string" office:string-value="NC" calcext:value-type="string">
            <text:p>NC</text:p>
          </table:table-cell>
          <table:table-cell table:formula="of:=IF([.G78]-([.C78]+[.D78])&gt;0; &quot;U&quot;; &quot;O&quot;)" office:value-type="string" office:string-value="U" calcext:value-type="string">
            <text:p>U</text:p>
          </table:table-cell>
          <table:table-cell table:formula="of:=IF(AND([.I78]=&quot;NC&quot;; [.J78]=&quot;U&quot;); 1; 0)" office:value-type="float" office:value="1" calcext:value-type="float">
            <text:p>1</text:p>
          </table:table-cell>
          <table:table-cell table:formula="of:=IF(OR(AND([.E78]=[.A78]; [.I78]=&quot;C&quot;;[.J78]=&quot;U&quot;); AND([.B78]=[.E78]; [.I78]=&quot;NC&quot;; [.J78]=&quot;U&quot;)); 1; 0)" office:value-type="float" office:value="1" calcext:value-type="float">
            <text:p>1</text:p>
          </table:table-cell>
          <table:table-cell table:formula="of:=IF([.I7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 Browns</text:p>
          </table:table-cell>
          <table:table-cell office:value-type="string" calcext:value-type="string">
            <text:p>San Francisco 49ers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n Francisco 49ers</text:p>
          </table:table-cell>
          <table:table-cell office:value-type="float" office:value="-5" calcext:value-type="float">
            <text:p>-5</text:p>
          </table:table-cell>
          <table:table-cell office:value-type="float" office:value="47.5" calcext:value-type="float">
            <text:p>47.5</text:p>
          </table:table-cell>
          <table:table-cell office:value-type="float" office:value="28" calcext:value-type="float">
            <text:p>28</text:p>
          </table:table-cell>
          <table:table-cell table:formula="of:=IF([.H79]+[.F79]&gt;0; &quot;C&quot;; &quot;NC&quot;)" office:value-type="string" office:string-value="C" calcext:value-type="string">
            <text:p>C</text:p>
          </table:table-cell>
          <table:table-cell table:formula="of:=IF([.G79]-([.C79]+[.D79])&gt;0; &quot;U&quot;; &quot;O&quot;)" office:value-type="string" office:string-value="U" calcext:value-type="string">
            <text:p>U</text:p>
          </table:table-cell>
          <table:table-cell table:formula="of:=IF(AND([.I79]=&quot;NC&quot;; [.J79]=&quot;U&quot;); 1; 0)" office:value-type="float" office:value="0" calcext:value-type="float">
            <text:p>0</text:p>
          </table:table-cell>
          <table:table-cell table:formula="of:=IF(OR(AND([.E79]=[.A79]; [.I79]=&quot;C&quot;;[.J79]=&quot;U&quot;); AND([.B79]=[.E79]; [.I79]=&quot;NC&quot;; [.J79]=&quot;U&quot;)); 1; 0)" office:value-type="float" office:value="0" calcext:value-type="float">
            <text:p>0</text:p>
          </table:table-cell>
          <table:table-cell table:formula="of:=IF([.I79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York Giants</text:p>
          </table:table-cell>
          <table:table-cell office:value-type="string" calcext:value-type="string">
            <text:p>New England Patriots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w England Patriots</text:p>
          </table:table-cell>
          <table:table-cell office:value-type="float" office:value="-16.5" calcext:value-type="float">
            <text:p>-16.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formula="of:=IF([.H80]+[.F80]&gt;0; &quot;C&quot;; &quot;NC&quot;)" office:value-type="string" office:string-value="C" calcext:value-type="string">
            <text:p>C</text:p>
          </table:table-cell>
          <table:table-cell table:formula="of:=IF([.G80]-([.C80]+[.D80])&gt;0; &quot;U&quot;; &quot;O&quot;)" office:value-type="string" office:string-value="O" calcext:value-type="string">
            <text:p>O</text:p>
          </table:table-cell>
          <table:table-cell table:formula="of:=IF(AND([.I80]=&quot;NC&quot;; [.J80]=&quot;U&quot;); 1; 0)" office:value-type="float" office:value="0" calcext:value-type="float">
            <text:p>0</text:p>
          </table:table-cell>
          <table:table-cell table:formula="of:=IF(OR(AND([.E80]=[.A80]; [.I80]=&quot;C&quot;;[.J80]=&quot;U&quot;); AND([.B80]=[.E80]; [.I80]=&quot;NC&quot;; [.J80]=&quot;U&quot;)); 1; 0)" office:value-type="float" office:value="0" calcext:value-type="float">
            <text:p>0</text:p>
          </table:table-cell>
          <table:table-cell table:formula="of:=IF([.I80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ina Panthers</text:p>
          </table:table-cell>
          <table:table-cell office:value-type="string" calcext:value-type="string">
            <text:p>Tampa Bay Buccaneers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rolina Panthers</text:p>
          </table:table-cell>
          <table:table-cell office:value-type="float" office:value="-2" calcext:value-type="float">
            <text:p>-2</text:p>
          </table:table-cell>
          <table:table-cell office:value-type="float" office:value="48.5" calcext:value-type="float">
            <text:p>48.5</text:p>
          </table:table-cell>
          <table:table-cell office:value-type="float" office:value="11" calcext:value-type="float">
            <text:p>11</text:p>
          </table:table-cell>
          <table:table-cell table:formula="of:=IF([.H81]+[.F81]&gt;0; &quot;C&quot;; &quot;NC&quot;)" office:value-type="string" office:string-value="C" calcext:value-type="string">
            <text:p>C</text:p>
          </table:table-cell>
          <table:table-cell table:formula="of:=IF([.G81]-([.C81]+[.D81])&gt;0; &quot;U&quot;; &quot;O&quot;)" office:value-type="string" office:string-value="O" calcext:value-type="string">
            <text:p>O</text:p>
          </table:table-cell>
          <table:table-cell table:formula="of:=IF(AND([.I81]=&quot;NC&quot;; [.J81]=&quot;U&quot;); 1; 0)" office:value-type="float" office:value="0" calcext:value-type="float">
            <text:p>0</text:p>
          </table:table-cell>
          <table:table-cell table:formula="of:=IF(OR(AND([.E81]=[.A81]; [.I81]=&quot;C&quot;;[.J81]=&quot;U&quot;); AND([.B81]=[.E81]; [.I81]=&quot;NC&quot;; [.J81]=&quot;U&quot;)); 1; 0)" office:value-type="float" office:value="0" calcext:value-type="float">
            <text:p>0</text:p>
          </table:table-cell>
          <table:table-cell table:formula="of:=IF([.I81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Redskins</text:p>
          </table:table-cell>
          <table:table-cell office:value-type="string" calcext:value-type="string">
            <text:p>Miami Dolphin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shington Redskins</text:p>
          </table:table-cell>
          <table:table-cell office:value-type="float" office:value="-6" calcext:value-type="float">
            <text:p>-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H82]+[.F82]&gt;0; &quot;C&quot;; &quot;NC&quot;)" office:value-type="string" office:string-value="NC" calcext:value-type="string">
            <text:p>NC</text:p>
          </table:table-cell>
          <table:table-cell table:formula="of:=IF([.G82]-([.C82]+[.D82])&gt;0; &quot;U&quot;; &quot;O&quot;)" office:value-type="string" office:string-value="U" calcext:value-type="string">
            <text:p>U</text:p>
          </table:table-cell>
          <table:table-cell table:formula="of:=IF(AND([.I82]=&quot;NC&quot;; [.J82]=&quot;U&quot;); 1; 0)" office:value-type="float" office:value="1" calcext:value-type="float">
            <text:p>1</text:p>
          </table:table-cell>
          <table:table-cell table:formula="of:=IF(OR(AND([.E82]=[.A82]; [.I82]=&quot;C&quot;;[.J82]=&quot;U&quot;); AND([.B82]=[.E82]; [.I82]=&quot;NC&quot;; [.J82]=&quot;U&quot;)); 1; 0)" office:value-type="float" office:value="0" calcext:value-type="float">
            <text:p>0</text:p>
          </table:table-cell>
          <table:table-cell table:formula="of:=IF([.I8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Bengals</text:p>
          </table:table-cell>
          <table:table-cell office:value-type="string" calcext:value-type="string">
            <text:p>Baltimore Raven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ltimore Ravens</text:p>
          </table:table-cell>
          <table:table-cell office:value-type="float" office:value="-10.5" calcext:value-type="float">
            <text:p>-10.5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IF([.H83]+[.F83]&gt;0; &quot;C&quot;; &quot;NC&quot;)" office:value-type="string" office:string-value="NC" calcext:value-type="string">
            <text:p>NC</text:p>
          </table:table-cell>
          <table:table-cell table:formula="of:=IF([.G83]-([.C83]+[.D83])&gt;0; &quot;U&quot;; &quot;O&quot;)" office:value-type="string" office:string-value="U" calcext:value-type="string">
            <text:p>U</text:p>
          </table:table-cell>
          <table:table-cell table:formula="of:=IF(AND([.I83]=&quot;NC&quot;; [.J83]=&quot;U&quot;); 1; 0)" office:value-type="float" office:value="1" calcext:value-type="float">
            <text:p>1</text:p>
          </table:table-cell>
          <table:table-cell table:formula="of:=IF(OR(AND([.E83]=[.A83]; [.I83]=&quot;C&quot;;[.J83]=&quot;U&quot;); AND([.B83]=[.E83]; [.I83]=&quot;NC&quot;; [.J83]=&quot;U&quot;)); 1; 0)" office:value-type="float" office:value="1" calcext:value-type="float">
            <text:p>1</text:p>
          </table:table-cell>
          <table:table-cell table:formula="of:=IF([.I83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ttle Seahawks</text:p>
          </table:table-cell>
          <table:table-cell office:value-type="string" calcext:value-type="string">
            <text:p>Cleveland Browns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eveland Browns</text:p>
          </table:table-cell>
          <table:table-cell office:value-type="float" office:value="-1" calcext:value-type="float">
            <text:p>-1</text:p>
          </table:table-cell>
          <table:table-cell office:value-type="float" office:value="45.5" calcext:value-type="float">
            <text:p>45.5</text:p>
          </table:table-cell>
          <table:table-cell office:value-type="float" office:value="-4" calcext:value-type="float">
            <text:p>-4</text:p>
          </table:table-cell>
          <table:table-cell table:formula="of:=IF([.H84]+[.F84]&gt;0; &quot;C&quot;; &quot;NC&quot;)" office:value-type="string" office:string-value="NC" calcext:value-type="string">
            <text:p>NC</text:p>
          </table:table-cell>
          <table:table-cell table:formula="of:=IF([.G84]-([.C84]+[.D84])&gt;0; &quot;U&quot;; &quot;O&quot;)" office:value-type="string" office:string-value="O" calcext:value-type="string">
            <text:p>O</text:p>
          </table:table-cell>
          <table:table-cell table:formula="of:=IF(AND([.I84]=&quot;NC&quot;; [.J84]=&quot;U&quot;); 1; 0)" office:value-type="float" office:value="0" calcext:value-type="float">
            <text:p>0</text:p>
          </table:table-cell>
          <table:table-cell table:formula="of:=IF(OR(AND([.E84]=[.A84]; [.I84]=&quot;C&quot;;[.J84]=&quot;U&quot;); AND([.B84]=[.E84]; [.I84]=&quot;NC&quot;; [.J84]=&quot;U&quot;)); 1; 0)" office:value-type="float" office:value="0" calcext:value-type="float">
            <text:p>0</text:p>
          </table:table-cell>
          <table:table-cell table:formula="of:=IF([.I8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ton Texans</text:p>
          </table:table-cell>
          <table:table-cell office:value-type="string" calcext:value-type="string">
            <text:p>Kansas City Chiefs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nsas City Chiefs</text:p>
          </table:table-cell>
          <table:table-cell office:value-type="float" office:value="-3.5" calcext:value-type="float">
            <text:p>-3.5</text:p>
          </table:table-cell>
          <table:table-cell office:value-type="float" office:value="54.5" calcext:value-type="float">
            <text:p>54.5</text:p>
          </table:table-cell>
          <table:table-cell office:value-type="float" office:value="-7" calcext:value-type="float">
            <text:p>-7</text:p>
          </table:table-cell>
          <table:table-cell table:formula="of:=IF([.H85]+[.F85]&gt;0; &quot;C&quot;; &quot;NC&quot;)" office:value-type="string" office:string-value="NC" calcext:value-type="string">
            <text:p>NC</text:p>
          </table:table-cell>
          <table:table-cell table:formula="of:=IF([.G85]-([.C85]+[.D85])&gt;0; &quot;U&quot;; &quot;O&quot;)" office:value-type="string" office:string-value="O" calcext:value-type="string">
            <text:p>O</text:p>
          </table:table-cell>
          <table:table-cell table:formula="of:=IF(AND([.I85]=&quot;NC&quot;; [.J85]=&quot;U&quot;); 1; 0)" office:value-type="float" office:value="0" calcext:value-type="float">
            <text:p>0</text:p>
          </table:table-cell>
          <table:table-cell table:formula="of:=IF(OR(AND([.E85]=[.A85]; [.I85]=&quot;C&quot;;[.J85]=&quot;U&quot;); AND([.B85]=[.E85]; [.I85]=&quot;NC&quot;; [.J85]=&quot;U&quot;)); 1; 0)" office:value-type="float" office:value="0" calcext:value-type="float">
            <text:p>0</text:p>
          </table:table-cell>
          <table:table-cell table:formula="of:=IF([.I8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Orleans Saints</text:p>
          </table:table-cell>
          <table:table-cell office:value-type="string" calcext:value-type="string">
            <text:p>Jacksonville Jaguars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cksonville Jaguars</text:p>
          </table:table-cell>
          <table:table-cell office:value-type="float" office:value="-2.5" calcext:value-type="float">
            <text:p>-2.5</text:p>
          </table:table-cell>
          <table:table-cell office:value-type="float" office:value="42.5" calcext:value-type="float">
            <text:p>42.5</text:p>
          </table:table-cell>
          <table:table-cell office:value-type="float" office:value="-7" calcext:value-type="float">
            <text:p>-7</text:p>
          </table:table-cell>
          <table:table-cell table:formula="of:=IF([.H86]+[.F86]&gt;0; &quot;C&quot;; &quot;NC&quot;)" office:value-type="string" office:string-value="NC" calcext:value-type="string">
            <text:p>NC</text:p>
          </table:table-cell>
          <table:table-cell table:formula="of:=IF([.G86]-([.C86]+[.D86])&gt;0; &quot;U&quot;; &quot;O&quot;)" office:value-type="string" office:string-value="U" calcext:value-type="string">
            <text:p>U</text:p>
          </table:table-cell>
          <table:table-cell table:formula="of:=IF(AND([.I86]=&quot;NC&quot;; [.J86]=&quot;U&quot;); 1; 0)" office:value-type="float" office:value="1" calcext:value-type="float">
            <text:p>1</text:p>
          </table:table-cell>
          <table:table-cell table:formula="of:=IF(OR(AND([.E86]=[.A86]; [.I86]=&quot;C&quot;;[.J86]=&quot;U&quot;); AND([.B86]=[.E86]; [.I86]=&quot;NC&quot;; [.J86]=&quot;U&quot;)); 1; 0)" office:value-type="float" office:value="1" calcext:value-type="float">
            <text:p>1</text:p>
          </table:table-cell>
          <table:table-cell table:formula="of:=IF([.I86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adelphia Eagles</text:p>
          </table:table-cell>
          <table:table-cell office:value-type="string" calcext:value-type="string">
            <text:p>Minnesota Vikings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nnesota Vikings</text:p>
          </table:table-cell>
          <table:table-cell office:value-type="float" office:value="-3.5" calcext:value-type="float">
            <text:p>-3.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formula="of:=IF([.H87]+[.F87]&gt;0; &quot;C&quot;; &quot;NC&quot;)" office:value-type="string" office:string-value="C" calcext:value-type="string">
            <text:p>C</text:p>
          </table:table-cell>
          <table:table-cell table:formula="of:=IF([.G87]-([.C87]+[.D87])&gt;0; &quot;U&quot;; &quot;O&quot;)" office:value-type="string" office:string-value="O" calcext:value-type="string">
            <text:p>O</text:p>
          </table:table-cell>
          <table:table-cell table:formula="of:=IF(AND([.I87]=&quot;NC&quot;; [.J87]=&quot;U&quot;); 1; 0)" office:value-type="float" office:value="0" calcext:value-type="float">
            <text:p>0</text:p>
          </table:table-cell>
          <table:table-cell table:formula="of:=IF(OR(AND([.E87]=[.A87]; [.I87]=&quot;C&quot;;[.J87]=&quot;U&quot;); AND([.B87]=[.E87]; [.I87]=&quot;NC&quot;; [.J87]=&quot;U&quot;)); 1; 0)" office:value-type="float" office:value="0" calcext:value-type="float">
            <text:p>0</text:p>
          </table:table-cell>
          <table:table-cell table:formula="of:=IF([.I8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nta Falcons</text:p>
          </table:table-cell>
          <table:table-cell office:value-type="string" calcext:value-type="string">
            <text:p>Arizona Cardinals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tlanta Falcons</text:p>
          </table:table-cell>
          <table:table-cell office:value-type="float" office:value="-3" calcext:value-type="float">
            <text:p>-3</text:p>
          </table:table-cell>
          <table:table-cell office:value-type="float" office:value="52.5" calcext:value-type="float">
            <text:p>52.5</text:p>
          </table:table-cell>
          <table:table-cell office:value-type="float" office:value="-1" calcext:value-type="float">
            <text:p>-1</text:p>
          </table:table-cell>
          <table:table-cell table:formula="of:=IF([.H88]+[.F88]&gt;0; &quot;C&quot;; &quot;NC&quot;)" office:value-type="string" office:string-value="NC" calcext:value-type="string">
            <text:p>NC</text:p>
          </table:table-cell>
          <table:table-cell table:formula="of:=IF([.G88]-([.C88]+[.D88])&gt;0; &quot;U&quot;; &quot;O&quot;)" office:value-type="string" office:string-value="O" calcext:value-type="string">
            <text:p>O</text:p>
          </table:table-cell>
          <table:table-cell table:formula="of:=IF(AND([.I88]=&quot;NC&quot;; [.J88]=&quot;U&quot;); 1; 0)" office:value-type="float" office:value="0" calcext:value-type="float">
            <text:p>0</text:p>
          </table:table-cell>
          <table:table-cell table:formula="of:=IF(OR(AND([.E88]=[.A88]; [.I88]=&quot;C&quot;;[.J88]=&quot;U&quot;); AND([.B88]=[.E88]; [.I88]=&quot;NC&quot;; [.J88]=&quot;U&quot;)); 1; 0)" office:value-type="float" office:value="0" calcext:value-type="float">
            <text:p>0</text:p>
          </table:table-cell>
          <table:table-cell table:formula="of:=IF([.I8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Francisco 49ers</text:p>
          </table:table-cell>
          <table:table-cell office:value-type="string" calcext:value-type="string">
            <text:p>Los Angeles Ram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Rams</text:p>
          </table:table-cell>
          <table:table-cell office:value-type="float" office:value="-3" calcext:value-type="float">
            <text:p>-3</text:p>
          </table:table-cell>
          <table:table-cell office:value-type="float" office:value="49.5" calcext:value-type="float">
            <text:p>49.5</text:p>
          </table:table-cell>
          <table:table-cell office:value-type="float" office:value="-13" calcext:value-type="float">
            <text:p>-13</text:p>
          </table:table-cell>
          <table:table-cell table:formula="of:=IF([.H89]+[.F89]&gt;0; &quot;C&quot;; &quot;NC&quot;)" office:value-type="string" office:string-value="NC" calcext:value-type="string">
            <text:p>NC</text:p>
          </table:table-cell>
          <table:table-cell table:formula="of:=IF([.G89]-([.C89]+[.D89])&gt;0; &quot;U&quot;; &quot;O&quot;)" office:value-type="string" office:string-value="U" calcext:value-type="string">
            <text:p>U</text:p>
          </table:table-cell>
          <table:table-cell table:formula="of:=IF(AND([.I89]=&quot;NC&quot;; [.J89]=&quot;U&quot;); 1; 0)" office:value-type="float" office:value="1" calcext:value-type="float">
            <text:p>1</text:p>
          </table:table-cell>
          <table:table-cell table:formula="of:=IF(OR(AND([.E89]=[.A89]; [.I89]=&quot;C&quot;;[.J89]=&quot;U&quot;); AND([.B89]=[.E89]; [.I89]=&quot;NC&quot;; [.J89]=&quot;U&quot;)); 1; 0)" office:value-type="float" office:value="1" calcext:value-type="float">
            <text:p>1</text:p>
          </table:table-cell>
          <table:table-cell table:formula="of:=IF([.I89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las Cowboys</text:p>
          </table:table-cell>
          <table:table-cell office:value-type="string" calcext:value-type="string">
            <text:p>New York Jet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las Cowboys</text:p>
          </table:table-cell>
          <table:table-cell office:value-type="float" office:value="-7" calcext:value-type="float">
            <text:p>-7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table:formula="of:=IF([.H90]+[.F90]&gt;0; &quot;C&quot;; &quot;NC&quot;)" office:value-type="string" office:string-value="NC" calcext:value-type="string">
            <text:p>NC</text:p>
          </table:table-cell>
          <table:table-cell table:formula="of:=IF([.G90]-([.C90]+[.D90])&gt;0; &quot;U&quot;; &quot;O&quot;)" office:value-type="string" office:string-value="O" calcext:value-type="string">
            <text:p>O</text:p>
          </table:table-cell>
          <table:table-cell table:formula="of:=IF(AND([.I90]=&quot;NC&quot;; [.J90]=&quot;U&quot;); 1; 0)" office:value-type="float" office:value="0" calcext:value-type="float">
            <text:p>0</text:p>
          </table:table-cell>
          <table:table-cell table:formula="of:=IF(OR(AND([.E90]=[.A90]; [.I90]=&quot;C&quot;;[.J90]=&quot;U&quot;); AND([.B90]=[.E90]; [.I90]=&quot;NC&quot;; [.J90]=&quot;U&quot;)); 1; 0)" office:value-type="float" office:value="0" calcext:value-type="float">
            <text:p>0</text:p>
          </table:table-cell>
          <table:table-cell table:formula="of:=IF([.I9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essee Titans</text:p>
          </table:table-cell>
          <table:table-cell office:value-type="string" calcext:value-type="string">
            <text:p>Denver Bronco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nver Broncos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formula="of:=IF([.H91]+[.F91]&gt;0; &quot;C&quot;; &quot;NC&quot;)" office:value-type="string" office:string-value="C" calcext:value-type="string">
            <text:p>C</text:p>
          </table:table-cell>
          <table:table-cell table:formula="of:=IF([.G91]-([.C91]+[.D91])&gt;0; &quot;U&quot;; &quot;O&quot;)" office:value-type="string" office:string-value="U" calcext:value-type="string">
            <text:p>U</text:p>
          </table:table-cell>
          <table:table-cell table:formula="of:=IF(AND([.I91]=&quot;NC&quot;; [.J91]=&quot;U&quot;); 1; 0)" office:value-type="float" office:value="0" calcext:value-type="float">
            <text:p>0</text:p>
          </table:table-cell>
          <table:table-cell table:formula="of:=IF(OR(AND([.E91]=[.A91]; [.I91]=&quot;C&quot;;[.J91]=&quot;U&quot;); AND([.B91]=[.E91]; [.I91]=&quot;NC&quot;; [.J91]=&quot;U&quot;)); 1; 0)" office:value-type="float" office:value="0" calcext:value-type="float">
            <text:p>0</text:p>
          </table:table-cell>
          <table:table-cell table:formula="of:=IF([.I91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tsburgh Steelers</text:p>
          </table:table-cell>
          <table:table-cell office:value-type="string" calcext:value-type="string">
            <text:p>Los Angeles Chargers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s Angeles Chargers</text:p>
          </table:table-cell>
          <table:table-cell office:value-type="float" office:value="-6" calcext:value-type="float">
            <text:p>-6</text:p>
          </table:table-cell>
          <table:table-cell office:value-type="float" office:value="42.5" calcext:value-type="float">
            <text:p>42.5</text:p>
          </table:table-cell>
          <table:table-cell office:value-type="float" office:value="-7" calcext:value-type="float">
            <text:p>-7</text:p>
          </table:table-cell>
          <table:table-cell table:formula="of:=IF([.H92]+[.F92]&gt;0; &quot;C&quot;; &quot;NC&quot;)" office:value-type="string" office:string-value="NC" calcext:value-type="string">
            <text:p>NC</text:p>
          </table:table-cell>
          <table:table-cell table:formula="of:=IF([.G92]-([.C92]+[.D92])&gt;0; &quot;U&quot;; &quot;O&quot;)" office:value-type="string" office:string-value="U" calcext:value-type="string">
            <text:p>U</text:p>
          </table:table-cell>
          <table:table-cell table:formula="of:=IF(AND([.I92]=&quot;NC&quot;; [.J92]=&quot;U&quot;); 1; 0)" office:value-type="float" office:value="1" calcext:value-type="float">
            <text:p>1</text:p>
          </table:table-cell>
          <table:table-cell table:formula="of:=IF(OR(AND([.E92]=[.A92]; [.I92]=&quot;C&quot;;[.J92]=&quot;U&quot;); AND([.B92]=[.E92]; [.I92]=&quot;NC&quot;; [.J92]=&quot;U&quot;)); 1; 0)" office:value-type="float" office:value="1" calcext:value-type="float">
            <text:p>1</text:p>
          </table:table-cell>
          <table:table-cell table:formula="of:=IF([.I9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roit Lions</text:p>
          </table:table-cell>
          <table:table-cell office:value-type="string" calcext:value-type="string">
            <text:p>Green Bay Packers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een Bay Packers</text:p>
          </table:table-cell>
          <table:table-cell office:value-type="float" office:value="-3.5" calcext:value-type="float">
            <text:p>-3.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H93]+[.F93]&gt;0; &quot;C&quot;; &quot;NC&quot;)" office:value-type="string" office:string-value="NC" calcext:value-type="string">
            <text:p>NC</text:p>
          </table:table-cell>
          <table:table-cell table:formula="of:=IF([.G93]-([.C93]+[.D93])&gt;0; &quot;U&quot;; &quot;O&quot;)" office:value-type="string" office:string-value="U" calcext:value-type="string">
            <text:p>U</text:p>
          </table:table-cell>
          <table:table-cell table:formula="of:=IF(AND([.I93]=&quot;NC&quot;; [.J93]=&quot;U&quot;); 1; 0)" office:value-type="float" office:value="1" calcext:value-type="float">
            <text:p>1</text:p>
          </table:table-cell>
          <table:table-cell table:formula="of:=IF(OR(AND([.E93]=[.A93]; [.I93]=&quot;C&quot;;[.J93]=&quot;U&quot;); AND([.B93]=[.E93]; [.I93]=&quot;NC&quot;; [.J93]=&quot;U&quot;)); 1; 0)" office:value-type="float" office:value="1" calcext:value-type="float">
            <text:p>1</text:p>
          </table:table-cell>
          <table:table-cell table:formula="of:=IF([.I93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City Chiefs</text:p>
          </table:table-cell>
          <table:table-cell office:value-type="string" calcext:value-type="string">
            <text:p>Denver Bronco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nsas City Chiefs</text:p>
          </table:table-cell>
          <table:table-cell office:value-type="float" office:value="-3" calcext:value-type="float">
            <text:p>-3</text:p>
          </table:table-cell>
          <table:table-cell office:value-type="float" office:value="49.5" calcext:value-type="float">
            <text:p>49.5</text:p>
          </table:table-cell>
          <table:table-cell office:value-type="float" office:value="24" calcext:value-type="float">
            <text:p>24</text:p>
          </table:table-cell>
          <table:table-cell table:formula="of:=IF([.H94]+[.F94]&gt;0; &quot;C&quot;; &quot;NC&quot;)" office:value-type="string" office:string-value="C" calcext:value-type="string">
            <text:p>C</text:p>
          </table:table-cell>
          <table:table-cell table:formula="of:=IF([.G94]-([.C94]+[.D94])&gt;0; &quot;U&quot;; &quot;O&quot;)" office:value-type="string" office:string-value="U" calcext:value-type="string">
            <text:p>U</text:p>
          </table:table-cell>
          <table:table-cell table:formula="of:=IF(AND([.I94]=&quot;NC&quot;; [.J94]=&quot;U&quot;); 1; 0)" office:value-type="float" office:value="0" calcext:value-type="float">
            <text:p>0</text:p>
          </table:table-cell>
          <table:table-cell table:formula="of:=IF(OR(AND([.E94]=[.A94]; [.I94]=&quot;C&quot;;[.J94]=&quot;U&quot;); AND([.B94]=[.E94]; [.I94]=&quot;NC&quot;; [.J94]=&quot;U&quot;)); 1; 0)" office:value-type="float" office:value="1" calcext:value-type="float">
            <text:p>1</text:p>
          </table:table-cell>
          <table:table-cell table:formula="of:=IF([.I94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ami Dolphins</text:p>
          </table:table-cell>
          <table:table-cell office:value-type="string" calcext:value-type="string">
            <text:p>Buffalo Bills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ffalo Bills</text:p>
          </table:table-cell>
          <table:table-cell office:value-type="float" office:value="-17" calcext:value-type="float">
            <text:p>-17</text:p>
          </table:table-cell>
          <table:table-cell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table:formula="of:=IF([.H95]+[.F95]&gt;0; &quot;C&quot;; &quot;NC&quot;)" office:value-type="string" office:string-value="NC" calcext:value-type="string">
            <text:p>NC</text:p>
          </table:table-cell>
          <table:table-cell table:formula="of:=IF([.G95]-([.C95]+[.D95])&gt;0; &quot;U&quot;; &quot;O&quot;)" office:value-type="string" office:string-value="O" calcext:value-type="string">
            <text:p>O</text:p>
          </table:table-cell>
          <table:table-cell table:formula="of:=IF(AND([.I95]=&quot;NC&quot;; [.J95]=&quot;U&quot;); 1; 0)" office:value-type="float" office:value="0" calcext:value-type="float">
            <text:p>0</text:p>
          </table:table-cell>
          <table:table-cell table:formula="of:=IF(OR(AND([.E95]=[.A95]; [.I95]=&quot;C&quot;;[.J95]=&quot;U&quot;); AND([.B95]=[.E95]; [.I95]=&quot;NC&quot;; [.J95]=&quot;U&quot;)); 1; 0)" office:value-type="float" office:value="0" calcext:value-type="float">
            <text:p>0</text:p>
          </table:table-cell>
          <table:table-cell table:formula="of:=IF([.I9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ton Texans</text:p>
          </table:table-cell>
          <table:table-cell office:value-type="string" calcext:value-type="string">
            <text:p>Indianapolis Colts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anapolis Colts</text:p>
          </table:table-cell>
          <table:table-cell office:value-type="float" office:value="-1.5" calcext:value-type="float">
            <text:p>-1.5</text:p>
          </table:table-cell>
          <table:table-cell office:value-type="float" office:value="46.5" calcext:value-type="float">
            <text:p>46.5</text:p>
          </table:table-cell>
          <table:table-cell office:value-type="float" office:value="7" calcext:value-type="float">
            <text:p>7</text:p>
          </table:table-cell>
          <table:table-cell table:formula="of:=IF([.H96]+[.F96]&gt;0; &quot;C&quot;; &quot;NC&quot;)" office:value-type="string" office:string-value="C" calcext:value-type="string">
            <text:p>C</text:p>
          </table:table-cell>
          <table:table-cell table:formula="of:=IF([.G96]-([.C96]+[.D96])&gt;0; &quot;U&quot;; &quot;O&quot;)" office:value-type="string" office:string-value="O" calcext:value-type="string">
            <text:p>O</text:p>
          </table:table-cell>
          <table:table-cell table:formula="of:=IF(AND([.I96]=&quot;NC&quot;; [.J96]=&quot;U&quot;); 1; 0)" office:value-type="float" office:value="0" calcext:value-type="float">
            <text:p>0</text:p>
          </table:table-cell>
          <table:table-cell table:formula="of:=IF(OR(AND([.E96]=[.A96]; [.I96]=&quot;C&quot;;[.J96]=&quot;U&quot;); AND([.B96]=[.E96]; [.I96]=&quot;NC&quot;; [.J96]=&quot;U&quot;)); 1; 0)" office:value-type="float" office:value="0" calcext:value-type="float">
            <text:p>0</text:p>
          </table:table-cell>
          <table:table-cell table:formula="of:=IF([.I96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nesota Vikings</text:p>
          </table:table-cell>
          <table:table-cell office:value-type="string" calcext:value-type="string">
            <text:p>Detroit Lions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nesota Vikings</text:p>
          </table:table-cell>
          <table:table-cell office:value-type="float" office:value="-2.5" calcext:value-type="float">
            <text:p>-2.5</text:p>
          </table:table-cell>
          <table:table-cell office:value-type="float" office:value="43.5" calcext:value-type="float">
            <text:p>43.5</text:p>
          </table:table-cell>
          <table:table-cell office:value-type="float" office:value="12" calcext:value-type="float">
            <text:p>12</text:p>
          </table:table-cell>
          <table:table-cell table:formula="of:=IF([.H97]+[.F97]&gt;0; &quot;C&quot;; &quot;NC&quot;)" office:value-type="string" office:string-value="C" calcext:value-type="string">
            <text:p>C</text:p>
          </table:table-cell>
          <table:table-cell table:formula="of:=IF([.G97]-([.C97]+[.D97])&gt;0; &quot;U&quot;; &quot;O&quot;)" office:value-type="string" office:string-value="O" calcext:value-type="string">
            <text:p>O</text:p>
          </table:table-cell>
          <table:table-cell table:formula="of:=IF(AND([.I97]=&quot;NC&quot;; [.J97]=&quot;U&quot;); 1; 0)" office:value-type="float" office:value="0" calcext:value-type="float">
            <text:p>0</text:p>
          </table:table-cell>
          <table:table-cell table:formula="of:=IF(OR(AND([.E97]=[.A97]; [.I97]=&quot;C&quot;;[.J97]=&quot;U&quot;); AND([.B97]=[.E97]; [.I97]=&quot;NC&quot;; [.J97]=&quot;U&quot;)); 1; 0)" office:value-type="float" office:value="0" calcext:value-type="float">
            <text:p>0</text:p>
          </table:table-cell>
          <table:table-cell table:formula="of:=IF([.I9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Francisco 49ers</text:p>
          </table:table-cell>
          <table:table-cell office:value-type="string" calcext:value-type="string">
            <text:p>Washington Redski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Francisco 49ers</text:p>
          </table:table-cell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IF([.H98]+[.F98]&gt;0; &quot;C&quot;; &quot;NC&quot;)" office:value-type="string" office:string-value="NC" calcext:value-type="string">
            <text:p>NC</text:p>
          </table:table-cell>
          <table:table-cell table:formula="of:=IF([.G98]-([.C98]+[.D98])&gt;0; &quot;U&quot;; &quot;O&quot;)" office:value-type="string" office:string-value="U" calcext:value-type="string">
            <text:p>U</text:p>
          </table:table-cell>
          <table:table-cell table:formula="of:=IF(AND([.I98]=&quot;NC&quot;; [.J98]=&quot;U&quot;); 1; 0)" office:value-type="float" office:value="1" calcext:value-type="float">
            <text:p>1</text:p>
          </table:table-cell>
          <table:table-cell table:formula="of:=IF(OR(AND([.E98]=[.A98]; [.I98]=&quot;C&quot;;[.J98]=&quot;U&quot;); AND([.B98]=[.E98]; [.I98]=&quot;NC&quot;; [.J98]=&quot;U&quot;)); 1; 0)" office:value-type="float" office:value="0" calcext:value-type="float">
            <text:p>0</text:p>
          </table:table-cell>
          <table:table-cell table:formula="of:=IF([.I9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 Angeles Rams</text:p>
          </table:table-cell>
          <table:table-cell office:value-type="string" calcext:value-type="string">
            <text:p>Atlanta Falcons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 Angeles Rams</text:p>
          </table:table-cell>
          <table:table-cell office:value-type="float" office:value="-3" calcext:value-type="float">
            <text:p>-3</text:p>
          </table:table-cell>
          <table:table-cell office:value-type="float" office:value="54.5" calcext:value-type="float">
            <text:p>54.5</text:p>
          </table:table-cell>
          <table:table-cell office:value-type="float" office:value="27" calcext:value-type="float">
            <text:p>27</text:p>
          </table:table-cell>
          <table:table-cell table:formula="of:=IF([.H99]+[.F99]&gt;0; &quot;C&quot;; &quot;NC&quot;)" office:value-type="string" office:string-value="C" calcext:value-type="string">
            <text:p>C</text:p>
          </table:table-cell>
          <table:table-cell table:formula="of:=IF([.G99]-([.C99]+[.D99])&gt;0; &quot;U&quot;; &quot;O&quot;)" office:value-type="string" office:string-value="U" calcext:value-type="string">
            <text:p>U</text:p>
          </table:table-cell>
          <table:table-cell table:formula="of:=IF(AND([.I99]=&quot;NC&quot;; [.J99]=&quot;U&quot;); 1; 0)" office:value-type="float" office:value="0" calcext:value-type="float">
            <text:p>0</text:p>
          </table:table-cell>
          <table:table-cell table:formula="of:=IF(OR(AND([.E99]=[.A99]; [.I99]=&quot;C&quot;;[.J99]=&quot;U&quot;); AND([.B99]=[.E99]; [.I99]=&quot;NC&quot;; [.J99]=&quot;U&quot;)); 1; 0)" office:value-type="float" office:value="1" calcext:value-type="float">
            <text:p>1</text:p>
          </table:table-cell>
          <table:table-cell table:formula="of:=IF([.I99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ville Jaguars</text:p>
          </table:table-cell>
          <table:table-cell office:value-type="string" calcext:value-type="string">
            <text:p>Cincinnati Bengals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cksonville Jaguars</text:p>
          </table:table-cell>
          <table:table-cell office:value-type="float" office:value="-4" calcext:value-type="float">
            <text:p>-4</text:p>
          </table:table-cell>
          <table:table-cell office:value-type="float" office:value="44.5" calcext:value-type="float">
            <text:p>44.5</text:p>
          </table:table-cell>
          <table:table-cell office:value-type="float" office:value="10" calcext:value-type="float">
            <text:p>10</text:p>
          </table:table-cell>
          <table:table-cell table:formula="of:=IF([.H100]+[.F100]&gt;0; &quot;C&quot;; &quot;NC&quot;)" office:value-type="string" office:string-value="C" calcext:value-type="string">
            <text:p>C</text:p>
          </table:table-cell>
          <table:table-cell table:formula="of:=IF([.G100]-([.C100]+[.D100])&gt;0; &quot;U&quot;; &quot;O&quot;)" office:value-type="string" office:string-value="U" calcext:value-type="string">
            <text:p>U</text:p>
          </table:table-cell>
          <table:table-cell table:formula="of:=IF(AND([.I100]=&quot;NC&quot;; [.J100]=&quot;U&quot;); 1; 0)" office:value-type="float" office:value="0" calcext:value-type="float">
            <text:p>0</text:p>
          </table:table-cell>
          <table:table-cell table:formula="of:=IF(OR(AND([.E100]=[.A100]; [.I100]=&quot;C&quot;;[.J100]=&quot;U&quot;); AND([.B100]=[.E100]; [.I100]=&quot;NC&quot;; [.J100]=&quot;U&quot;)); 1; 0)" office:value-type="float" office:value="1" calcext:value-type="float">
            <text:p>1</text:p>
          </table:table-cell>
          <table:table-cell table:formula="of:=IF([.I100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Cardinals</text:p>
          </table:table-cell>
          <table:table-cell office:value-type="string" calcext:value-type="string">
            <text:p>New York Giants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York Giants</text:p>
          </table:table-cell>
          <table:table-cell office:value-type="float" office:value="-3.5" calcext:value-type="float">
            <text:p>-3.5</text:p>
          </table:table-cell>
          <table:table-cell office:value-type="float" office:value="49.5" calcext:value-type="float">
            <text:p>49.5</text:p>
          </table:table-cell>
          <table:table-cell office:value-type="float" office:value="-6" calcext:value-type="float">
            <text:p>-6</text:p>
          </table:table-cell>
          <table:table-cell table:formula="of:=IF([.H101]+[.F101]&gt;0; &quot;C&quot;; &quot;NC&quot;)" office:value-type="string" office:string-value="NC" calcext:value-type="string">
            <text:p>NC</text:p>
          </table:table-cell>
          <table:table-cell table:formula="of:=IF([.G101]-([.C101]+[.D101])&gt;0; &quot;U&quot;; &quot;O&quot;)" office:value-type="string" office:string-value="U" calcext:value-type="string">
            <text:p>U</text:p>
          </table:table-cell>
          <table:table-cell table:formula="of:=IF(AND([.I101]=&quot;NC&quot;; [.J101]=&quot;U&quot;); 1; 0)" office:value-type="float" office:value="1" calcext:value-type="float">
            <text:p>1</text:p>
          </table:table-cell>
          <table:table-cell table:formula="of:=IF(OR(AND([.E101]=[.A101]; [.I101]=&quot;C&quot;;[.J101]=&quot;U&quot;); AND([.B101]=[.E101]; [.I101]=&quot;NC&quot;; [.J101]=&quot;U&quot;)); 1; 0)" office:value-type="float" office:value="1" calcext:value-type="float">
            <text:p>1</text:p>
          </table:table-cell>
          <table:table-cell table:formula="of:=IF([.I101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land Raiders</text:p>
          </table:table-cell>
          <table:table-cell office:value-type="string" calcext:value-type="string">
            <text:p>Green Bay Packers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reen Bay Packers</text:p>
          </table:table-cell>
          <table:table-cell office:value-type="float" office:value="-5.5" calcext:value-type="float">
            <text:p>-5.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formula="of:=IF([.H102]+[.F102]&gt;0; &quot;C&quot;; &quot;NC&quot;)" office:value-type="string" office:string-value="C" calcext:value-type="string">
            <text:p>C</text:p>
          </table:table-cell>
          <table:table-cell table:formula="of:=IF([.G102]-([.C102]+[.D102])&gt;0; &quot;U&quot;; &quot;O&quot;)" office:value-type="string" office:string-value="O" calcext:value-type="string">
            <text:p>O</text:p>
          </table:table-cell>
          <table:table-cell table:formula="of:=IF(AND([.I102]=&quot;NC&quot;; [.J102]=&quot;U&quot;); 1; 0)" office:value-type="float" office:value="0" calcext:value-type="float">
            <text:p>0</text:p>
          </table:table-cell>
          <table:table-cell table:formula="of:=IF(OR(AND([.E102]=[.A102]; [.I102]=&quot;C&quot;;[.J102]=&quot;U&quot;); AND([.B102]=[.E102]; [.I102]=&quot;NC&quot;; [.J102]=&quot;U&quot;)); 1; 0)" office:value-type="float" office:value="0" calcext:value-type="float">
            <text:p>0</text:p>
          </table:table-cell>
          <table:table-cell table:formula="of:=IF([.I102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 Angeles Chargers</text:p>
          </table:table-cell>
          <table:table-cell office:value-type="string" calcext:value-type="string">
            <text:p>Tennessee Titans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nnessee Titans</text:p>
          </table:table-cell>
          <table:table-cell office:value-type="float" office:value="-3" calcext:value-type="float">
            <text:p>-3</text:p>
          </table:table-cell>
          <table:table-cell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formula="of:=IF([.H103]+[.F103]&gt;0; &quot;C&quot;; &quot;NC&quot;)" office:value-type="string" office:string-value="NC" calcext:value-type="string">
            <text:p>NC</text:p>
          </table:table-cell>
          <table:table-cell table:formula="of:=IF([.G103]-([.C103]+[.D103])&gt;0; &quot;U&quot;; &quot;O&quot;)" office:value-type="string" office:string-value="O" calcext:value-type="string">
            <text:p>O</text:p>
          </table:table-cell>
          <table:table-cell table:formula="of:=IF(AND([.I103]=&quot;NC&quot;; [.J103]=&quot;U&quot;); 1; 0)" office:value-type="float" office:value="0" calcext:value-type="float">
            <text:p>0</text:p>
          </table:table-cell>
          <table:table-cell table:formula="of:=IF(OR(AND([.E103]=[.A103]; [.I103]=&quot;C&quot;;[.J103]=&quot;U&quot;); AND([.B103]=[.E103]; [.I103]=&quot;NC&quot;; [.J103]=&quot;U&quot;)); 1; 0)" office:value-type="float" office:value="0" calcext:value-type="float">
            <text:p>0</text:p>
          </table:table-cell>
          <table:table-cell table:formula="of:=IF([.I103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Orleans Saints</text:p>
          </table:table-cell>
          <table:table-cell office:value-type="string" calcext:value-type="string">
            <text:p>Chicago Bears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icago Bears</text:p>
          </table:table-cell>
          <table:table-cell office:value-type="float" office:value="-4" calcext:value-type="float">
            <text:p>-4</text:p>
          </table:table-cell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table:formula="of:=IF([.H104]+[.F104]&gt;0; &quot;C&quot;; &quot;NC&quot;)" office:value-type="string" office:string-value="NC" calcext:value-type="string">
            <text:p>NC</text:p>
          </table:table-cell>
          <table:table-cell table:formula="of:=IF([.G104]-([.C104]+[.D104])&gt;0; &quot;U&quot;; &quot;O&quot;)" office:value-type="string" office:string-value="O" calcext:value-type="string">
            <text:p>O</text:p>
          </table:table-cell>
          <table:table-cell table:formula="of:=IF(AND([.I104]=&quot;NC&quot;; [.J104]=&quot;U&quot;); 1; 0)" office:value-type="float" office:value="0" calcext:value-type="float">
            <text:p>0</text:p>
          </table:table-cell>
          <table:table-cell table:formula="of:=IF(OR(AND([.E104]=[.A104]; [.I104]=&quot;C&quot;;[.J104]=&quot;U&quot;); AND([.B104]=[.E104]; [.I104]=&quot;NC&quot;; [.J104]=&quot;U&quot;)); 1; 0)" office:value-type="float" office:value="0" calcext:value-type="float">
            <text:p>0</text:p>
          </table:table-cell>
          <table:table-cell table:formula="of:=IF([.I10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timore Ravens</text:p>
          </table:table-cell>
          <table:table-cell office:value-type="string" calcext:value-type="string">
            <text:p>Seattle Seahawks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ttle Seahawks</text:p>
          </table:table-cell>
          <table:table-cell office:value-type="float" office:value="-3" calcext:value-type="float">
            <text:p>-3</text:p>
          </table:table-cell>
          <table:table-cell office:value-type="float" office:value="49" calcext:value-type="float">
            <text:p>49</text:p>
          </table:table-cell>
          <table:table-cell office:value-type="float" office:value="-14" calcext:value-type="float">
            <text:p>-14</text:p>
          </table:table-cell>
          <table:table-cell table:formula="of:=IF([.H105]+[.F105]&gt;0; &quot;C&quot;; &quot;NC&quot;)" office:value-type="string" office:string-value="NC" calcext:value-type="string">
            <text:p>NC</text:p>
          </table:table-cell>
          <table:table-cell table:formula="of:=IF([.G105]-([.C105]+[.D105])&gt;0; &quot;U&quot;; &quot;O&quot;)" office:value-type="string" office:string-value="U" calcext:value-type="string">
            <text:p>U</text:p>
          </table:table-cell>
          <table:table-cell table:formula="of:=IF(AND([.I105]=&quot;NC&quot;; [.J105]=&quot;U&quot;); 1; 0)" office:value-type="float" office:value="1" calcext:value-type="float">
            <text:p>1</text:p>
          </table:table-cell>
          <table:table-cell table:formula="of:=IF(OR(AND([.E105]=[.A105]; [.I105]=&quot;C&quot;;[.J105]=&quot;U&quot;); AND([.B105]=[.E105]; [.I105]=&quot;NC&quot;; [.J105]=&quot;U&quot;)); 1; 0)" office:value-type="float" office:value="1" calcext:value-type="float">
            <text:p>1</text:p>
          </table:table-cell>
          <table:table-cell table:formula="of:=IF([.I10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adelphia Eagles</text:p>
          </table:table-cell>
          <table:table-cell office:value-type="string" calcext:value-type="string">
            <text:p>Dallas Cowboys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llas Cowboys</text:p>
          </table:table-cell>
          <table:table-cell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[.H106]+[.F106]&gt;0; &quot;C&quot;; &quot;NC&quot;)" office:value-type="string" office:string-value="C" calcext:value-type="string">
            <text:p>C</text:p>
          </table:table-cell>
          <table:table-cell table:formula="of:=IF([.G106]-([.C106]+[.D106])&gt;0; &quot;U&quot;; &quot;O&quot;)" office:value-type="string" office:string-value="U" calcext:value-type="string">
            <text:p>U</text:p>
          </table:table-cell>
          <table:table-cell table:formula="of:=IF(AND([.I106]=&quot;NC&quot;; [.J106]=&quot;U&quot;); 1; 0)" office:value-type="float" office:value="0" calcext:value-type="float">
            <text:p>0</text:p>
          </table:table-cell>
          <table:table-cell table:formula="of:=IF(OR(AND([.E106]=[.A106]; [.I106]=&quot;C&quot;;[.J106]=&quot;U&quot;); AND([.B106]=[.E106]; [.I106]=&quot;NC&quot;; [.J106]=&quot;U&quot;)); 1; 0)" office:value-type="float" office:value="0" calcext:value-type="float">
            <text:p>0</text:p>
          </table:table-cell>
          <table:table-cell table:formula="of:=IF([.I106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England Patriots</text:p>
          </table:table-cell>
          <table:table-cell office:value-type="string" calcext:value-type="string">
            <text:p>New York Jets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England Patriots</text:p>
          </table:table-cell>
          <table:table-cell office:value-type="float" office:value="-9.5" calcext:value-type="float">
            <text:p>-9.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IF([.H107]+[.F107]&gt;0; &quot;C&quot;; &quot;NC&quot;)" office:value-type="string" office:string-value="C" calcext:value-type="string">
            <text:p>C</text:p>
          </table:table-cell>
          <table:table-cell table:formula="of:=IF([.G107]-([.C107]+[.D107])&gt;0; &quot;U&quot;; &quot;O&quot;)" office:value-type="string" office:string-value="U" calcext:value-type="string">
            <text:p>U</text:p>
          </table:table-cell>
          <table:table-cell table:formula="of:=IF(AND([.I107]=&quot;NC&quot;; [.J107]=&quot;U&quot;); 1; 0)" office:value-type="float" office:value="0" calcext:value-type="float">
            <text:p>0</text:p>
          </table:table-cell>
          <table:table-cell table:formula="of:=IF(OR(AND([.E107]=[.A107]; [.I107]=&quot;C&quot;;[.J107]=&quot;U&quot;); AND([.B107]=[.E107]; [.I107]=&quot;NC&quot;; [.J107]=&quot;U&quot;)); 1; 0)" office:value-type="float" office:value="1" calcext:value-type="float">
            <text:p>1</text:p>
          </table:table-cell>
          <table:table-cell table:formula="of:=IF([.I10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Redskins</text:p>
          </table:table-cell>
          <table:table-cell office:value-type="string" calcext:value-type="string">
            <text:p>Minnesota Vikings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nesota Vikings</text:p>
          </table:table-cell>
          <table:table-cell office:value-type="float" office:value="-16.5" calcext:value-type="float">
            <text:p>-16.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IF([.H108]+[.F108]&gt;0; &quot;C&quot;; &quot;NC&quot;)" office:value-type="string" office:string-value="NC" calcext:value-type="string">
            <text:p>NC</text:p>
          </table:table-cell>
          <table:table-cell table:formula="of:=IF([.G108]-([.C108]+[.D108])&gt;0; &quot;U&quot;; &quot;O&quot;)" office:value-type="string" office:string-value="U" calcext:value-type="string">
            <text:p>U</text:p>
          </table:table-cell>
          <table:table-cell table:formula="of:=IF(AND([.I108]=&quot;NC&quot;; [.J108]=&quot;U&quot;); 1; 0)" office:value-type="float" office:value="1" calcext:value-type="float">
            <text:p>1</text:p>
          </table:table-cell>
          <table:table-cell table:formula="of:=IF(OR(AND([.E108]=[.A108]; [.I108]=&quot;C&quot;;[.J108]=&quot;U&quot;); AND([.B108]=[.E108]; [.I108]=&quot;NC&quot;; [.J108]=&quot;U&quot;)); 1; 0)" office:value-type="float" office:value="1" calcext:value-type="float">
            <text:p>1</text:p>
          </table:table-cell>
          <table:table-cell table:formula="of:=IF([.I10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adelphia Eagles</text:p>
          </table:table-cell>
          <table:table-cell office:value-type="string" calcext:value-type="string">
            <text:p>Buffalo Bills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ffalo Bills</text:p>
          </table:table-cell>
          <table:table-cell office:value-type="float" office:value="-1" calcext:value-type="float">
            <text:p>-1</text:p>
          </table:table-cell>
          <table:table-cell office:value-type="float" office:value="39.5" calcext:value-type="float">
            <text:p>39.5</text:p>
          </table:table-cell>
          <table:table-cell office:value-type="float" office:value="-18" calcext:value-type="float">
            <text:p>-18</text:p>
          </table:table-cell>
          <table:table-cell table:formula="of:=IF([.H109]+[.F109]&gt;0; &quot;C&quot;; &quot;NC&quot;)" office:value-type="string" office:string-value="NC" calcext:value-type="string">
            <text:p>NC</text:p>
          </table:table-cell>
          <table:table-cell table:formula="of:=IF([.G109]-([.C109]+[.D109])&gt;0; &quot;U&quot;; &quot;O&quot;)" office:value-type="string" office:string-value="O" calcext:value-type="string">
            <text:p>O</text:p>
          </table:table-cell>
          <table:table-cell table:formula="of:=IF(AND([.I109]=&quot;NC&quot;; [.J109]=&quot;U&quot;); 1; 0)" office:value-type="float" office:value="0" calcext:value-type="float">
            <text:p>0</text:p>
          </table:table-cell>
          <table:table-cell table:formula="of:=IF(OR(AND([.E109]=[.A109]; [.I109]=&quot;C&quot;;[.J109]=&quot;U&quot;); AND([.B109]=[.E109]; [.I109]=&quot;NC&quot;; [.J109]=&quot;U&quot;)); 1; 0)" office:value-type="float" office:value="0" calcext:value-type="float">
            <text:p>0</text:p>
          </table:table-cell>
          <table:table-cell table:formula="of:=IF([.I109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 Angeles Chargers</text:p>
          </table:table-cell>
          <table:table-cell office:value-type="string" calcext:value-type="string">
            <text:p>Chicago Bear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cago Bears</text:p>
          </table:table-cell>
          <table:table-cell office:value-type="float" office:value="-3.5" calcext:value-type="float">
            <text:p>-3.5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table:formula="of:=IF([.H110]+[.F110]&gt;0; &quot;C&quot;; &quot;NC&quot;)" office:value-type="string" office:string-value="NC" calcext:value-type="string">
            <text:p>NC</text:p>
          </table:table-cell>
          <table:table-cell table:formula="of:=IF([.G110]-([.C110]+[.D110])&gt;0; &quot;U&quot;; &quot;O&quot;)" office:value-type="string" office:string-value="U" calcext:value-type="string">
            <text:p>U</text:p>
          </table:table-cell>
          <table:table-cell table:formula="of:=IF(AND([.I110]=&quot;NC&quot;; [.J110]=&quot;U&quot;); 1; 0)" office:value-type="float" office:value="1" calcext:value-type="float">
            <text:p>1</text:p>
          </table:table-cell>
          <table:table-cell table:formula="of:=IF(OR(AND([.E110]=[.A110]; [.I110]=&quot;C&quot;;[.J110]=&quot;U&quot;); AND([.B110]=[.E110]; [.I110]=&quot;NC&quot;; [.J110]=&quot;U&quot;)); 1; 0)" office:value-type="float" office:value="1" calcext:value-type="float">
            <text:p>1</text:p>
          </table:table-cell>
          <table:table-cell table:formula="of:=IF([.I11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ver Broncos</text:p>
          </table:table-cell>
          <table:table-cell office:value-type="string" calcext:value-type="string">
            <text:p>Indianapolis Colts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anapolis Colts</text:p>
          </table:table-cell>
          <table:table-cell office:value-type="float" office:value="-6" calcext:value-type="float">
            <text:p>-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IF([.H111]+[.F111]&gt;0; &quot;C&quot;; &quot;NC&quot;)" office:value-type="string" office:string-value="NC" calcext:value-type="string">
            <text:p>NC</text:p>
          </table:table-cell>
          <table:table-cell table:formula="of:=IF([.G111]-([.C111]+[.D111])&gt;0; &quot;U&quot;; &quot;O&quot;)" office:value-type="string" office:string-value="U" calcext:value-type="string">
            <text:p>U</text:p>
          </table:table-cell>
          <table:table-cell table:formula="of:=IF(AND([.I111]=&quot;NC&quot;; [.J111]=&quot;U&quot;); 1; 0)" office:value-type="float" office:value="1" calcext:value-type="float">
            <text:p>1</text:p>
          </table:table-cell>
          <table:table-cell table:formula="of:=IF(OR(AND([.E111]=[.A111]; [.I111]=&quot;C&quot;;[.J111]=&quot;U&quot;); AND([.B111]=[.E111]; [.I111]=&quot;NC&quot;; [.J111]=&quot;U&quot;)); 1; 0)" office:value-type="float" office:value="1" calcext:value-type="float">
            <text:p>1</text:p>
          </table:table-cell>
          <table:table-cell table:formula="of:=IF([.I111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 Giants</text:p>
          </table:table-cell>
          <table:table-cell office:value-type="string" calcext:value-type="string">
            <text:p>Detroit Lions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troit Lions</text:p>
          </table:table-cell>
          <table:table-cell office:value-type="float" office:value="-6.5" calcext:value-type="float">
            <text:p>-6.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IF([.H112]+[.F112]&gt;0; &quot;C&quot;; &quot;NC&quot;)" office:value-type="string" office:string-value="NC" calcext:value-type="string">
            <text:p>NC</text:p>
          </table:table-cell>
          <table:table-cell table:formula="of:=IF([.G112]-([.C112]+[.D112])&gt;0; &quot;U&quot;; &quot;O&quot;)" office:value-type="string" office:string-value="O" calcext:value-type="string">
            <text:p>O</text:p>
          </table:table-cell>
          <table:table-cell table:formula="of:=IF(AND([.I112]=&quot;NC&quot;; [.J112]=&quot;U&quot;); 1; 0)" office:value-type="float" office:value="0" calcext:value-type="float">
            <text:p>0</text:p>
          </table:table-cell>
          <table:table-cell table:formula="of:=IF(OR(AND([.E112]=[.A112]; [.I112]=&quot;C&quot;;[.J112]=&quot;U&quot;); AND([.B112]=[.E112]; [.I112]=&quot;NC&quot;; [.J112]=&quot;U&quot;)); 1; 0)" office:value-type="float" office:value="0" calcext:value-type="float">
            <text:p>0</text:p>
          </table:table-cell>
          <table:table-cell table:formula="of:=IF([.I11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ttle Seahawks</text:p>
          </table:table-cell>
          <table:table-cell office:value-type="string" calcext:value-type="string">
            <text:p>Atlanta Falcons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attle Seahawks</text:p>
          </table:table-cell>
          <table:table-cell office:value-type="float" office:value="-7.5" calcext:value-type="float">
            <text:p>-7.5</text:p>
          </table:table-cell>
          <table:table-cell office:value-type="float" office:value="48.5" calcext:value-type="float">
            <text:p>48.5</text:p>
          </table:table-cell>
          <table:table-cell office:value-type="float" office:value="7" calcext:value-type="float">
            <text:p>7</text:p>
          </table:table-cell>
          <table:table-cell table:formula="of:=IF([.H113]+[.F113]&gt;0; &quot;C&quot;; &quot;NC&quot;)" office:value-type="string" office:string-value="NC" calcext:value-type="string">
            <text:p>NC</text:p>
          </table:table-cell>
          <table:table-cell table:formula="of:=IF([.G113]-([.C113]+[.D113])&gt;0; &quot;U&quot;; &quot;O&quot;)" office:value-type="string" office:string-value="U" calcext:value-type="string">
            <text:p>U</text:p>
          </table:table-cell>
          <table:table-cell table:formula="of:=IF(AND([.I113]=&quot;NC&quot;; [.J113]=&quot;U&quot;); 1; 0)" office:value-type="float" office:value="1" calcext:value-type="float">
            <text:p>1</text:p>
          </table:table-cell>
          <table:table-cell table:formula="of:=IF(OR(AND([.E113]=[.A113]; [.I113]=&quot;C&quot;;[.J113]=&quot;U&quot;); AND([.B113]=[.E113]; [.I113]=&quot;NC&quot;; [.J113]=&quot;U&quot;)); 1; 0)" office:value-type="float" office:value="0" calcext:value-type="float">
            <text:p>0</text:p>
          </table:table-cell>
          <table:table-cell table:formula="of:=IF([.I113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Bengals</text:p>
          </table:table-cell>
          <table:table-cell office:value-type="string" calcext:value-type="string">
            <text:p>Los Angeles Ram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s Angeles Rams</text:p>
          </table:table-cell>
          <table:table-cell office:value-type="float" office:value="-12" calcext:value-type="float">
            <text:p>-12</text:p>
          </table:table-cell>
          <table:table-cell office:value-type="float" office:value="48.5" calcext:value-type="float">
            <text:p>48.5</text:p>
          </table:table-cell>
          <table:table-cell office:value-type="float" office:value="14" calcext:value-type="float">
            <text:p>14</text:p>
          </table:table-cell>
          <table:table-cell table:formula="of:=IF([.H114]+[.F114]&gt;0; &quot;C&quot;; &quot;NC&quot;)" office:value-type="string" office:string-value="C" calcext:value-type="string">
            <text:p>C</text:p>
          </table:table-cell>
          <table:table-cell table:formula="of:=IF([.G114]-([.C114]+[.D114])&gt;0; &quot;U&quot;; &quot;O&quot;)" office:value-type="string" office:string-value="U" calcext:value-type="string">
            <text:p>U</text:p>
          </table:table-cell>
          <table:table-cell table:formula="of:=IF(AND([.I114]=&quot;NC&quot;; [.J114]=&quot;U&quot;); 1; 0)" office:value-type="float" office:value="0" calcext:value-type="float">
            <text:p>0</text:p>
          </table:table-cell>
          <table:table-cell table:formula="of:=IF(OR(AND([.E114]=[.A114]; [.I114]=&quot;C&quot;;[.J114]=&quot;U&quot;); AND([.B114]=[.E114]; [.I114]=&quot;NC&quot;; [.J114]=&quot;U&quot;)); 1; 0)" office:value-type="float" office:value="0" calcext:value-type="float">
            <text:p>0</text:p>
          </table:table-cell>
          <table:table-cell table:formula="of:=IF([.I114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Cardinals</text:p>
          </table:table-cell>
          <table:table-cell office:value-type="string" calcext:value-type="string">
            <text:p>New Orleans Saints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w Orleans Saints</text:p>
          </table:table-cell>
          <table:table-cell office:value-type="float" office:value="-12.5" calcext:value-type="float">
            <text:p>-12.5</text:p>
          </table:table-cell>
          <table:table-cell office:value-type="float" office:value="47.5" calcext:value-type="float">
            <text:p>47.5</text:p>
          </table:table-cell>
          <table:table-cell office:value-type="float" office:value="22" calcext:value-type="float">
            <text:p>22</text:p>
          </table:table-cell>
          <table:table-cell table:formula="of:=IF([.H115]+[.F115]&gt;0; &quot;C&quot;; &quot;NC&quot;)" office:value-type="string" office:string-value="C" calcext:value-type="string">
            <text:p>C</text:p>
          </table:table-cell>
          <table:table-cell table:formula="of:=IF([.G115]-([.C115]+[.D115])&gt;0; &quot;U&quot;; &quot;O&quot;)" office:value-type="string" office:string-value="U" calcext:value-type="string">
            <text:p>U</text:p>
          </table:table-cell>
          <table:table-cell table:formula="of:=IF(AND([.I115]=&quot;NC&quot;; [.J115]=&quot;U&quot;); 1; 0)" office:value-type="float" office:value="0" calcext:value-type="float">
            <text:p>0</text:p>
          </table:table-cell>
          <table:table-cell table:formula="of:=IF(OR(AND([.E115]=[.A115]; [.I115]=&quot;C&quot;;[.J115]=&quot;U&quot;); AND([.B115]=[.E115]; [.I115]=&quot;NC&quot;; [.J115]=&quot;U&quot;)); 1; 0)" office:value-type="float" office:value="0" calcext:value-type="float">
            <text:p>0</text:p>
          </table:table-cell>
          <table:table-cell table:formula="of:=IF([.I115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York Jets</text:p>
          </table:table-cell>
          <table:table-cell office:value-type="string" calcext:value-type="string">
            <text:p>Jacksonville Jaguars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cksonville Jaguars</text:p>
          </table:table-cell>
          <table:table-cell office:value-type="float" office:value="-7" calcext:value-type="float">
            <text:p>-7</text:p>
          </table:table-cell>
          <table:table-cell office:value-type="float" office:value="39.5" calcext:value-type="float">
            <text:p>39.5</text:p>
          </table:table-cell>
          <table:table-cell office:value-type="float" office:value="14" calcext:value-type="float">
            <text:p>14</text:p>
          </table:table-cell>
          <table:table-cell table:formula="of:=IF([.H116]+[.F116]&gt;0; &quot;C&quot;; &quot;NC&quot;)" office:value-type="string" office:string-value="C" calcext:value-type="string">
            <text:p>C</text:p>
          </table:table-cell>
          <table:table-cell table:formula="of:=IF([.G116]-([.C116]+[.D116])&gt;0; &quot;U&quot;; &quot;O&quot;)" office:value-type="string" office:string-value="O" calcext:value-type="string">
            <text:p>O</text:p>
          </table:table-cell>
          <table:table-cell table:formula="of:=IF(AND([.I116]=&quot;NC&quot;; [.J116]=&quot;U&quot;); 1; 0)" office:value-type="float" office:value="0" calcext:value-type="float">
            <text:p>0</text:p>
          </table:table-cell>
          <table:table-cell table:formula="of:=IF(OR(AND([.E116]=[.A116]; [.I116]=&quot;C&quot;;[.J116]=&quot;U&quot;); AND([.B116]=[.E116]; [.I116]=&quot;NC&quot;; [.J116]=&quot;U&quot;)); 1; 0)" office:value-type="float" office:value="0" calcext:value-type="float">
            <text:p>0</text:p>
          </table:table-cell>
          <table:table-cell table:formula="of:=IF([.I116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pa Bay Buccaneers</text:p>
          </table:table-cell>
          <table:table-cell office:value-type="string" calcext:value-type="string">
            <text:p>Tennessee Titan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nnessee Titans</text:p>
          </table:table-cell>
          <table:table-cell office:value-type="float" office:value="-2" calcext:value-type="float">
            <text:p>-2</text:p>
          </table:table-cell>
          <table:table-cell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formula="of:=IF([.H117]+[.F117]&gt;0; &quot;C&quot;; &quot;NC&quot;)" office:value-type="string" office:string-value="C" calcext:value-type="string">
            <text:p>C</text:p>
          </table:table-cell>
          <table:table-cell table:formula="of:=IF([.G117]-([.C117]+[.D117])&gt;0; &quot;U&quot;; &quot;O&quot;)" office:value-type="string" office:string-value="O" calcext:value-type="string">
            <text:p>O</text:p>
          </table:table-cell>
          <table:table-cell table:formula="of:=IF(AND([.I117]=&quot;NC&quot;; [.J117]=&quot;U&quot;); 1; 0)" office:value-type="float" office:value="0" calcext:value-type="float">
            <text:p>0</text:p>
          </table:table-cell>
          <table:table-cell table:formula="of:=IF(OR(AND([.E117]=[.A117]; [.I117]=&quot;C&quot;;[.J117]=&quot;U&quot;); AND([.B117]=[.E117]; [.I117]=&quot;NC&quot;; [.J117]=&quot;U&quot;)); 1; 0)" office:value-type="float" office:value="0" calcext:value-type="float">
            <text:p>0</text:p>
          </table:table-cell>
          <table:table-cell table:formula="of:=IF([.I11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ina Panthers</text:p>
          </table:table-cell>
          <table:table-cell office:value-type="string" calcext:value-type="string">
            <text:p>San Francisco 49ers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n Francisco 49ers</text:p>
          </table:table-cell>
          <table:table-cell office:value-type="float" office:value="-4.5" calcext:value-type="float">
            <text:p>-4.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formula="of:=IF([.H118]+[.F118]&gt;0; &quot;C&quot;; &quot;NC&quot;)" office:value-type="string" office:string-value="C" calcext:value-type="string">
            <text:p>C</text:p>
          </table:table-cell>
          <table:table-cell table:formula="of:=IF([.G118]-([.C118]+[.D118])&gt;0; &quot;U&quot;; &quot;O&quot;)" office:value-type="string" office:string-value="O" calcext:value-type="string">
            <text:p>O</text:p>
          </table:table-cell>
          <table:table-cell table:formula="of:=IF(AND([.I118]=&quot;NC&quot;; [.J118]=&quot;U&quot;); 1; 0)" office:value-type="float" office:value="0" calcext:value-type="float">
            <text:p>0</text:p>
          </table:table-cell>
          <table:table-cell table:formula="of:=IF(OR(AND([.E118]=[.A118]; [.I118]=&quot;C&quot;;[.J118]=&quot;U&quot;); AND([.B118]=[.E118]; [.I118]=&quot;NC&quot;; [.J118]=&quot;U&quot;)); 1; 0)" office:value-type="float" office:value="0" calcext:value-type="float">
            <text:p>0</text:p>
          </table:table-cell>
          <table:table-cell table:formula="of:=IF([.I118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veland Browns</text:p>
          </table:table-cell>
          <table:table-cell office:value-type="string" calcext:value-type="string">
            <text:p>New England Patriots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w England Patriots</text:p>
          </table:table-cell>
          <table:table-cell office:value-type="float" office:value="-9.5" calcext:value-type="float">
            <text:p>-9.5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IF([.H119]+[.F119]&gt;0; &quot;C&quot;; &quot;NC&quot;)" office:value-type="string" office:string-value="C" calcext:value-type="string">
            <text:p>C</text:p>
          </table:table-cell>
          <table:table-cell table:formula="of:=IF([.G119]-([.C119]+[.D119])&gt;0; &quot;U&quot;; &quot;O&quot;)" office:value-type="string" office:string-value="U" calcext:value-type="string">
            <text:p>U</text:p>
          </table:table-cell>
          <table:table-cell table:formula="of:=IF(AND([.I119]=&quot;NC&quot;; [.J119]=&quot;U&quot;); 1; 0)" office:value-type="float" office:value="0" calcext:value-type="float">
            <text:p>0</text:p>
          </table:table-cell>
          <table:table-cell table:formula="of:=IF(OR(AND([.E119]=[.A119]; [.I119]=&quot;C&quot;;[.J119]=&quot;U&quot;); AND([.B119]=[.E119]; [.I119]=&quot;NC&quot;; [.J119]=&quot;U&quot;)); 1; 0)" office:value-type="float" office:value="0" calcext:value-type="float">
            <text:p>0</text:p>
          </table:table-cell>
          <table:table-cell table:formula="of:=IF([.I119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akland Raiders</text:p>
          </table:table-cell>
          <table:table-cell office:value-type="string" calcext:value-type="string">
            <text:p>Houston Texans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ouston Texans</text:p>
          </table:table-cell>
          <table:table-cell office:value-type="float" office:value="-5" calcext:value-type="float">
            <text:p>-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IF([.H120]+[.F120]&gt;0; &quot;C&quot;; &quot;NC&quot;)" office:value-type="string" office:string-value="NC" calcext:value-type="string">
            <text:p>NC</text:p>
          </table:table-cell>
          <table:table-cell table:formula="of:=IF([.G120]-([.C120]+[.D120])&gt;0; &quot;U&quot;; &quot;O&quot;)" office:value-type="string" office:string-value="U" calcext:value-type="string">
            <text:p>U</text:p>
          </table:table-cell>
          <table:table-cell table:formula="of:=IF(AND([.I120]=&quot;NC&quot;; [.J120]=&quot;U&quot;); 1; 0)" office:value-type="float" office:value="1" calcext:value-type="float">
            <text:p>1</text:p>
          </table:table-cell>
          <table:table-cell table:formula="of:=IF(OR(AND([.E120]=[.A120]; [.I120]=&quot;C&quot;;[.J120]=&quot;U&quot;); AND([.B120]=[.E120]; [.I120]=&quot;NC&quot;; [.J120]=&quot;U&quot;)); 1; 0)" office:value-type="float" office:value="1" calcext:value-type="float">
            <text:p>1</text:p>
          </table:table-cell>
          <table:table-cell table:formula="of:=IF([.I12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 Bay Packers</text:p>
          </table:table-cell>
          <table:table-cell office:value-type="string" calcext:value-type="string">
            <text:p>Kansas City Chiefs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en Bay Packers</text:p>
          </table:table-cell>
          <table:table-cell office:value-type="float" office:value="-5" calcext:value-type="float">
            <text:p>-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IF([.H121]+[.F121]&gt;0; &quot;C&quot;; &quot;NC&quot;)" office:value-type="string" office:string-value="C" calcext:value-type="string">
            <text:p>C</text:p>
          </table:table-cell>
          <table:table-cell table:formula="of:=IF([.G121]-([.C121]+[.D121])&gt;0; &quot;U&quot;; &quot;O&quot;)" office:value-type="string" office:string-value="O" calcext:value-type="string">
            <text:p>O</text:p>
          </table:table-cell>
          <table:table-cell table:formula="of:=IF(AND([.I121]=&quot;NC&quot;; [.J121]=&quot;U&quot;); 1; 0)" office:value-type="float" office:value="0" calcext:value-type="float">
            <text:p>0</text:p>
          </table:table-cell>
          <table:table-cell table:formula="of:=IF(OR(AND([.E121]=[.A121]; [.I121]=&quot;C&quot;;[.J121]=&quot;U&quot;); AND([.B121]=[.E121]; [.I121]=&quot;NC&quot;; [.J121]=&quot;U&quot;)); 1; 0)" office:value-type="float" office:value="0" calcext:value-type="float">
            <text:p>0</text:p>
          </table:table-cell>
          <table:table-cell table:formula="of:=IF([.I121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ami Dolphins</text:p>
          </table:table-cell>
          <table:table-cell office:value-type="string" calcext:value-type="string">
            <text:p>Pittsburgh Steelers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ittsburgh Steelers</text:p>
          </table:table-cell>
          <table:table-cell office:value-type="float" office:value="-14" calcext:value-type="float">
            <text:p>-1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formula="of:=IF([.H122]+[.F122]&gt;0; &quot;C&quot;; &quot;NC&quot;)" office:value-type="string" office:string-value="NC" calcext:value-type="string">
            <text:p>NC</text:p>
          </table:table-cell>
          <table:table-cell table:formula="of:=IF([.G122]-([.C122]+[.D122])&gt;0; &quot;U&quot;; &quot;O&quot;)" office:value-type="string" office:string-value="U" calcext:value-type="string">
            <text:p>U</text:p>
          </table:table-cell>
          <table:table-cell table:formula="of:=IF(AND([.I122]=&quot;NC&quot;; [.J122]=&quot;U&quot;); 1; 0)" office:value-type="float" office:value="1" calcext:value-type="float">
            <text:p>1</text:p>
          </table:table-cell>
          <table:table-cell table:formula="of:=IF(OR(AND([.E122]=[.A122]; [.I122]=&quot;C&quot;;[.J122]=&quot;U&quot;); AND([.B122]=[.E122]; [.I122]=&quot;NC&quot;; [.J122]=&quot;U&quot;)); 1; 0)" office:value-type="float" office:value="1" calcext:value-type="float">
            <text:p>1</text:p>
          </table:table-cell>
          <table:table-cell table:formula="of:=IF([.I12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Francisco 49ers</text:p>
          </table:table-cell>
          <table:table-cell office:value-type="string" calcext:value-type="string">
            <text:p>Arizona Cardinals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 Francisco 49ers</text:p>
          </table:table-cell>
          <table:table-cell office:value-type="float" office:value="-10.5" calcext:value-type="float">
            <text:p>-10.5</text:p>
          </table:table-cell>
          <table:table-cell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formula="of:=IF([.H123]+[.F123]&gt;0; &quot;C&quot;; &quot;NC&quot;)" office:value-type="string" office:string-value="NC" calcext:value-type="string">
            <text:p>NC</text:p>
          </table:table-cell>
          <table:table-cell table:formula="of:=IF([.G123]-([.C123]+[.D123])&gt;0; &quot;U&quot;; &quot;O&quot;)" office:value-type="string" office:string-value="O" calcext:value-type="string">
            <text:p>O</text:p>
          </table:table-cell>
          <table:table-cell table:formula="of:=IF(AND([.I123]=&quot;NC&quot;; [.J123]=&quot;U&quot;); 1; 0)" office:value-type="float" office:value="0" calcext:value-type="float">
            <text:p>0</text:p>
          </table:table-cell>
          <table:table-cell table:formula="of:=IF(OR(AND([.E123]=[.A123]; [.I123]=&quot;C&quot;;[.J123]=&quot;U&quot;); AND([.B123]=[.E123]; [.I123]=&quot;NC&quot;; [.J123]=&quot;U&quot;)); 1; 0)" office:value-type="float" office:value="0" calcext:value-type="float">
            <text:p>0</text:p>
          </table:table-cell>
          <table:table-cell table:formula="of:=IF([.I123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ton Texans</text:p>
          </table:table-cell>
          <table:table-cell office:value-type="string" calcext:value-type="string">
            <text:p>Jacksonville Jaguars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cksonville Jaguars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office:value-type="float" office:value="-23" calcext:value-type="float">
            <text:p>-23</text:p>
          </table:table-cell>
          <table:table-cell table:formula="of:=IF([.H124]+[.F124]&gt;0; &quot;C&quot;; &quot;NC&quot;)" office:value-type="string" office:string-value="NC" calcext:value-type="string">
            <text:p>NC</text:p>
          </table:table-cell>
          <table:table-cell table:formula="of:=IF([.G124]-([.C124]+[.D124])&gt;0; &quot;U&quot;; &quot;O&quot;)" office:value-type="string" office:string-value="U" calcext:value-type="string">
            <text:p>U</text:p>
          </table:table-cell>
          <table:table-cell table:formula="of:=IF(AND([.I124]=&quot;NC&quot;; [.J124]=&quot;U&quot;); 1; 0)" office:value-type="float" office:value="1" calcext:value-type="float">
            <text:p>1</text:p>
          </table:table-cell>
          <table:table-cell table:formula="of:=IF(OR(AND([.E124]=[.A124]; [.I124]=&quot;C&quot;;[.J124]=&quot;U&quot;); AND([.B124]=[.E124]; [.I124]=&quot;NC&quot;; [.J124]=&quot;U&quot;)); 1; 0)" office:value-type="float" office:value="1" calcext:value-type="float">
            <text:p>1</text:p>
          </table:table-cell>
          <table:table-cell table:formula="of:=IF([.I12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Redskins</text:p>
          </table:table-cell>
          <table:table-cell office:value-type="string" calcext:value-type="string">
            <text:p>Buffalo Bill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ffalo Bills</text:p>
          </table:table-cell>
          <table:table-cell office:value-type="float" office:value="-10.5" calcext:value-type="float">
            <text:p>-10.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formula="of:=IF([.H125]+[.F125]&gt;0; &quot;C&quot;; &quot;NC&quot;)" office:value-type="string" office:string-value="C" calcext:value-type="string">
            <text:p>C</text:p>
          </table:table-cell>
          <table:table-cell table:formula="of:=IF([.G125]-([.C125]+[.D125])&gt;0; &quot;U&quot;; &quot;O&quot;)" office:value-type="string" office:string-value="U" calcext:value-type="string">
            <text:p>U</text:p>
          </table:table-cell>
          <table:table-cell table:formula="of:=IF(AND([.I125]=&quot;NC&quot;; [.J125]=&quot;U&quot;); 1; 0)" office:value-type="float" office:value="0" calcext:value-type="float">
            <text:p>0</text:p>
          </table:table-cell>
          <table:table-cell table:formula="of:=IF(OR(AND([.E125]=[.A125]; [.I125]=&quot;C&quot;;[.J125]=&quot;U&quot;); AND([.B125]=[.E125]; [.I125]=&quot;NC&quot;; [.J125]=&quot;U&quot;)); 1; 0)" office:value-type="float" office:value="0" calcext:value-type="float">
            <text:p>0</text:p>
          </table:table-cell>
          <table:table-cell table:formula="of:=IF([.I125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nessee Titans</text:p>
          </table:table-cell>
          <table:table-cell office:value-type="string" calcext:value-type="string">
            <text:p>Carolina Panthers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rolina Panthers</text:p>
          </table:table-cell>
          <table:table-cell office:value-type="float" office:value="-3.5" calcext:value-type="float">
            <text:p>-3.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IF([.H126]+[.F126]&gt;0; &quot;C&quot;; &quot;NC&quot;)" office:value-type="string" office:string-value="C" calcext:value-type="string">
            <text:p>C</text:p>
          </table:table-cell>
          <table:table-cell table:formula="of:=IF([.G126]-([.C126]+[.D126])&gt;0; &quot;U&quot;; &quot;O&quot;)" office:value-type="string" office:string-value="O" calcext:value-type="string">
            <text:p>O</text:p>
          </table:table-cell>
          <table:table-cell table:formula="of:=IF(AND([.I126]=&quot;NC&quot;; [.J126]=&quot;U&quot;); 1; 0)" office:value-type="float" office:value="0" calcext:value-type="float">
            <text:p>0</text:p>
          </table:table-cell>
          <table:table-cell table:formula="of:=IF(OR(AND([.E126]=[.A126]; [.I126]=&quot;C&quot;;[.J126]=&quot;U&quot;); AND([.B126]=[.E126]; [.I126]=&quot;NC&quot;; [.J126]=&quot;U&quot;)); 1; 0)" office:value-type="float" office:value="0" calcext:value-type="float">
            <text:p>0</text:p>
          </table:table-cell>
          <table:table-cell table:formula="of:=IF([.I126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ago Bears</text:p>
          </table:table-cell>
          <table:table-cell office:value-type="string" calcext:value-type="string">
            <text:p>Philadelphia Eagles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 Eagles</text:p>
          </table:table-cell>
          <table:table-cell office:value-type="float" office:value="-5" calcext:value-type="float">
            <text:p>-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IF([.H127]+[.F127]&gt;0; &quot;C&quot;; &quot;NC&quot;)" office:value-type="string" office:string-value="C" calcext:value-type="string">
            <text:p>C</text:p>
          </table:table-cell>
          <table:table-cell table:formula="of:=IF([.G127]-([.C127]+[.D127])&gt;0; &quot;U&quot;; &quot;O&quot;)" office:value-type="string" office:string-value="U" calcext:value-type="string">
            <text:p>U</text:p>
          </table:table-cell>
          <table:table-cell table:formula="of:=IF(AND([.I127]=&quot;NC&quot;; [.J127]=&quot;U&quot;); 1; 0)" office:value-type="float" office:value="0" calcext:value-type="float">
            <text:p>0</text:p>
          </table:table-cell>
          <table:table-cell table:formula="of:=IF(OR(AND([.E127]=[.A127]; [.I127]=&quot;C&quot;;[.J127]=&quot;U&quot;); AND([.B127]=[.E127]; [.I127]=&quot;NC&quot;; [.J127]=&quot;U&quot;)); 1; 0)" office:value-type="float" office:value="0" calcext:value-type="float">
            <text:p>0</text:p>
          </table:table-cell>
          <table:table-cell table:formula="of:=IF([.I12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apolis Colts</text:p>
          </table:table-cell>
          <table:table-cell office:value-type="string" calcext:value-type="string">
            <text:p>Pittsburgh Steelers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tsburgh Steelers</text:p>
          </table:table-cell>
          <table:table-cell office:value-type="float" office:value="-1" calcext:value-type="float">
            <text:p>-1</text:p>
          </table:table-cell>
          <table:table-cell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formula="of:=IF([.H128]+[.F128]&gt;0; &quot;C&quot;; &quot;NC&quot;)" office:value-type="string" office:string-value="C" calcext:value-type="string">
            <text:p>C</text:p>
          </table:table-cell>
          <table:table-cell table:formula="of:=IF([.G128]-([.C128]+[.D128])&gt;0; &quot;U&quot;; &quot;O&quot;)" office:value-type="string" office:string-value="O" calcext:value-type="string">
            <text:p>O</text:p>
          </table:table-cell>
          <table:table-cell table:formula="of:=IF(AND([.I128]=&quot;NC&quot;; [.J128]=&quot;U&quot;); 1; 0)" office:value-type="float" office:value="0" calcext:value-type="float">
            <text:p>0</text:p>
          </table:table-cell>
          <table:table-cell table:formula="of:=IF(OR(AND([.E128]=[.A128]; [.I128]=&quot;C&quot;;[.J128]=&quot;U&quot;); AND([.B128]=[.E128]; [.I128]=&quot;NC&quot;; [.J128]=&quot;U&quot;)); 1; 0)" office:value-type="float" office:value="0" calcext:value-type="float">
            <text:p>0</text:p>
          </table:table-cell>
          <table:table-cell table:formula="of:=IF([.I128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York Jets</text:p>
          </table:table-cell>
          <table:table-cell office:value-type="string" calcext:value-type="string">
            <text:p>Miami Dolphins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 Jets</text:p>
          </table:table-cell>
          <table:table-cell office:value-type="float" office:value="-3.5" calcext:value-type="float">
            <text:p>-3.5</text:p>
          </table:table-cell>
          <table:table-cell office:value-type="float" office:value="42.5" calcext:value-type="float">
            <text:p>42.5</text:p>
          </table:table-cell>
          <table:table-cell office:value-type="float" office:value="-8" calcext:value-type="float">
            <text:p>-8</text:p>
          </table:table-cell>
          <table:table-cell table:formula="of:=IF([.H129]+[.F129]&gt;0; &quot;C&quot;; &quot;NC&quot;)" office:value-type="string" office:string-value="NC" calcext:value-type="string">
            <text:p>NC</text:p>
          </table:table-cell>
          <table:table-cell table:formula="of:=IF([.G129]-([.C129]+[.D129])&gt;0; &quot;U&quot;; &quot;O&quot;)" office:value-type="string" office:string-value="O" calcext:value-type="string">
            <text:p>O</text:p>
          </table:table-cell>
          <table:table-cell table:formula="of:=IF(AND([.I129]=&quot;NC&quot;; [.J129]=&quot;U&quot;); 1; 0)" office:value-type="float" office:value="0" calcext:value-type="float">
            <text:p>0</text:p>
          </table:table-cell>
          <table:table-cell table:formula="of:=IF(OR(AND([.E129]=[.A129]; [.I129]=&quot;C&quot;;[.J129]=&quot;U&quot;); AND([.B129]=[.E129]; [.I129]=&quot;NC&quot;; [.J129]=&quot;U&quot;)); 1; 0)" office:value-type="float" office:value="0" calcext:value-type="float">
            <text:p>0</text:p>
          </table:table-cell>
          <table:table-cell table:formula="of:=IF([.I129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nesota Vikings</text:p>
          </table:table-cell>
          <table:table-cell office:value-type="string" calcext:value-type="string">
            <text:p>Kansas City Chiefs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nesota Vikings</text:p>
          </table:table-cell>
          <table:table-cell office:value-type="float" office:value="-5.5" calcext:value-type="float">
            <text:p>-5.5</text:p>
          </table:table-cell>
          <table:table-cell office:value-type="float" office:value="46" calcext:value-type="float">
            <text:p>46</text:p>
          </table:table-cell>
          <table:table-cell office:value-type="float" office:value="-3" calcext:value-type="float">
            <text:p>-3</text:p>
          </table:table-cell>
          <table:table-cell table:formula="of:=IF([.H130]+[.F130]&gt;0; &quot;C&quot;; &quot;NC&quot;)" office:value-type="string" office:string-value="NC" calcext:value-type="string">
            <text:p>NC</text:p>
          </table:table-cell>
          <table:table-cell table:formula="of:=IF([.G130]-([.C130]+[.D130])&gt;0; &quot;U&quot;; &quot;O&quot;)" office:value-type="string" office:string-value="O" calcext:value-type="string">
            <text:p>O</text:p>
          </table:table-cell>
          <table:table-cell table:formula="of:=IF(AND([.I130]=&quot;NC&quot;; [.J130]=&quot;U&quot;); 1; 0)" office:value-type="float" office:value="0" calcext:value-type="float">
            <text:p>0</text:p>
          </table:table-cell>
          <table:table-cell table:formula="of:=IF(OR(AND([.E130]=[.A130]; [.I130]=&quot;C&quot;;[.J130]=&quot;U&quot;); AND([.B130]=[.E130]; [.I130]=&quot;NC&quot;; [.J130]=&quot;U&quot;)); 1; 0)" office:value-type="float" office:value="0" calcext:value-type="float">
            <text:p>0</text:p>
          </table:table-cell>
          <table:table-cell table:formula="of:=IF([.I13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roit Lions</text:p>
          </table:table-cell>
          <table:table-cell office:value-type="string" calcext:value-type="string">
            <text:p>Oakland Raiders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akland Raiders</text:p>
          </table:table-cell>
          <table:table-cell office:value-type="float" office:value="-2.5" calcext:value-type="float">
            <text:p>-2.5</text:p>
          </table:table-cell>
          <table:table-cell office:value-type="float" office:value="51.5" calcext:value-type="float">
            <text:p>51.5</text:p>
          </table:table-cell>
          <table:table-cell office:value-type="float" office:value="7" calcext:value-type="float">
            <text:p>7</text:p>
          </table:table-cell>
          <table:table-cell table:formula="of:=IF([.H131]+[.F131]&gt;0; &quot;C&quot;; &quot;NC&quot;)" office:value-type="string" office:string-value="C" calcext:value-type="string">
            <text:p>C</text:p>
          </table:table-cell>
          <table:table-cell table:formula="of:=IF([.G131]-([.C131]+[.D131])&gt;0; &quot;U&quot;; &quot;O&quot;)" office:value-type="string" office:string-value="O" calcext:value-type="string">
            <text:p>O</text:p>
          </table:table-cell>
          <table:table-cell table:formula="of:=IF(AND([.I131]=&quot;NC&quot;; [.J131]=&quot;U&quot;); 1; 0)" office:value-type="float" office:value="0" calcext:value-type="float">
            <text:p>0</text:p>
          </table:table-cell>
          <table:table-cell table:formula="of:=IF(OR(AND([.E131]=[.A131]; [.I131]=&quot;C&quot;;[.J131]=&quot;U&quot;); AND([.B131]=[.E131]; [.I131]=&quot;NC&quot;; [.J131]=&quot;U&quot;)); 1; 0)" office:value-type="float" office:value="0" calcext:value-type="float">
            <text:p>0</text:p>
          </table:table-cell>
          <table:table-cell table:formula="of:=IF([.I131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pa Bay Buccaneers</text:p>
          </table:table-cell>
          <table:table-cell office:value-type="string" calcext:value-type="string">
            <text:p>Seattle Seahawks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attle Seahawks</text:p>
          </table:table-cell>
          <table:table-cell office:value-type="float" office:value="-4" calcext:value-type="float">
            <text:p>-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IF([.H132]+[.F132]&gt;0; &quot;C&quot;; &quot;NC&quot;)" office:value-type="string" office:string-value="C" calcext:value-type="string">
            <text:p>C</text:p>
          </table:table-cell>
          <table:table-cell table:formula="of:=IF([.G132]-([.C132]+[.D132])&gt;0; &quot;U&quot;; &quot;O&quot;)" office:value-type="string" office:string-value="O" calcext:value-type="string">
            <text:p>O</text:p>
          </table:table-cell>
          <table:table-cell table:formula="of:=IF(AND([.I132]=&quot;NC&quot;; [.J132]=&quot;U&quot;); 1; 0)" office:value-type="float" office:value="0" calcext:value-type="float">
            <text:p>0</text:p>
          </table:table-cell>
          <table:table-cell table:formula="of:=IF(OR(AND([.E132]=[.A132]; [.I132]=&quot;C&quot;;[.J132]=&quot;U&quot;); AND([.B132]=[.E132]; [.I132]=&quot;NC&quot;; [.J132]=&quot;U&quot;)); 1; 0)" office:value-type="float" office:value="0" calcext:value-type="float">
            <text:p>0</text:p>
          </table:table-cell>
          <table:table-cell table:formula="of:=IF([.I132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veland Browns</text:p>
          </table:table-cell>
          <table:table-cell office:value-type="string" calcext:value-type="string">
            <text:p>Denver Broncos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eveland Browns</text:p>
          </table:table-cell>
          <table:table-cell office:value-type="float" office:value="-4" calcext:value-type="float">
            <text:p>-4</text:p>
          </table:table-cell>
          <table:table-cell office:value-type="float" office:value="39" calcext:value-type="float">
            <text:p>39</text:p>
          </table:table-cell>
          <table:table-cell office:value-type="float" office:value="-5" calcext:value-type="float">
            <text:p>-5</text:p>
          </table:table-cell>
          <table:table-cell table:formula="of:=IF([.H133]+[.F133]&gt;0; &quot;C&quot;; &quot;NC&quot;)" office:value-type="string" office:string-value="NC" calcext:value-type="string">
            <text:p>NC</text:p>
          </table:table-cell>
          <table:table-cell table:formula="of:=IF([.G133]-([.C133]+[.D133])&gt;0; &quot;U&quot;; &quot;O&quot;)" office:value-type="string" office:string-value="O" calcext:value-type="string">
            <text:p>O</text:p>
          </table:table-cell>
          <table:table-cell table:formula="of:=IF(AND([.I133]=&quot;NC&quot;; [.J133]=&quot;U&quot;); 1; 0)" office:value-type="float" office:value="0" calcext:value-type="float">
            <text:p>0</text:p>
          </table:table-cell>
          <table:table-cell table:formula="of:=IF(OR(AND([.E133]=[.A133]; [.I133]=&quot;C&quot;;[.J133]=&quot;U&quot;); AND([.B133]=[.E133]; [.I133]=&quot;NC&quot;; [.J133]=&quot;U&quot;)); 1; 0)" office:value-type="float" office:value="0" calcext:value-type="float">
            <text:p>0</text:p>
          </table:table-cell>
          <table:table-cell table:formula="of:=IF([.I133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 Bay Packers</text:p>
          </table:table-cell>
          <table:table-cell office:value-type="string" calcext:value-type="string">
            <text:p>Los Angeles Chargers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een Bay Packers</text:p>
          </table:table-cell>
          <table:table-cell office:value-type="float" office:value="-4" calcext:value-type="float">
            <text:p>-4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 table:formula="of:=IF([.H134]+[.F134]&gt;0; &quot;C&quot;; &quot;NC&quot;)" office:value-type="string" office:string-value="NC" calcext:value-type="string">
            <text:p>NC</text:p>
          </table:table-cell>
          <table:table-cell table:formula="of:=IF([.G134]-([.C134]+[.D134])&gt;0; &quot;U&quot;; &quot;O&quot;)" office:value-type="string" office:string-value="U" calcext:value-type="string">
            <text:p>U</text:p>
          </table:table-cell>
          <table:table-cell table:formula="of:=IF(AND([.I134]=&quot;NC&quot;; [.J134]=&quot;U&quot;); 1; 0)" office:value-type="float" office:value="1" calcext:value-type="float">
            <text:p>1</text:p>
          </table:table-cell>
          <table:table-cell table:formula="of:=IF(OR(AND([.E134]=[.A134]; [.I134]=&quot;C&quot;;[.J134]=&quot;U&quot;); AND([.B134]=[.E134]; [.I134]=&quot;NC&quot;; [.J134]=&quot;U&quot;)); 1; 0)" office:value-type="float" office:value="0" calcext:value-type="float">
            <text:p>0</text:p>
          </table:table-cell>
          <table:table-cell table:formula="of:=IF([.I13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England Patriots</text:p>
          </table:table-cell>
          <table:table-cell office:value-type="string" calcext:value-type="string">
            <text:p>Baltimore Ravens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w England Patriots</text:p>
          </table:table-cell>
          <table:table-cell office:value-type="float" office:value="-3" calcext:value-type="float">
            <text:p>-3</text:p>
          </table:table-cell>
          <table:table-cell office:value-type="float" office:value="44.5" calcext:value-type="float">
            <text:p>44.5</text:p>
          </table:table-cell>
          <table:table-cell office:value-type="float" office:value="-17" calcext:value-type="float">
            <text:p>-17</text:p>
          </table:table-cell>
          <table:table-cell table:formula="of:=IF([.H135]+[.F135]&gt;0; &quot;C&quot;; &quot;NC&quot;)" office:value-type="string" office:string-value="NC" calcext:value-type="string">
            <text:p>NC</text:p>
          </table:table-cell>
          <table:table-cell table:formula="of:=IF([.G135]-([.C135]+[.D135])&gt;0; &quot;U&quot;; &quot;O&quot;)" office:value-type="string" office:string-value="O" calcext:value-type="string">
            <text:p>O</text:p>
          </table:table-cell>
          <table:table-cell table:formula="of:=IF(AND([.I135]=&quot;NC&quot;; [.J135]=&quot;U&quot;); 1; 0)" office:value-type="float" office:value="0" calcext:value-type="float">
            <text:p>0</text:p>
          </table:table-cell>
          <table:table-cell table:formula="of:=IF(OR(AND([.E135]=[.A135]; [.I135]=&quot;C&quot;;[.J135]=&quot;U&quot;); AND([.B135]=[.E135]; [.I135]=&quot;NC&quot;; [.J135]=&quot;U&quot;)); 1; 0)" office:value-type="float" office:value="0" calcext:value-type="float">
            <text:p>0</text:p>
          </table:table-cell>
          <table:table-cell table:formula="of:=IF([.I13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las Cowboys</text:p>
          </table:table-cell>
          <table:table-cell office:value-type="string" calcext:value-type="string">
            <text:p>New York Giants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llas Cowboys</text:p>
          </table:table-cell>
          <table:table-cell office:value-type="float" office:value="-6.5" calcext:value-type="float">
            <text:p>-6.5</text:p>
          </table:table-cell>
          <table:table-cell office:value-type="float" office:value="48.5" calcext:value-type="float">
            <text:p>48.5</text:p>
          </table:table-cell>
          <table:table-cell office:value-type="float" office:value="19" calcext:value-type="float">
            <text:p>19</text:p>
          </table:table-cell>
          <table:table-cell table:formula="of:=IF([.H136]+[.F136]&gt;0; &quot;C&quot;; &quot;NC&quot;)" office:value-type="string" office:string-value="C" calcext:value-type="string">
            <text:p>C</text:p>
          </table:table-cell>
          <table:table-cell table:formula="of:=IF([.G136]-([.C136]+[.D136])&gt;0; &quot;U&quot;; &quot;O&quot;)" office:value-type="string" office:string-value="O" calcext:value-type="string">
            <text:p>O</text:p>
          </table:table-cell>
          <table:table-cell table:formula="of:=IF(AND([.I136]=&quot;NC&quot;; [.J136]=&quot;U&quot;); 1; 0)" office:value-type="float" office:value="0" calcext:value-type="float">
            <text:p>0</text:p>
          </table:table-cell>
          <table:table-cell table:formula="of:=IF(OR(AND([.E136]=[.A136]; [.I136]=&quot;C&quot;;[.J136]=&quot;U&quot;); AND([.B136]=[.E136]; [.I136]=&quot;NC&quot;; [.J136]=&quot;U&quot;)); 1; 0)" office:value-type="float" office:value="0" calcext:value-type="float">
            <text:p>0</text:p>
          </table:table-cell>
          <table:table-cell table:formula="of:=IF([.I136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 Angeles Chargers</text:p>
          </table:table-cell>
          <table:table-cell office:value-type="string" calcext:value-type="string">
            <text:p>Oakland Raiders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s Angeles Chargers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office:value-type="float" office:value="-2" calcext:value-type="float">
            <text:p>-2</text:p>
          </table:table-cell>
          <table:table-cell table:formula="of:=IF([.H137]+[.F137]&gt;0; &quot;C&quot;; &quot;NC&quot;)" office:value-type="string" office:string-value="NC" calcext:value-type="string">
            <text:p>NC</text:p>
          </table:table-cell>
          <table:table-cell table:formula="of:=IF([.G137]-([.C137]+[.D137])&gt;0; &quot;U&quot;; &quot;O&quot;)" office:value-type="string" office:string-value="O" calcext:value-type="string">
            <text:p>O</text:p>
          </table:table-cell>
          <table:table-cell table:formula="of:=IF(AND([.I137]=&quot;NC&quot;; [.J137]=&quot;U&quot;); 1; 0)" office:value-type="float" office:value="0" calcext:value-type="float">
            <text:p>0</text:p>
          </table:table-cell>
          <table:table-cell table:formula="of:=IF(OR(AND([.E137]=[.A137]; [.I137]=&quot;C&quot;;[.J137]=&quot;U&quot;); AND([.B137]=[.E137]; [.I137]=&quot;NC&quot;; [.J137]=&quot;U&quot;)); 1; 0)" office:value-type="float" office:value="0" calcext:value-type="float">
            <text:p>0</text:p>
          </table:table-cell>
          <table:table-cell table:formula="of:=IF([.I137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nta Falcons</text:p>
          </table:table-cell>
          <table:table-cell office:value-type="string" calcext:value-type="string">
            <text:p>New Orleans Saint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Orleans Saints</text:p>
          </table:table-cell>
          <table:table-cell office:value-type="float" office:value="-14" calcext:value-type="float">
            <text:p>-14</text:p>
          </table:table-cell>
          <table:table-cell office:value-type="float" office:value="51.5" calcext:value-type="float">
            <text:p>51.5</text:p>
          </table:table-cell>
          <table:table-cell office:value-type="float" office:value="-17" calcext:value-type="float">
            <text:p>-17</text:p>
          </table:table-cell>
          <table:table-cell table:formula="of:=IF([.H138]+[.F138]&gt;0; &quot;C&quot;; &quot;NC&quot;)" office:value-type="string" office:string-value="NC" calcext:value-type="string">
            <text:p>NC</text:p>
          </table:table-cell>
          <table:table-cell table:formula="of:=IF([.G138]-([.C138]+[.D138])&gt;0; &quot;U&quot;; &quot;O&quot;)" office:value-type="string" office:string-value="U" calcext:value-type="string">
            <text:p>U</text:p>
          </table:table-cell>
          <table:table-cell table:formula="of:=IF(AND([.I138]=&quot;NC&quot;; [.J138]=&quot;U&quot;); 1; 0)" office:value-type="float" office:value="1" calcext:value-type="float">
            <text:p>1</text:p>
          </table:table-cell>
          <table:table-cell table:formula="of:=IF(OR(AND([.E138]=[.A138]; [.I138]=&quot;C&quot;;[.J138]=&quot;U&quot;); AND([.B138]=[.E138]; [.I138]=&quot;NC&quot;; [.J138]=&quot;U&quot;)); 1; 0)" office:value-type="float" office:value="1" calcext:value-type="float">
            <text:p>1</text:p>
          </table:table-cell>
          <table:table-cell table:formula="of:=IF([.I13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Bills</text:p>
          </table:table-cell>
          <table:table-cell office:value-type="string" calcext:value-type="string">
            <text:p>Cleveland Browns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eveland Browns</text:p>
          </table:table-cell>
          <table:table-cell office:value-type="float" office:value="-3" calcext:value-type="float">
            <text:p>-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IF([.H139]+[.F139]&gt;0; &quot;C&quot;; &quot;NC&quot;)" office:value-type="string" office:string-value="NC" calcext:value-type="string">
            <text:p>NC</text:p>
          </table:table-cell>
          <table:table-cell table:formula="of:=IF([.G139]-([.C139]+[.D139])&gt;0; &quot;U&quot;; &quot;O&quot;)" office:value-type="string" office:string-value="U" calcext:value-type="string">
            <text:p>U</text:p>
          </table:table-cell>
          <table:table-cell table:formula="of:=IF(AND([.I139]=&quot;NC&quot;; [.J139]=&quot;U&quot;); 1; 0)" office:value-type="float" office:value="1" calcext:value-type="float">
            <text:p>1</text:p>
          </table:table-cell>
          <table:table-cell table:formula="of:=IF(OR(AND([.E139]=[.A139]; [.I139]=&quot;C&quot;;[.J139]=&quot;U&quot;); AND([.B139]=[.E139]; [.I139]=&quot;NC&quot;; [.J139]=&quot;U&quot;)); 1; 0)" office:value-type="float" office:value="1" calcext:value-type="float">
            <text:p>1</text:p>
          </table:table-cell>
          <table:table-cell table:formula="of:=IF([.I139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roit Lions</text:p>
          </table:table-cell>
          <table:table-cell office:value-type="string" calcext:value-type="string">
            <text:p>Chicago Bear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icago Bears</text:p>
          </table:table-cell>
          <table:table-cell office:value-type="float" office:value="-6" calcext:value-type="float">
            <text:p>-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IF([.H140]+[.F140]&gt;0; &quot;C&quot;; &quot;NC&quot;)" office:value-type="string" office:string-value="C" calcext:value-type="string">
            <text:p>C</text:p>
          </table:table-cell>
          <table:table-cell table:formula="of:=IF([.G140]-([.C140]+[.D140])&gt;0; &quot;U&quot;; &quot;O&quot;)" office:value-type="string" office:string-value="U" calcext:value-type="string">
            <text:p>U</text:p>
          </table:table-cell>
          <table:table-cell table:formula="of:=IF(AND([.I140]=&quot;NC&quot;; [.J140]=&quot;U&quot;); 1; 0)" office:value-type="float" office:value="0" calcext:value-type="float">
            <text:p>0</text:p>
          </table:table-cell>
          <table:table-cell table:formula="of:=IF(OR(AND([.E140]=[.A140]; [.I140]=&quot;C&quot;;[.J140]=&quot;U&quot;); AND([.B140]=[.E140]; [.I140]=&quot;NC&quot;; [.J140]=&quot;U&quot;)); 1; 0)" office:value-type="float" office:value="0" calcext:value-type="float">
            <text:p>0</text:p>
          </table:table-cell>
          <table:table-cell table:formula="of:=IF([.I140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timore Ravens</text:p>
          </table:table-cell>
          <table:table-cell office:value-type="string" calcext:value-type="string">
            <text:p>Cincinnati Bengals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timore Ravens</text:p>
          </table:table-cell>
          <table:table-cell office:value-type="float" office:value="-10.5" calcext:value-type="float">
            <text:p>-10.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formula="of:=IF([.H141]+[.F141]&gt;0; &quot;C&quot;; &quot;NC&quot;)" office:value-type="string" office:string-value="C" calcext:value-type="string">
            <text:p>C</text:p>
          </table:table-cell>
          <table:table-cell table:formula="of:=IF([.G141]-([.C141]+[.D141])&gt;0; &quot;U&quot;; &quot;O&quot;)" office:value-type="string" office:string-value="O" calcext:value-type="string">
            <text:p>O</text:p>
          </table:table-cell>
          <table:table-cell table:formula="of:=IF(AND([.I141]=&quot;NC&quot;; [.J141]=&quot;U&quot;); 1; 0)" office:value-type="float" office:value="0" calcext:value-type="float">
            <text:p>0</text:p>
          </table:table-cell>
          <table:table-cell table:formula="of:=IF(OR(AND([.E141]=[.A141]; [.I141]=&quot;C&quot;;[.J141]=&quot;U&quot;); AND([.B141]=[.E141]; [.I141]=&quot;NC&quot;; [.J141]=&quot;U&quot;)); 1; 0)" office:value-type="float" office:value="0" calcext:value-type="float">
            <text:p>0</text:p>
          </table:table-cell>
          <table:table-cell table:formula="of:=IF([.I141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Cardinals</text:p>
          </table:table-cell>
          <table:table-cell office:value-type="string" calcext:value-type="string">
            <text:p>Tampa Bay Buccaneers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mpa Bay Buccaneers</text:p>
          </table:table-cell>
          <table:table-cell office:value-type="float" office:value="-5.5" calcext:value-type="float">
            <text:p>-5.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IF([.H142]+[.F142]&gt;0; &quot;C&quot;; &quot;NC&quot;)" office:value-type="string" office:string-value="NC" calcext:value-type="string">
            <text:p>NC</text:p>
          </table:table-cell>
          <table:table-cell table:formula="of:=IF([.G142]-([.C142]+[.D142])&gt;0; &quot;U&quot;; &quot;O&quot;)" office:value-type="string" office:string-value="O" calcext:value-type="string">
            <text:p>O</text:p>
          </table:table-cell>
          <table:table-cell table:formula="of:=IF(AND([.I142]=&quot;NC&quot;; [.J142]=&quot;U&quot;); 1; 0)" office:value-type="float" office:value="0" calcext:value-type="float">
            <text:p>0</text:p>
          </table:table-cell>
          <table:table-cell table:formula="of:=IF(OR(AND([.E142]=[.A142]; [.I142]=&quot;C&quot;;[.J142]=&quot;U&quot;); AND([.B142]=[.E142]; [.I142]=&quot;NC&quot;; [.J142]=&quot;U&quot;)); 1; 0)" office:value-type="float" office:value="0" calcext:value-type="float">
            <text:p>0</text:p>
          </table:table-cell>
          <table:table-cell table:formula="of:=IF([.I14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City Chiefs</text:p>
          </table:table-cell>
          <table:table-cell office:value-type="string" calcext:value-type="string">
            <text:p>Tennessee Titans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ansas City Chiefs</text:p>
          </table:table-cell>
          <table:table-cell office:value-type="float" office:value="-5" calcext:value-type="float">
            <text:p>-5</text:p>
          </table:table-cell>
          <table:table-cell office:value-type="float" office:value="49" calcext:value-type="float">
            <text:p>49</text:p>
          </table:table-cell>
          <table:table-cell office:value-type="float" office:value="-3" calcext:value-type="float">
            <text:p>-3</text:p>
          </table:table-cell>
          <table:table-cell table:formula="of:=IF([.H143]+[.F143]&gt;0; &quot;C&quot;; &quot;NC&quot;)" office:value-type="string" office:string-value="NC" calcext:value-type="string">
            <text:p>NC</text:p>
          </table:table-cell>
          <table:table-cell table:formula="of:=IF([.G143]-([.C143]+[.D143])&gt;0; &quot;U&quot;; &quot;O&quot;)" office:value-type="string" office:string-value="O" calcext:value-type="string">
            <text:p>O</text:p>
          </table:table-cell>
          <table:table-cell table:formula="of:=IF(AND([.I143]=&quot;NC&quot;; [.J143]=&quot;U&quot;); 1; 0)" office:value-type="float" office:value="0" calcext:value-type="float">
            <text:p>0</text:p>
          </table:table-cell>
          <table:table-cell table:formula="of:=IF(OR(AND([.E143]=[.A143]; [.I143]=&quot;C&quot;;[.J143]=&quot;U&quot;); AND([.B143]=[.E143]; [.I143]=&quot;NC&quot;; [.J143]=&quot;U&quot;)); 1; 0)" office:value-type="float" office:value="0" calcext:value-type="float">
            <text:p>0</text:p>
          </table:table-cell>
          <table:table-cell table:formula="of:=IF([.I143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 Giants</text:p>
          </table:table-cell>
          <table:table-cell office:value-type="string" calcext:value-type="string">
            <text:p>New York Jets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w York Giants</text:p>
          </table:table-cell>
          <table:table-cell office:value-type="float" office:value="-3" calcext:value-type="float">
            <text:p>-3</text:p>
          </table:table-cell>
          <table:table-cell office:value-type="float" office:value="43" calcext:value-type="float">
            <text:p>43</text:p>
          </table:table-cell>
          <table:table-cell office:value-type="float" office:value="-7" calcext:value-type="float">
            <text:p>-7</text:p>
          </table:table-cell>
          <table:table-cell table:formula="of:=IF([.H144]+[.F144]&gt;0; &quot;C&quot;; &quot;NC&quot;)" office:value-type="string" office:string-value="NC" calcext:value-type="string">
            <text:p>NC</text:p>
          </table:table-cell>
          <table:table-cell table:formula="of:=IF([.G144]-([.C144]+[.D144])&gt;0; &quot;U&quot;; &quot;O&quot;)" office:value-type="string" office:string-value="O" calcext:value-type="string">
            <text:p>O</text:p>
          </table:table-cell>
          <table:table-cell table:formula="of:=IF(AND([.I144]=&quot;NC&quot;; [.J144]=&quot;U&quot;); 1; 0)" office:value-type="float" office:value="0" calcext:value-type="float">
            <text:p>0</text:p>
          </table:table-cell>
          <table:table-cell table:formula="of:=IF(OR(AND([.E144]=[.A144]; [.I144]=&quot;C&quot;;[.J144]=&quot;U&quot;); AND([.B144]=[.E144]; [.I144]=&quot;NC&quot;; [.J144]=&quot;U&quot;)); 1; 0)" office:value-type="float" office:value="0" calcext:value-type="float">
            <text:p>0</text:p>
          </table:table-cell>
          <table:table-cell table:formula="of:=IF([.I14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ami Dolphins</text:p>
          </table:table-cell>
          <table:table-cell office:value-type="string" calcext:value-type="string">
            <text:p>Indianapolis Colt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dianapolis Colts</text:p>
          </table:table-cell>
          <table:table-cell office:value-type="float" office:value="-11" calcext:value-type="float">
            <text:p>-11</text:p>
          </table:table-cell>
          <table:table-cell office:value-type="float" office:value="44.5" calcext:value-type="float">
            <text:p>44.5</text:p>
          </table:table-cell>
          <table:table-cell office:value-type="float" office:value="-4" calcext:value-type="float">
            <text:p>-4</text:p>
          </table:table-cell>
          <table:table-cell table:formula="of:=IF([.H145]+[.F145]&gt;0; &quot;C&quot;; &quot;NC&quot;)" office:value-type="string" office:string-value="NC" calcext:value-type="string">
            <text:p>NC</text:p>
          </table:table-cell>
          <table:table-cell table:formula="of:=IF([.G145]-([.C145]+[.D145])&gt;0; &quot;U&quot;; &quot;O&quot;)" office:value-type="string" office:string-value="U" calcext:value-type="string">
            <text:p>U</text:p>
          </table:table-cell>
          <table:table-cell table:formula="of:=IF(AND([.I145]=&quot;NC&quot;; [.J145]=&quot;U&quot;); 1; 0)" office:value-type="float" office:value="1" calcext:value-type="float">
            <text:p>1</text:p>
          </table:table-cell>
          <table:table-cell table:formula="of:=IF(OR(AND([.E145]=[.A145]; [.I145]=&quot;C&quot;;[.J145]=&quot;U&quot;); AND([.B145]=[.E145]; [.I145]=&quot;NC&quot;; [.J145]=&quot;U&quot;)); 1; 0)" office:value-type="float" office:value="1" calcext:value-type="float">
            <text:p>1</text:p>
          </table:table-cell>
          <table:table-cell table:formula="of:=IF([.I14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lina Panthers</text:p>
          </table:table-cell>
          <table:table-cell office:value-type="string" calcext:value-type="string">
            <text:p>Green Bay Packer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en Bay Packers</text:p>
          </table:table-cell>
          <table:table-cell office:value-type="float" office:value="-5" calcext:value-type="float">
            <text:p>-5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IF([.H146]+[.F146]&gt;0; &quot;C&quot;; &quot;NC&quot;)" office:value-type="string" office:string-value="C" calcext:value-type="string">
            <text:p>C</text:p>
          </table:table-cell>
          <table:table-cell table:formula="of:=IF([.G146]-([.C146]+[.D146])&gt;0; &quot;U&quot;; &quot;O&quot;)" office:value-type="string" office:string-value="U" calcext:value-type="string">
            <text:p>U</text:p>
          </table:table-cell>
          <table:table-cell table:formula="of:=IF(AND([.I146]=&quot;NC&quot;; [.J146]=&quot;U&quot;); 1; 0)" office:value-type="float" office:value="0" calcext:value-type="float">
            <text:p>0</text:p>
          </table:table-cell>
          <table:table-cell table:formula="of:=IF(OR(AND([.E146]=[.A146]; [.I146]=&quot;C&quot;;[.J146]=&quot;U&quot;); AND([.B146]=[.E146]; [.I146]=&quot;NC&quot;; [.J146]=&quot;U&quot;)); 1; 0)" office:value-type="float" office:value="0" calcext:value-type="float">
            <text:p>0</text:p>
          </table:table-cell>
          <table:table-cell table:formula="of:=IF([.I146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 Angeles Rams</text:p>
          </table:table-cell>
          <table:table-cell office:value-type="string" calcext:value-type="string">
            <text:p>Pittsburgh Steelers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s Angeles Rams</text:p>
          </table:table-cell>
          <table:table-cell office:value-type="float" office:value="-4" calcext:value-type="float">
            <text:p>-4</text:p>
          </table:table-cell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table:formula="of:=IF([.H147]+[.F147]&gt;0; &quot;C&quot;; &quot;NC&quot;)" office:value-type="string" office:string-value="NC" calcext:value-type="string">
            <text:p>NC</text:p>
          </table:table-cell>
          <table:table-cell table:formula="of:=IF([.G147]-([.C147]+[.D147])&gt;0; &quot;U&quot;; &quot;O&quot;)" office:value-type="string" office:string-value="U" calcext:value-type="string">
            <text:p>U</text:p>
          </table:table-cell>
          <table:table-cell table:formula="of:=IF(AND([.I147]=&quot;NC&quot;; [.J147]=&quot;U&quot;); 1; 0)" office:value-type="float" office:value="1" calcext:value-type="float">
            <text:p>1</text:p>
          </table:table-cell>
          <table:table-cell table:formula="of:=IF(OR(AND([.E147]=[.A147]; [.I147]=&quot;C&quot;;[.J147]=&quot;U&quot;); AND([.B147]=[.E147]; [.I147]=&quot;NC&quot;; [.J147]=&quot;U&quot;)); 1; 0)" office:value-type="float" office:value="0" calcext:value-type="float">
            <text:p>0</text:p>
          </table:table-cell>
          <table:table-cell table:formula="of:=IF([.I147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nesota Vikings</text:p>
          </table:table-cell>
          <table:table-cell office:value-type="string" calcext:value-type="string">
            <text:p>Dallas Cowboys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las Cowboys</text:p>
          </table:table-cell>
          <table:table-cell office:value-type="float" office:value="-3.5" calcext:value-type="float">
            <text:p>-3.5</text:p>
          </table:table-cell>
          <table:table-cell office:value-type="float" office:value="48.5" calcext:value-type="float">
            <text:p>48.5</text:p>
          </table:table-cell>
          <table:table-cell office:value-type="float" office:value="-4" calcext:value-type="float">
            <text:p>-4</text:p>
          </table:table-cell>
          <table:table-cell table:formula="of:=IF([.H148]+[.F148]&gt;0; &quot;C&quot;; &quot;NC&quot;)" office:value-type="string" office:string-value="NC" calcext:value-type="string">
            <text:p>NC</text:p>
          </table:table-cell>
          <table:table-cell table:formula="of:=IF([.G148]-([.C148]+[.D148])&gt;0; &quot;U&quot;; &quot;O&quot;)" office:value-type="string" office:string-value="O" calcext:value-type="string">
            <text:p>O</text:p>
          </table:table-cell>
          <table:table-cell table:formula="of:=IF(AND([.I148]=&quot;NC&quot;; [.J148]=&quot;U&quot;); 1; 0)" office:value-type="float" office:value="0" calcext:value-type="float">
            <text:p>0</text:p>
          </table:table-cell>
          <table:table-cell table:formula="of:=IF(OR(AND([.E148]=[.A148]; [.I148]=&quot;C&quot;;[.J148]=&quot;U&quot;); AND([.B148]=[.E148]; [.I148]=&quot;NC&quot;; [.J148]=&quot;U&quot;)); 1; 0)" office:value-type="float" office:value="0" calcext:value-type="float">
            <text:p>0</text:p>
          </table:table-cell>
          <table:table-cell table:formula="of:=IF([.I14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ttle Seahawks</text:p>
          </table:table-cell>
          <table:table-cell office:value-type="string" calcext:value-type="string">
            <text:p>San Francisco 49ers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 Francisco 49ers</text:p>
          </table:table-cell>
          <table:table-cell office:value-type="float" office:value="-6.5" calcext:value-type="float">
            <text:p>-6.5</text:p>
          </table:table-cell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 table:formula="of:=IF([.H149]+[.F149]&gt;0; &quot;C&quot;; &quot;NC&quot;)" office:value-type="string" office:string-value="NC" calcext:value-type="string">
            <text:p>NC</text:p>
          </table:table-cell>
          <table:table-cell table:formula="of:=IF([.G149]-([.C149]+[.D149])&gt;0; &quot;U&quot;; &quot;O&quot;)" office:value-type="string" office:string-value="O" calcext:value-type="string">
            <text:p>O</text:p>
          </table:table-cell>
          <table:table-cell table:formula="of:=IF(AND([.I149]=&quot;NC&quot;; [.J149]=&quot;U&quot;); 1; 0)" office:value-type="float" office:value="0" calcext:value-type="float">
            <text:p>0</text:p>
          </table:table-cell>
          <table:table-cell table:formula="of:=IF(OR(AND([.E149]=[.A149]; [.I149]=&quot;C&quot;;[.J149]=&quot;U&quot;); AND([.B149]=[.E149]; [.I149]=&quot;NC&quot;; [.J149]=&quot;U&quot;)); 1; 0)" office:value-type="float" office:value="0" calcext:value-type="float">
            <text:p>0</text:p>
          </table:table-cell>
          <table:table-cell table:formula="of:=IF([.I149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sburgh Steelers</text:p>
          </table:table-cell>
          <table:table-cell office:value-type="string" calcext:value-type="string">
            <text:p>Cleveland Browns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eveland Browns</text:p>
          </table:table-cell>
          <table:table-cell office:value-type="float" office:value="-3" calcext:value-type="float">
            <text:p>-3</text:p>
          </table:table-cell>
          <table:table-cell office:value-type="float" office:value="41.5" calcext:value-type="float">
            <text:p>41.5</text:p>
          </table:table-cell>
          <table:table-cell office:value-type="float" office:value="14" calcext:value-type="float">
            <text:p>14</text:p>
          </table:table-cell>
          <table:table-cell table:formula="of:=IF([.H150]+[.F150]&gt;0; &quot;C&quot;; &quot;NC&quot;)" office:value-type="string" office:string-value="C" calcext:value-type="string">
            <text:p>C</text:p>
          </table:table-cell>
          <table:table-cell table:formula="of:=IF([.G150]-([.C150]+[.D150])&gt;0; &quot;U&quot;; &quot;O&quot;)" office:value-type="string" office:string-value="U" calcext:value-type="string">
            <text:p>U</text:p>
          </table:table-cell>
          <table:table-cell table:formula="of:=IF(AND([.I150]=&quot;NC&quot;; [.J150]=&quot;U&quot;); 1; 0)" office:value-type="float" office:value="0" calcext:value-type="float">
            <text:p>0</text:p>
          </table:table-cell>
          <table:table-cell table:formula="of:=IF(OR(AND([.E150]=[.A150]; [.I150]=&quot;C&quot;;[.J150]=&quot;U&quot;); AND([.B150]=[.E150]; [.I150]=&quot;NC&quot;; [.J150]=&quot;U&quot;)); 1; 0)" office:value-type="float" office:value="0" calcext:value-type="float">
            <text:p>0</text:p>
          </table:table-cell>
          <table:table-cell table:formula="of:=IF([.I150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nta Falcons</text:p>
          </table:table-cell>
          <table:table-cell office:value-type="string" calcext:value-type="string">
            <text:p>Carolina Panthers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olina Panthers</text:p>
          </table:table-cell>
          <table:table-cell office:value-type="float" office:value="-3.5" calcext:value-type="float">
            <text:p>-3.5</text:p>
          </table:table-cell>
          <table:table-cell office:value-type="float" office:value="49" calcext:value-type="float">
            <text:p>49</text:p>
          </table:table-cell>
          <table:table-cell office:value-type="float" office:value="-26" calcext:value-type="float">
            <text:p>-26</text:p>
          </table:table-cell>
          <table:table-cell table:formula="of:=IF([.H151]+[.F151]&gt;0; &quot;C&quot;; &quot;NC&quot;)" office:value-type="string" office:string-value="NC" calcext:value-type="string">
            <text:p>NC</text:p>
          </table:table-cell>
          <table:table-cell table:formula="of:=IF([.G151]-([.C151]+[.D151])&gt;0; &quot;U&quot;; &quot;O&quot;)" office:value-type="string" office:string-value="U" calcext:value-type="string">
            <text:p>U</text:p>
          </table:table-cell>
          <table:table-cell table:formula="of:=IF(AND([.I151]=&quot;NC&quot;; [.J151]=&quot;U&quot;); 1; 0)" office:value-type="float" office:value="1" calcext:value-type="float">
            <text:p>1</text:p>
          </table:table-cell>
          <table:table-cell table:formula="of:=IF(OR(AND([.E151]=[.A151]; [.I151]=&quot;C&quot;;[.J151]=&quot;U&quot;); AND([.B151]=[.E151]; [.I151]=&quot;NC&quot;; [.J151]=&quot;U&quot;)); 1; 0)" office:value-type="float" office:value="1" calcext:value-type="float">
            <text:p>1</text:p>
          </table:table-cell>
          <table:table-cell table:formula="of:=IF([.I151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Bills</text:p>
          </table:table-cell>
          <table:table-cell office:value-type="string" calcext:value-type="string">
            <text:p>Miami Dolphins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ffalo Bills</text:p>
          </table:table-cell>
          <table:table-cell office:value-type="float" office:value="-7" calcext:value-type="float">
            <text:p>-7</text:p>
          </table:table-cell>
          <table:table-cell office:value-type="float" office:value="41.5" calcext:value-type="float">
            <text:p>41.5</text:p>
          </table:table-cell>
          <table:table-cell office:value-type="float" office:value="17" calcext:value-type="float">
            <text:p>17</text:p>
          </table:table-cell>
          <table:table-cell table:formula="of:=IF([.H152]+[.F152]&gt;0; &quot;C&quot;; &quot;NC&quot;)" office:value-type="string" office:string-value="C" calcext:value-type="string">
            <text:p>C</text:p>
          </table:table-cell>
          <table:table-cell table:formula="of:=IF([.G152]-([.C152]+[.D152])&gt;0; &quot;U&quot;; &quot;O&quot;)" office:value-type="string" office:string-value="O" calcext:value-type="string">
            <text:p>O</text:p>
          </table:table-cell>
          <table:table-cell table:formula="of:=IF(AND([.I152]=&quot;NC&quot;; [.J152]=&quot;U&quot;); 1; 0)" office:value-type="float" office:value="0" calcext:value-type="float">
            <text:p>0</text:p>
          </table:table-cell>
          <table:table-cell table:formula="of:=IF(OR(AND([.E152]=[.A152]; [.I152]=&quot;C&quot;;[.J152]=&quot;U&quot;); AND([.B152]=[.E152]; [.I152]=&quot;NC&quot;; [.J152]=&quot;U&quot;)); 1; 0)" office:value-type="float" office:value="0" calcext:value-type="float">
            <text:p>0</text:p>
          </table:table-cell>
          <table:table-cell table:formula="of:=IF([.I152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ville Jaguars</text:p>
          </table:table-cell>
          <table:table-cell office:value-type="string" calcext:value-type="string">
            <text:p>Indianapolis Colts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anapolis Colts</text:p>
          </table:table-cell>
          <table:table-cell office:value-type="float" office:value="-2.5" calcext:value-type="float">
            <text:p>-2.5</text:p>
          </table:table-cell>
          <table:table-cell office:value-type="float" office:value="41.5" calcext:value-type="float">
            <text:p>41.5</text:p>
          </table:table-cell>
          <table:table-cell office:value-type="float" office:value="20" calcext:value-type="float">
            <text:p>20</text:p>
          </table:table-cell>
          <table:table-cell table:formula="of:=IF([.H153]+[.F153]&gt;0; &quot;C&quot;; &quot;NC&quot;)" office:value-type="string" office:string-value="C" calcext:value-type="string">
            <text:p>C</text:p>
          </table:table-cell>
          <table:table-cell table:formula="of:=IF([.G153]-([.C153]+[.D153])&gt;0; &quot;U&quot;; &quot;O&quot;)" office:value-type="string" office:string-value="O" calcext:value-type="string">
            <text:p>O</text:p>
          </table:table-cell>
          <table:table-cell table:formula="of:=IF(AND([.I153]=&quot;NC&quot;; [.J153]=&quot;U&quot;); 1; 0)" office:value-type="float" office:value="0" calcext:value-type="float">
            <text:p>0</text:p>
          </table:table-cell>
          <table:table-cell table:formula="of:=IF(OR(AND([.E153]=[.A153]; [.I153]=&quot;C&quot;;[.J153]=&quot;U&quot;); AND([.B153]=[.E153]; [.I153]=&quot;NC&quot;; [.J153]=&quot;U&quot;)); 1; 0)" office:value-type="float" office:value="0" calcext:value-type="float">
            <text:p>0</text:p>
          </table:table-cell>
          <table:table-cell table:formula="of:=IF([.I153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las Cowboys</text:p>
          </table:table-cell>
          <table:table-cell office:value-type="string" calcext:value-type="string">
            <text:p>Detroit Lions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llas Cowboys</text:p>
          </table:table-cell>
          <table:table-cell office:value-type="float" office:value="-7.5" calcext:value-type="float">
            <text:p>-7.5</text:p>
          </table:table-cell>
          <table:table-cell office:value-type="float" office:value="46.5" calcext:value-type="float">
            <text:p>46.5</text:p>
          </table:table-cell>
          <table:table-cell office:value-type="float" office:value="8" calcext:value-type="float">
            <text:p>8</text:p>
          </table:table-cell>
          <table:table-cell table:formula="of:=IF([.H154]+[.F154]&gt;0; &quot;C&quot;; &quot;NC&quot;)" office:value-type="string" office:string-value="C" calcext:value-type="string">
            <text:p>C</text:p>
          </table:table-cell>
          <table:table-cell table:formula="of:=IF([.G154]-([.C154]+[.D154])&gt;0; &quot;U&quot;; &quot;O&quot;)" office:value-type="string" office:string-value="O" calcext:value-type="string">
            <text:p>O</text:p>
          </table:table-cell>
          <table:table-cell table:formula="of:=IF(AND([.I154]=&quot;NC&quot;; [.J154]=&quot;U&quot;); 1; 0)" office:value-type="float" office:value="0" calcext:value-type="float">
            <text:p>0</text:p>
          </table:table-cell>
          <table:table-cell table:formula="of:=IF(OR(AND([.E154]=[.A154]; [.I154]=&quot;C&quot;;[.J154]=&quot;U&quot;); AND([.B154]=[.E154]; [.I154]=&quot;NC&quot;; [.J154]=&quot;U&quot;)); 1; 0)" office:value-type="float" office:value="0" calcext:value-type="float">
            <text:p>0</text:p>
          </table:table-cell>
          <table:table-cell table:formula="of:=IF([.I154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ver Broncos</text:p>
          </table:table-cell>
          <table:table-cell office:value-type="string" calcext:value-type="string">
            <text:p>Minnesota Viking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nesota Vikings</text:p>
          </table:table-cell>
          <table:table-cell office:value-type="float" office:value="-10" calcext:value-type="float">
            <text:p>-10</text:p>
          </table:table-cell>
          <table:table-cell office:value-type="float" office:value="40.5" calcext:value-type="float">
            <text:p>40.5</text:p>
          </table:table-cell>
          <table:table-cell office:value-type="float" office:value="4" calcext:value-type="float">
            <text:p>4</text:p>
          </table:table-cell>
          <table:table-cell table:formula="of:=IF([.H155]+[.F155]&gt;0; &quot;C&quot;; &quot;NC&quot;)" office:value-type="string" office:string-value="NC" calcext:value-type="string">
            <text:p>NC</text:p>
          </table:table-cell>
          <table:table-cell table:formula="of:=IF([.G155]-([.C155]+[.D155])&gt;0; &quot;U&quot;; &quot;O&quot;)" office:value-type="string" office:string-value="O" calcext:value-type="string">
            <text:p>O</text:p>
          </table:table-cell>
          <table:table-cell table:formula="of:=IF(AND([.I155]=&quot;NC&quot;; [.J155]=&quot;U&quot;); 1; 0)" office:value-type="float" office:value="0" calcext:value-type="float">
            <text:p>0</text:p>
          </table:table-cell>
          <table:table-cell table:formula="of:=IF(OR(AND([.E155]=[.A155]; [.I155]=&quot;C&quot;;[.J155]=&quot;U&quot;); AND([.B155]=[.E155]; [.I155]=&quot;NC&quot;; [.J155]=&quot;U&quot;)); 1; 0)" office:value-type="float" office:value="0" calcext:value-type="float">
            <text:p>0</text:p>
          </table:table-cell>
          <table:table-cell table:formula="of:=IF([.I15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ton Texans</text:p>
          </table:table-cell>
          <table:table-cell office:value-type="string" calcext:value-type="string">
            <text:p>Baltimore Ravens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altimore Ravens</text:p>
          </table:table-cell>
          <table:table-cell office:value-type="float" office:value="-4" calcext:value-type="float">
            <text:p>-4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IF([.H156]+[.F156]&gt;0; &quot;C&quot;; &quot;NC&quot;)" office:value-type="string" office:string-value="C" calcext:value-type="string">
            <text:p>C</text:p>
          </table:table-cell>
          <table:table-cell table:formula="of:=IF([.G156]-([.C156]+[.D156])&gt;0; &quot;U&quot;; &quot;O&quot;)" office:value-type="string" office:string-value="U" calcext:value-type="string">
            <text:p>U</text:p>
          </table:table-cell>
          <table:table-cell table:formula="of:=IF(AND([.I156]=&quot;NC&quot;; [.J156]=&quot;U&quot;); 1; 0)" office:value-type="float" office:value="0" calcext:value-type="float">
            <text:p>0</text:p>
          </table:table-cell>
          <table:table-cell table:formula="of:=IF(OR(AND([.E156]=[.A156]; [.I156]=&quot;C&quot;;[.J156]=&quot;U&quot;); AND([.B156]=[.E156]; [.I156]=&quot;NC&quot;; [.J156]=&quot;U&quot;)); 1; 0)" office:value-type="float" office:value="0" calcext:value-type="float">
            <text:p>0</text:p>
          </table:table-cell>
          <table:table-cell table:formula="of:=IF([.I156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Orleans Saints</text:p>
          </table:table-cell>
          <table:table-cell office:value-type="string" calcext:value-type="string">
            <text:p>Tampa Bay Buccaneers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Orleans Saints</text:p>
          </table:table-cell>
          <table:table-cell office:value-type="float" office:value="-5" calcext:value-type="float">
            <text:p>-5</text:p>
          </table:table-cell>
          <table:table-cell office:value-type="float" office:value="50.5" calcext:value-type="float">
            <text:p>50.5</text:p>
          </table:table-cell>
          <table:table-cell office:value-type="float" office:value="17" calcext:value-type="float">
            <text:p>17</text:p>
          </table:table-cell>
          <table:table-cell table:formula="of:=IF([.H157]+[.F157]&gt;0; &quot;C&quot;; &quot;NC&quot;)" office:value-type="string" office:string-value="C" calcext:value-type="string">
            <text:p>C</text:p>
          </table:table-cell>
          <table:table-cell table:formula="of:=IF([.G157]-([.C157]+[.D157])&gt;0; &quot;U&quot;; &quot;O&quot;)" office:value-type="string" office:string-value="O" calcext:value-type="string">
            <text:p>O</text:p>
          </table:table-cell>
          <table:table-cell table:formula="of:=IF(AND([.I157]=&quot;NC&quot;; [.J157]=&quot;U&quot;); 1; 0)" office:value-type="float" office:value="0" calcext:value-type="float">
            <text:p>0</text:p>
          </table:table-cell>
          <table:table-cell table:formula="of:=IF(OR(AND([.E157]=[.A157]; [.I157]=&quot;C&quot;;[.J157]=&quot;U&quot;); AND([.B157]=[.E157]; [.I157]=&quot;NC&quot;; [.J157]=&quot;U&quot;)); 1; 0)" office:value-type="float" office:value="0" calcext:value-type="float">
            <text:p>0</text:p>
          </table:table-cell>
          <table:table-cell table:formula="of:=IF([.I15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York Jets</text:p>
          </table:table-cell>
          <table:table-cell office:value-type="string" calcext:value-type="string">
            <text:p>Washington Redskins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shington Redskins</text:p>
          </table:table-cell>
          <table:table-cell office:value-type="float" office:value="-1" calcext:value-type="float">
            <text:p>-1</text:p>
          </table:table-cell>
          <table:table-cell office:value-type="float" office:value="37.5" calcext:value-type="float">
            <text:p>37.5</text:p>
          </table:table-cell>
          <table:table-cell office:value-type="float" office:value="-17" calcext:value-type="float">
            <text:p>-17</text:p>
          </table:table-cell>
          <table:table-cell table:formula="of:=IF([.H158]+[.F158]&gt;0; &quot;C&quot;; &quot;NC&quot;)" office:value-type="string" office:string-value="NC" calcext:value-type="string">
            <text:p>NC</text:p>
          </table:table-cell>
          <table:table-cell table:formula="of:=IF([.G158]-([.C158]+[.D158])&gt;0; &quot;U&quot;; &quot;O&quot;)" office:value-type="string" office:string-value="O" calcext:value-type="string">
            <text:p>O</text:p>
          </table:table-cell>
          <table:table-cell table:formula="of:=IF(AND([.I158]=&quot;NC&quot;; [.J158]=&quot;U&quot;); 1; 0)" office:value-type="float" office:value="0" calcext:value-type="float">
            <text:p>0</text:p>
          </table:table-cell>
          <table:table-cell table:formula="of:=IF(OR(AND([.E158]=[.A158]; [.I158]=&quot;C&quot;;[.J158]=&quot;U&quot;); AND([.B158]=[.E158]; [.I158]=&quot;NC&quot;; [.J158]=&quot;U&quot;)); 1; 0)" office:value-type="float" office:value="0" calcext:value-type="float">
            <text:p>0</text:p>
          </table:table-cell>
          <table:table-cell table:formula="of:=IF([.I15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Cardinals</text:p>
          </table:table-cell>
          <table:table-cell office:value-type="string" calcext:value-type="string">
            <text:p>San Francisco 49ers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n Francisco 49ers</text:p>
          </table:table-cell>
          <table:table-cell office:value-type="float" office:value="-10" calcext:value-type="float">
            <text:p>-1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IF([.H159]+[.F159]&gt;0; &quot;C&quot;; &quot;NC&quot;)" office:value-type="string" office:string-value="NC" calcext:value-type="string">
            <text:p>NC</text:p>
          </table:table-cell>
          <table:table-cell table:formula="of:=IF([.G159]-([.C159]+[.D159])&gt;0; &quot;U&quot;; &quot;O&quot;)" office:value-type="string" office:string-value="O" calcext:value-type="string">
            <text:p>O</text:p>
          </table:table-cell>
          <table:table-cell table:formula="of:=IF(AND([.I159]=&quot;NC&quot;; [.J159]=&quot;U&quot;); 1; 0)" office:value-type="float" office:value="0" calcext:value-type="float">
            <text:p>0</text:p>
          </table:table-cell>
          <table:table-cell table:formula="of:=IF(OR(AND([.E159]=[.A159]; [.I159]=&quot;C&quot;;[.J159]=&quot;U&quot;); AND([.B159]=[.E159]; [.I159]=&quot;NC&quot;; [.J159]=&quot;U&quot;)); 1; 0)" office:value-type="float" office:value="0" calcext:value-type="float">
            <text:p>0</text:p>
          </table:table-cell>
          <table:table-cell table:formula="of:=IF([.I159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Bengals</text:p>
          </table:table-cell>
          <table:table-cell office:value-type="string" calcext:value-type="string">
            <text:p>Oakland Raider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akland Raiders</text:p>
          </table:table-cell>
          <table:table-cell office:value-type="float" office:value="-13" calcext:value-type="float">
            <text:p>-1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IF([.H160]+[.F160]&gt;0; &quot;C&quot;; &quot;NC&quot;)" office:value-type="string" office:string-value="NC" calcext:value-type="string">
            <text:p>NC</text:p>
          </table:table-cell>
          <table:table-cell table:formula="of:=IF([.G160]-([.C160]+[.D160])&gt;0; &quot;U&quot;; &quot;O&quot;)" office:value-type="string" office:string-value="U" calcext:value-type="string">
            <text:p>U</text:p>
          </table:table-cell>
          <table:table-cell table:formula="of:=IF(AND([.I160]=&quot;NC&quot;; [.J160]=&quot;U&quot;); 1; 0)" office:value-type="float" office:value="1" calcext:value-type="float">
            <text:p>1</text:p>
          </table:table-cell>
          <table:table-cell table:formula="of:=IF(OR(AND([.E160]=[.A160]; [.I160]=&quot;C&quot;;[.J160]=&quot;U&quot;); AND([.B160]=[.E160]; [.I160]=&quot;NC&quot;; [.J160]=&quot;U&quot;)); 1; 0)" office:value-type="float" office:value="1" calcext:value-type="float">
            <text:p>1</text:p>
          </table:table-cell>
          <table:table-cell table:formula="of:=IF([.I16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England Patriots</text:p>
          </table:table-cell>
          <table:table-cell office:value-type="string" calcext:value-type="string">
            <text:p>Philadelphia Eagles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England Patriots</text:p>
          </table:table-cell>
          <table:table-cell office:value-type="float" office:value="-4.5" calcext:value-type="float">
            <text:p>-4.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IF([.H161]+[.F161]&gt;0; &quot;C&quot;; &quot;NC&quot;)" office:value-type="string" office:string-value="C" calcext:value-type="string">
            <text:p>C</text:p>
          </table:table-cell>
          <table:table-cell table:formula="of:=IF([.G161]-([.C161]+[.D161])&gt;0; &quot;U&quot;; &quot;O&quot;)" office:value-type="string" office:string-value="U" calcext:value-type="string">
            <text:p>U</text:p>
          </table:table-cell>
          <table:table-cell table:formula="of:=IF(AND([.I161]=&quot;NC&quot;; [.J161]=&quot;U&quot;); 1; 0)" office:value-type="float" office:value="0" calcext:value-type="float">
            <text:p>0</text:p>
          </table:table-cell>
          <table:table-cell table:formula="of:=IF(OR(AND([.E161]=[.A161]; [.I161]=&quot;C&quot;;[.J161]=&quot;U&quot;); AND([.B161]=[.E161]; [.I161]=&quot;NC&quot;; [.J161]=&quot;U&quot;)); 1; 0)" office:value-type="float" office:value="1" calcext:value-type="float">
            <text:p>1</text:p>
          </table:table-cell>
          <table:table-cell table:formula="of:=IF([.I161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ago Bears</text:p>
          </table:table-cell>
          <table:table-cell office:value-type="string" calcext:value-type="string">
            <text:p>Los Angeles Rams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s Angeles Rams</text:p>
          </table:table-cell>
          <table:table-cell office:value-type="float" office:value="-5" calcext:value-type="float">
            <text:p>-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IF([.H162]+[.F162]&gt;0; &quot;C&quot;; &quot;NC&quot;)" office:value-type="string" office:string-value="C" calcext:value-type="string">
            <text:p>C</text:p>
          </table:table-cell>
          <table:table-cell table:formula="of:=IF([.G162]-([.C162]+[.D162])&gt;0; &quot;U&quot;; &quot;O&quot;)" office:value-type="string" office:string-value="U" calcext:value-type="string">
            <text:p>U</text:p>
          </table:table-cell>
          <table:table-cell table:formula="of:=IF(AND([.I162]=&quot;NC&quot;; [.J162]=&quot;U&quot;); 1; 0)" office:value-type="float" office:value="0" calcext:value-type="float">
            <text:p>0</text:p>
          </table:table-cell>
          <table:table-cell table:formula="of:=IF(OR(AND([.E162]=[.A162]; [.I162]=&quot;C&quot;;[.J162]=&quot;U&quot;); AND([.B162]=[.E162]; [.I162]=&quot;NC&quot;; [.J162]=&quot;U&quot;)); 1; 0)" office:value-type="float" office:value="0" calcext:value-type="float">
            <text:p>0</text:p>
          </table:table-cell>
          <table:table-cell table:formula="of:=IF([.I162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sas City Chiefs</text:p>
          </table:table-cell>
          <table:table-cell office:value-type="string" calcext:value-type="string">
            <text:p>Los Angeles Chargers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nsas City Chiefs</text:p>
          </table:table-cell>
          <table:table-cell office:value-type="float" office:value="-5.5" calcext:value-type="float">
            <text:p>-5.5</text:p>
          </table:table-cell>
          <table:table-cell office:value-type="float" office:value="52.5" calcext:value-type="float">
            <text:p>52.5</text:p>
          </table:table-cell>
          <table:table-cell office:value-type="float" office:value="7" calcext:value-type="float">
            <text:p>7</text:p>
          </table:table-cell>
          <table:table-cell table:formula="of:=IF([.H163]+[.F163]&gt;0; &quot;C&quot;; &quot;NC&quot;)" office:value-type="string" office:string-value="C" calcext:value-type="string">
            <text:p>C</text:p>
          </table:table-cell>
          <table:table-cell table:formula="of:=IF([.G163]-([.C163]+[.D163])&gt;0; &quot;U&quot;; &quot;O&quot;)" office:value-type="string" office:string-value="U" calcext:value-type="string">
            <text:p>U</text:p>
          </table:table-cell>
          <table:table-cell table:formula="of:=IF(AND([.I163]=&quot;NC&quot;; [.J163]=&quot;U&quot;); 1; 0)" office:value-type="float" office:value="0" calcext:value-type="float">
            <text:p>0</text:p>
          </table:table-cell>
          <table:table-cell table:formula="of:=IF(OR(AND([.E163]=[.A163]; [.I163]=&quot;C&quot;;[.J163]=&quot;U&quot;); AND([.B163]=[.E163]; [.I163]=&quot;NC&quot;; [.J163]=&quot;U&quot;)); 1; 0)" office:value-type="float" office:value="1" calcext:value-type="float">
            <text:p>1</text:p>
          </table:table-cell>
          <table:table-cell table:formula="of:=IF([.I163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apolis Colts</text:p>
          </table:table-cell>
          <table:table-cell office:value-type="string" calcext:value-type="string">
            <text:p>Houston Texan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ston Texans</text:p>
          </table:table-cell>
          <table:table-cell office:value-type="float" office:value="-3.5" calcext:value-type="float">
            <text:p>-3.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IF([.H164]+[.F164]&gt;0; &quot;C&quot;; &quot;NC&quot;)" office:value-type="string" office:string-value="NC" calcext:value-type="string">
            <text:p>NC</text:p>
          </table:table-cell>
          <table:table-cell table:formula="of:=IF([.G164]-([.C164]+[.D164])&gt;0; &quot;U&quot;; &quot;O&quot;)" office:value-type="string" office:string-value="U" calcext:value-type="string">
            <text:p>U</text:p>
          </table:table-cell>
          <table:table-cell table:formula="of:=IF(AND([.I164]=&quot;NC&quot;; [.J164]=&quot;U&quot;); 1; 0)" office:value-type="float" office:value="1" calcext:value-type="float">
            <text:p>1</text:p>
          </table:table-cell>
          <table:table-cell table:formula="of:=IF(OR(AND([.E164]=[.A164]; [.I164]=&quot;C&quot;;[.J164]=&quot;U&quot;); AND([.B164]=[.E164]; [.I164]=&quot;NC&quot;; [.J164]=&quot;U&quot;)); 1; 0)" office:value-type="float" office:value="1" calcext:value-type="float">
            <text:p>1</text:p>
          </table:table-cell>
          <table:table-cell table:formula="of:=IF([.I16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mpa Bay Buccaneers</text:p>
          </table:table-cell>
          <table:table-cell office:value-type="string" calcext:value-type="string">
            <text:p>Atlanta Falcons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lanta Falcons</text:p>
          </table:table-cell>
          <table:table-cell office:value-type="float" office:value="-3.5" calcext:value-type="float">
            <text:p>-3.5</text:p>
          </table:table-cell>
          <table:table-cell office:value-type="float" office:value="51.5" calcext:value-type="float">
            <text:p>51.5</text:p>
          </table:table-cell>
          <table:table-cell office:value-type="float" office:value="-13" calcext:value-type="float">
            <text:p>-13</text:p>
          </table:table-cell>
          <table:table-cell table:formula="of:=IF([.H165]+[.F165]&gt;0; &quot;C&quot;; &quot;NC&quot;)" office:value-type="string" office:string-value="NC" calcext:value-type="string">
            <text:p>NC</text:p>
          </table:table-cell>
          <table:table-cell table:formula="of:=IF([.G165]-([.C165]+[.D165])&gt;0; &quot;U&quot;; &quot;O&quot;)" office:value-type="string" office:string-value="O" calcext:value-type="string">
            <text:p>O</text:p>
          </table:table-cell>
          <table:table-cell table:formula="of:=IF(AND([.I165]=&quot;NC&quot;; [.J165]=&quot;U&quot;); 1; 0)" office:value-type="float" office:value="0" calcext:value-type="float">
            <text:p>0</text:p>
          </table:table-cell>
          <table:table-cell table:formula="of:=IF(OR(AND([.E165]=[.A165]; [.I165]=&quot;C&quot;;[.J165]=&quot;U&quot;); AND([.B165]=[.E165]; [.I165]=&quot;NC&quot;; [.J165]=&quot;U&quot;)); 1; 0)" office:value-type="float" office:value="0" calcext:value-type="float">
            <text:p>0</text:p>
          </table:table-cell>
          <table:table-cell table:formula="of:=IF([.I16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ver Broncos</text:p>
          </table:table-cell>
          <table:table-cell office:value-type="string" calcext:value-type="string">
            <text:p>Buffalo Bill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ffalo Bills</text:p>
          </table:table-cell>
          <table:table-cell office:value-type="float" office:value="-3.5" calcext:value-type="float">
            <text:p>-3.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IF([.H166]+[.F166]&gt;0; &quot;C&quot;; &quot;NC&quot;)" office:value-type="string" office:string-value="C" calcext:value-type="string">
            <text:p>C</text:p>
          </table:table-cell>
          <table:table-cell table:formula="of:=IF([.G166]-([.C166]+[.D166])&gt;0; &quot;U&quot;; &quot;O&quot;)" office:value-type="string" office:string-value="U" calcext:value-type="string">
            <text:p>U</text:p>
          </table:table-cell>
          <table:table-cell table:formula="of:=IF(AND([.I166]=&quot;NC&quot;; [.J166]=&quot;U&quot;); 1; 0)" office:value-type="float" office:value="0" calcext:value-type="float">
            <text:p>0</text:p>
          </table:table-cell>
          <table:table-cell table:formula="of:=IF(OR(AND([.E166]=[.A166]; [.I166]=&quot;C&quot;;[.J166]=&quot;U&quot;); AND([.B166]=[.E166]; [.I166]=&quot;NC&quot;; [.J166]=&quot;U&quot;)); 1; 0)" office:value-type="float" office:value="0" calcext:value-type="float">
            <text:p>0</text:p>
          </table:table-cell>
          <table:table-cell table:formula="of:=IF([.I166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ina Panthers</text:p>
          </table:table-cell>
          <table:table-cell office:value-type="string" calcext:value-type="string">
            <text:p>New Orleans Saints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w Orleans Saints</text:p>
          </table:table-cell>
          <table:table-cell office:value-type="float" office:value="-10" calcext:value-type="float">
            <text:p>-1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IF([.H167]+[.F167]&gt;0; &quot;C&quot;; &quot;NC&quot;)" office:value-type="string" office:string-value="NC" calcext:value-type="string">
            <text:p>NC</text:p>
          </table:table-cell>
          <table:table-cell table:formula="of:=IF([.G167]-([.C167]+[.D167])&gt;0; &quot;U&quot;; &quot;O&quot;)" office:value-type="string" office:string-value="O" calcext:value-type="string">
            <text:p>O</text:p>
          </table:table-cell>
          <table:table-cell table:formula="of:=IF(AND([.I167]=&quot;NC&quot;; [.J167]=&quot;U&quot;); 1; 0)" office:value-type="float" office:value="0" calcext:value-type="float">
            <text:p>0</text:p>
          </table:table-cell>
          <table:table-cell table:formula="of:=IF(OR(AND([.E167]=[.A167]; [.I167]=&quot;C&quot;;[.J167]=&quot;U&quot;); AND([.B167]=[.E167]; [.I167]=&quot;NC&quot;; [.J167]=&quot;U&quot;)); 1; 0)" office:value-type="float" office:value="0" calcext:value-type="float">
            <text:p>0</text:p>
          </table:table-cell>
          <table:table-cell table:formula="of:=IF([.I167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 Giants</text:p>
          </table:table-cell>
          <table:table-cell office:value-type="string" calcext:value-type="string">
            <text:p>Chicago Bear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icago Bears</text:p>
          </table:table-cell>
          <table:table-cell office:value-type="float" office:value="-6" calcext:value-type="float">
            <text:p>-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IF([.H168]+[.F168]&gt;0; &quot;C&quot;; &quot;NC&quot;)" office:value-type="string" office:string-value="NC" calcext:value-type="string">
            <text:p>NC</text:p>
          </table:table-cell>
          <table:table-cell table:formula="of:=IF([.G168]-([.C168]+[.D168])&gt;0; &quot;U&quot;; &quot;O&quot;)" office:value-type="string" office:string-value="U" calcext:value-type="string">
            <text:p>U</text:p>
          </table:table-cell>
          <table:table-cell table:formula="of:=IF(AND([.I168]=&quot;NC&quot;; [.J168]=&quot;U&quot;); 1; 0)" office:value-type="float" office:value="1" calcext:value-type="float">
            <text:p>1</text:p>
          </table:table-cell>
          <table:table-cell table:formula="of:=IF(OR(AND([.E168]=[.A168]; [.I168]=&quot;C&quot;;[.J168]=&quot;U&quot;); AND([.B168]=[.E168]; [.I168]=&quot;NC&quot;; [.J168]=&quot;U&quot;)); 1; 0)" office:value-type="float" office:value="1" calcext:value-type="float">
            <text:p>1</text:p>
          </table:table-cell>
          <table:table-cell table:formula="of:=IF([.I16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sburgh Steelers</text:p>
          </table:table-cell>
          <table:table-cell office:value-type="string" calcext:value-type="string">
            <text:p>Cincinnati Bengal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ttsburgh Steelers</text:p>
          </table:table-cell>
          <table:table-cell office:value-type="float" office:value="-5.5" calcext:value-type="float">
            <text:p>-5.5</text:p>
          </table:table-cell>
          <table:table-cell office:value-type="float" office:value="37.5" calcext:value-type="float">
            <text:p>37.5</text:p>
          </table:table-cell>
          <table:table-cell office:value-type="float" office:value="6" calcext:value-type="float">
            <text:p>6</text:p>
          </table:table-cell>
          <table:table-cell table:formula="of:=IF([.H169]+[.F169]&gt;0; &quot;C&quot;; &quot;NC&quot;)" office:value-type="string" office:string-value="C" calcext:value-type="string">
            <text:p>C</text:p>
          </table:table-cell>
          <table:table-cell table:formula="of:=IF([.G169]-([.C169]+[.D169])&gt;0; &quot;U&quot;; &quot;O&quot;)" office:value-type="string" office:string-value="U" calcext:value-type="string">
            <text:p>U</text:p>
          </table:table-cell>
          <table:table-cell table:formula="of:=IF(AND([.I169]=&quot;NC&quot;; [.J169]=&quot;U&quot;); 1; 0)" office:value-type="float" office:value="0" calcext:value-type="float">
            <text:p>0</text:p>
          </table:table-cell>
          <table:table-cell table:formula="of:=IF(OR(AND([.E169]=[.A169]; [.I169]=&quot;C&quot;;[.J169]=&quot;U&quot;); AND([.B169]=[.E169]; [.I169]=&quot;NC&quot;; [.J169]=&quot;U&quot;)); 1; 0)" office:value-type="float" office:value="1" calcext:value-type="float">
            <text:p>1</text:p>
          </table:table-cell>
          <table:table-cell table:formula="of:=IF([.I169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ami Dolphins</text:p>
          </table:table-cell>
          <table:table-cell office:value-type="string" calcext:value-type="string">
            <text:p>Cleveland Browns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leveland Browns</text:p>
          </table:table-cell>
          <table:table-cell office:value-type="float" office:value="-11" calcext:value-type="float">
            <text:p>-11</text:p>
          </table:table-cell>
          <table:table-cell office:value-type="float" office:value="45.5" calcext:value-type="float">
            <text:p>45.5</text:p>
          </table:table-cell>
          <table:table-cell office:value-type="float" office:value="17" calcext:value-type="float">
            <text:p>17</text:p>
          </table:table-cell>
          <table:table-cell table:formula="of:=IF([.H170]+[.F170]&gt;0; &quot;C&quot;; &quot;NC&quot;)" office:value-type="string" office:string-value="C" calcext:value-type="string">
            <text:p>C</text:p>
          </table:table-cell>
          <table:table-cell table:formula="of:=IF([.G170]-([.C170]+[.D170])&gt;0; &quot;U&quot;; &quot;O&quot;)" office:value-type="string" office:string-value="O" calcext:value-type="string">
            <text:p>O</text:p>
          </table:table-cell>
          <table:table-cell table:formula="of:=IF(AND([.I170]=&quot;NC&quot;; [.J170]=&quot;U&quot;); 1; 0)" office:value-type="float" office:value="0" calcext:value-type="float">
            <text:p>0</text:p>
          </table:table-cell>
          <table:table-cell table:formula="of:=IF(OR(AND([.E170]=[.A170]; [.I170]=&quot;C&quot;;[.J170]=&quot;U&quot;); AND([.B170]=[.E170]; [.I170]=&quot;NC&quot;; [.J170]=&quot;U&quot;)); 1; 0)" office:value-type="float" office:value="0" calcext:value-type="float">
            <text:p>0</text:p>
          </table:table-cell>
          <table:table-cell table:formula="of:=IF([.I170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roit Lions</text:p>
          </table:table-cell>
          <table:table-cell office:value-type="string" calcext:value-type="string">
            <text:p>Washington Redskins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troit Lions</text:p>
          </table:table-cell>
          <table:table-cell office:value-type="float" office:value="-4" calcext:value-type="float">
            <text:p>-4</text:p>
          </table:table-cell>
          <table:table-cell office:value-type="float" office:value="39" calcext:value-type="float">
            <text:p>39</text:p>
          </table:table-cell>
          <table:table-cell office:value-type="float" office:value="-3" calcext:value-type="float">
            <text:p>-3</text:p>
          </table:table-cell>
          <table:table-cell table:formula="of:=IF([.H171]+[.F171]&gt;0; &quot;C&quot;; &quot;NC&quot;)" office:value-type="string" office:string-value="NC" calcext:value-type="string">
            <text:p>NC</text:p>
          </table:table-cell>
          <table:table-cell table:formula="of:=IF([.G171]-([.C171]+[.D171])&gt;0; &quot;U&quot;; &quot;O&quot;)" office:value-type="string" office:string-value="U" calcext:value-type="string">
            <text:p>U</text:p>
          </table:table-cell>
          <table:table-cell table:formula="of:=IF(AND([.I171]=&quot;NC&quot;; [.J171]=&quot;U&quot;); 1; 0)" office:value-type="float" office:value="1" calcext:value-type="float">
            <text:p>1</text:p>
          </table:table-cell>
          <table:table-cell table:formula="of:=IF(OR(AND([.E171]=[.A171]; [.I171]=&quot;C&quot;;[.J171]=&quot;U&quot;); AND([.B171]=[.E171]; [.I171]=&quot;NC&quot;; [.J171]=&quot;U&quot;)); 1; 0)" office:value-type="float" office:value="0" calcext:value-type="float">
            <text:p>0</text:p>
          </table:table-cell>
          <table:table-cell table:formula="of:=IF([.I171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land Raiders</text:p>
          </table:table-cell>
          <table:table-cell office:value-type="string" calcext:value-type="string">
            <text:p>New York Jets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akland Raiders</text:p>
          </table:table-cell>
          <table:table-cell office:value-type="float" office:value="-3.5" calcext:value-type="float">
            <text:p>-3.5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table:formula="of:=IF([.H172]+[.F172]&gt;0; &quot;C&quot;; &quot;NC&quot;)" office:value-type="string" office:string-value="NC" calcext:value-type="string">
            <text:p>NC</text:p>
          </table:table-cell>
          <table:table-cell table:formula="of:=IF([.G172]-([.C172]+[.D172])&gt;0; &quot;U&quot;; &quot;O&quot;)" office:value-type="string" office:string-value="U" calcext:value-type="string">
            <text:p>U</text:p>
          </table:table-cell>
          <table:table-cell table:formula="of:=IF(AND([.I172]=&quot;NC&quot;; [.J172]=&quot;U&quot;); 1; 0)" office:value-type="float" office:value="1" calcext:value-type="float">
            <text:p>1</text:p>
          </table:table-cell>
          <table:table-cell table:formula="of:=IF(OR(AND([.E172]=[.A172]; [.I172]=&quot;C&quot;;[.J172]=&quot;U&quot;); AND([.B172]=[.E172]; [.I172]=&quot;NC&quot;; [.J172]=&quot;U&quot;)); 1; 0)" office:value-type="float" office:value="0" calcext:value-type="float">
            <text:p>0</text:p>
          </table:table-cell>
          <table:table-cell table:formula="of:=IF([.I17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ttle Seahawks</text:p>
          </table:table-cell>
          <table:table-cell office:value-type="string" calcext:value-type="string">
            <text:p>Philadelphia Eagles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ttle Seahawks</text:p>
          </table:table-cell>
          <table:table-cell office:value-type="float" office:value="-1" calcext:value-type="float">
            <text:p>-1</text:p>
          </table:table-cell>
          <table:table-cell office:value-type="float" office:value="45.5" calcext:value-type="float">
            <text:p>45.5</text:p>
          </table:table-cell>
          <table:table-cell office:value-type="float" office:value="8" calcext:value-type="float">
            <text:p>8</text:p>
          </table:table-cell>
          <table:table-cell table:formula="of:=IF([.H173]+[.F173]&gt;0; &quot;C&quot;; &quot;NC&quot;)" office:value-type="string" office:string-value="C" calcext:value-type="string">
            <text:p>C</text:p>
          </table:table-cell>
          <table:table-cell table:formula="of:=IF([.G173]-([.C173]+[.D173])&gt;0; &quot;U&quot;; &quot;O&quot;)" office:value-type="string" office:string-value="U" calcext:value-type="string">
            <text:p>U</text:p>
          </table:table-cell>
          <table:table-cell table:formula="of:=IF(AND([.I173]=&quot;NC&quot;; [.J173]=&quot;U&quot;); 1; 0)" office:value-type="float" office:value="0" calcext:value-type="float">
            <text:p>0</text:p>
          </table:table-cell>
          <table:table-cell table:formula="of:=IF(OR(AND([.E173]=[.A173]; [.I173]=&quot;C&quot;;[.J173]=&quot;U&quot;); AND([.B173]=[.E173]; [.I173]=&quot;NC&quot;; [.J173]=&quot;U&quot;)); 1; 0)" office:value-type="float" office:value="1" calcext:value-type="float">
            <text:p>1</text:p>
          </table:table-cell>
          <table:table-cell table:formula="of:=IF([.I173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ville Jaguars</text:p>
          </table:table-cell>
          <table:table-cell office:value-type="string" calcext:value-type="string">
            <text:p>Tennessee Titan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nnessee Titans</text:p>
          </table:table-cell>
          <table:table-cell office:value-type="float" office:value="-4.5" calcext:value-type="float">
            <text:p>-4.5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formula="of:=IF([.H174]+[.F174]&gt;0; &quot;C&quot;; &quot;NC&quot;)" office:value-type="string" office:string-value="C" calcext:value-type="string">
            <text:p>C</text:p>
          </table:table-cell>
          <table:table-cell table:formula="of:=IF([.G174]-([.C174]+[.D174])&gt;0; &quot;U&quot;; &quot;O&quot;)" office:value-type="string" office:string-value="O" calcext:value-type="string">
            <text:p>O</text:p>
          </table:table-cell>
          <table:table-cell table:formula="of:=IF(AND([.I174]=&quot;NC&quot;; [.J174]=&quot;U&quot;); 1; 0)" office:value-type="float" office:value="0" calcext:value-type="float">
            <text:p>0</text:p>
          </table:table-cell>
          <table:table-cell table:formula="of:=IF(OR(AND([.E174]=[.A174]; [.I174]=&quot;C&quot;;[.J174]=&quot;U&quot;); AND([.B174]=[.E174]; [.I174]=&quot;NC&quot;; [.J174]=&quot;U&quot;)); 1; 0)" office:value-type="float" office:value="0" calcext:value-type="float">
            <text:p>0</text:p>
          </table:table-cell>
          <table:table-cell table:formula="of:=IF([.I174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las Cowboys</text:p>
          </table:table-cell>
          <table:table-cell office:value-type="string" calcext:value-type="string">
            <text:p>New England Patriot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England Patriots</text:p>
          </table:table-cell>
          <table:table-cell office:value-type="float" office:value="-5.5" calcext:value-type="float">
            <text:p>-5.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IF([.H175]+[.F175]&gt;0; &quot;C&quot;; &quot;NC&quot;)" office:value-type="string" office:string-value="NC" calcext:value-type="string">
            <text:p>NC</text:p>
          </table:table-cell>
          <table:table-cell table:formula="of:=IF([.G175]-([.C175]+[.D175])&gt;0; &quot;U&quot;; &quot;O&quot;)" office:value-type="string" office:string-value="U" calcext:value-type="string">
            <text:p>U</text:p>
          </table:table-cell>
          <table:table-cell table:formula="of:=IF(AND([.I175]=&quot;NC&quot;; [.J175]=&quot;U&quot;); 1; 0)" office:value-type="float" office:value="1" calcext:value-type="float">
            <text:p>1</text:p>
          </table:table-cell>
          <table:table-cell table:formula="of:=IF(OR(AND([.E175]=[.A175]; [.I175]=&quot;C&quot;;[.J175]=&quot;U&quot;); AND([.B175]=[.E175]; [.I175]=&quot;NC&quot;; [.J175]=&quot;U&quot;)); 1; 0)" office:value-type="float" office:value="1" calcext:value-type="float">
            <text:p>1</text:p>
          </table:table-cell>
          <table:table-cell table:formula="of:=IF([.I175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 Bay Packers</text:p>
          </table:table-cell>
          <table:table-cell office:value-type="string" calcext:value-type="string">
            <text:p>San Francisco 49ers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n Francisco 49ers</text:p>
          </table:table-cell>
          <table:table-cell office:value-type="float" office:value="-3" calcext:value-type="float">
            <text:p>-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IF([.H176]+[.F176]&gt;0; &quot;C&quot;; &quot;NC&quot;)" office:value-type="string" office:string-value="C" calcext:value-type="string">
            <text:p>C</text:p>
          </table:table-cell>
          <table:table-cell table:formula="of:=IF([.G176]-([.C176]+[.D176])&gt;0; &quot;U&quot;; &quot;O&quot;)" office:value-type="string" office:string-value="U" calcext:value-type="string">
            <text:p>U</text:p>
          </table:table-cell>
          <table:table-cell table:formula="of:=IF(AND([.I176]=&quot;NC&quot;; [.J176]=&quot;U&quot;); 1; 0)" office:value-type="float" office:value="0" calcext:value-type="float">
            <text:p>0</text:p>
          </table:table-cell>
          <table:table-cell table:formula="of:=IF(OR(AND([.E176]=[.A176]; [.I176]=&quot;C&quot;;[.J176]=&quot;U&quot;); AND([.B176]=[.E176]; [.I176]=&quot;NC&quot;; [.J176]=&quot;U&quot;)); 1; 0)" office:value-type="float" office:value="0" calcext:value-type="float">
            <text:p>0</text:p>
          </table:table-cell>
          <table:table-cell table:formula="of:=IF([.I176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timore Ravens</text:p>
          </table:table-cell>
          <table:table-cell office:value-type="string" calcext:value-type="string">
            <text:p>Los Angeles Rams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timore Ravens</text:p>
          </table:table-cell>
          <table:table-cell office:value-type="float" office:value="-3.5" calcext:value-type="float">
            <text:p>-3.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formula="of:=IF([.H177]+[.F177]&gt;0; &quot;C&quot;; &quot;NC&quot;)" office:value-type="string" office:string-value="C" calcext:value-type="string">
            <text:p>C</text:p>
          </table:table-cell>
          <table:table-cell table:formula="of:=IF([.G177]-([.C177]+[.D177])&gt;0; &quot;U&quot;; &quot;O&quot;)" office:value-type="string" office:string-value="O" calcext:value-type="string">
            <text:p>O</text:p>
          </table:table-cell>
          <table:table-cell table:formula="of:=IF(AND([.I177]=&quot;NC&quot;; [.J177]=&quot;U&quot;); 1; 0)" office:value-type="float" office:value="0" calcext:value-type="float">
            <text:p>0</text:p>
          </table:table-cell>
          <table:table-cell table:formula="of:=IF(OR(AND([.E177]=[.A177]; [.I177]=&quot;C&quot;;[.J177]=&quot;U&quot;); AND([.B177]=[.E177]; [.I177]=&quot;NC&quot;; [.J177]=&quot;U&quot;)); 1; 0)" office:value-type="float" office:value="0" calcext:value-type="float">
            <text:p>0</text:p>
          </table:table-cell>
          <table:table-cell table:formula="of:=IF([.I177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ago Bears</text:p>
          </table:table-cell>
          <table:table-cell office:value-type="string" calcext:value-type="string">
            <text:p>Detroit Lion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icago Bears</text:p>
          </table:table-cell>
          <table:table-cell office:value-type="float" office:value="-5.5" calcext:value-type="float">
            <text:p>-5.5</text:p>
          </table:table-cell>
          <table:table-cell office:value-type="float" office:value="37.5" calcext:value-type="float">
            <text:p>37.5</text:p>
          </table:table-cell>
          <table:table-cell office:value-type="float" office:value="4" calcext:value-type="float">
            <text:p>4</text:p>
          </table:table-cell>
          <table:table-cell table:formula="of:=IF([.H178]+[.F178]&gt;0; &quot;C&quot;; &quot;NC&quot;)" office:value-type="string" office:string-value="NC" calcext:value-type="string">
            <text:p>NC</text:p>
          </table:table-cell>
          <table:table-cell table:formula="of:=IF([.G178]-([.C178]+[.D178])&gt;0; &quot;U&quot;; &quot;O&quot;)" office:value-type="string" office:string-value="O" calcext:value-type="string">
            <text:p>O</text:p>
          </table:table-cell>
          <table:table-cell table:formula="of:=IF(AND([.I178]=&quot;NC&quot;; [.J178]=&quot;U&quot;); 1; 0)" office:value-type="float" office:value="0" calcext:value-type="float">
            <text:p>0</text:p>
          </table:table-cell>
          <table:table-cell table:formula="of:=IF(OR(AND([.E178]=[.A178]; [.I178]=&quot;C&quot;;[.J178]=&quot;U&quot;); AND([.B178]=[.E178]; [.I178]=&quot;NC&quot;; [.J178]=&quot;U&quot;)); 1; 0)" office:value-type="float" office:value="0" calcext:value-type="float">
            <text:p>0</text:p>
          </table:table-cell>
          <table:table-cell table:formula="of:=IF([.I17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Bills</text:p>
          </table:table-cell>
          <table:table-cell office:value-type="string" calcext:value-type="string">
            <text:p>Dallas Cowboys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llas Cowboys</text:p>
          </table:table-cell>
          <table:table-cell office:value-type="float" office:value="-6.5" calcext:value-type="float">
            <text:p>-6.5</text:p>
          </table:table-cell>
          <table:table-cell office:value-type="float" office:value="46.5" calcext:value-type="float">
            <text:p>46.5</text:p>
          </table:table-cell>
          <table:table-cell office:value-type="float" office:value="-11" calcext:value-type="float">
            <text:p>-11</text:p>
          </table:table-cell>
          <table:table-cell table:formula="of:=IF([.H179]+[.F179]&gt;0; &quot;C&quot;; &quot;NC&quot;)" office:value-type="string" office:string-value="NC" calcext:value-type="string">
            <text:p>NC</text:p>
          </table:table-cell>
          <table:table-cell table:formula="of:=IF([.G179]-([.C179]+[.D179])&gt;0; &quot;U&quot;; &quot;O&quot;)" office:value-type="string" office:string-value="U" calcext:value-type="string">
            <text:p>U</text:p>
          </table:table-cell>
          <table:table-cell table:formula="of:=IF(AND([.I179]=&quot;NC&quot;; [.J179]=&quot;U&quot;); 1; 0)" office:value-type="float" office:value="1" calcext:value-type="float">
            <text:p>1</text:p>
          </table:table-cell>
          <table:table-cell table:formula="of:=IF(OR(AND([.E179]=[.A179]; [.I179]=&quot;C&quot;;[.J179]=&quot;U&quot;); AND([.B179]=[.E179]; [.I179]=&quot;NC&quot;; [.J179]=&quot;U&quot;)); 1; 0)" office:value-type="float" office:value="1" calcext:value-type="float">
            <text:p>1</text:p>
          </table:table-cell>
          <table:table-cell table:formula="of:=IF([.I179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Orleans Saints</text:p>
          </table:table-cell>
          <table:table-cell office:value-type="string" calcext:value-type="string">
            <text:p>Atlanta Falcons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 Orleans Saints</text:p>
          </table:table-cell>
          <table:table-cell office:value-type="float" office:value="-7" calcext:value-type="float">
            <text:p>-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IF([.H180]+[.F180]&gt;0; &quot;C&quot;; &quot;NC&quot;)" office:value-type="string" office:string-value="C" calcext:value-type="string">
            <text:p>C</text:p>
          </table:table-cell>
          <table:table-cell table:formula="of:=IF([.G180]-([.C180]+[.D180])&gt;0; &quot;U&quot;; &quot;O&quot;)" office:value-type="string" office:string-value="U" calcext:value-type="string">
            <text:p>U</text:p>
          </table:table-cell>
          <table:table-cell table:formula="of:=IF(AND([.I180]=&quot;NC&quot;; [.J180]=&quot;U&quot;); 1; 0)" office:value-type="float" office:value="0" calcext:value-type="float">
            <text:p>0</text:p>
          </table:table-cell>
          <table:table-cell table:formula="of:=IF(OR(AND([.E180]=[.A180]; [.I180]=&quot;C&quot;;[.J180]=&quot;U&quot;); AND([.B180]=[.E180]; [.I180]=&quot;NC&quot;; [.J180]=&quot;U&quot;)); 1; 0)" office:value-type="float" office:value="1" calcext:value-type="float">
            <text:p>1</text:p>
          </table:table-cell>
          <table:table-cell table:formula="of:=IF([.I180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Redskins</text:p>
          </table:table-cell>
          <table:table-cell office:value-type="string" calcext:value-type="string">
            <text:p>Carolina Panther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rolina Panthers</text:p>
          </table:table-cell>
          <table:table-cell office:value-type="float" office:value="-10.5" calcext:value-type="float">
            <text:p>-10.5</text:p>
          </table:table-cell>
          <table:table-cell office:value-type="float" office:value="38.5" calcext:value-type="float">
            <text:p>38.5</text:p>
          </table:table-cell>
          <table:table-cell office:value-type="float" office:value="-8" calcext:value-type="float">
            <text:p>-8</text:p>
          </table:table-cell>
          <table:table-cell table:formula="of:=IF([.H181]+[.F181]&gt;0; &quot;C&quot;; &quot;NC&quot;)" office:value-type="string" office:string-value="NC" calcext:value-type="string">
            <text:p>NC</text:p>
          </table:table-cell>
          <table:table-cell table:formula="of:=IF([.G181]-([.C181]+[.D181])&gt;0; &quot;U&quot;; &quot;O&quot;)" office:value-type="string" office:string-value="O" calcext:value-type="string">
            <text:p>O</text:p>
          </table:table-cell>
          <table:table-cell table:formula="of:=IF(AND([.I181]=&quot;NC&quot;; [.J181]=&quot;U&quot;); 1; 0)" office:value-type="float" office:value="0" calcext:value-type="float">
            <text:p>0</text:p>
          </table:table-cell>
          <table:table-cell table:formula="of:=IF(OR(AND([.E181]=[.A181]; [.I181]=&quot;C&quot;;[.J181]=&quot;U&quot;); AND([.B181]=[.E181]; [.I181]=&quot;NC&quot;; [.J181]=&quot;U&quot;)); 1; 0)" office:value-type="float" office:value="0" calcext:value-type="float">
            <text:p>0</text:p>
          </table:table-cell>
          <table:table-cell table:formula="of:=IF([.I181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 Jets</text:p>
          </table:table-cell>
          <table:table-cell office:value-type="string" calcext:value-type="string">
            <text:p>Cincinnati Bengals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York Jets</text:p>
          </table:table-cell>
          <table:table-cell office:value-type="float" office:value="-2.5" calcext:value-type="float">
            <text:p>-2.5</text:p>
          </table:table-cell>
          <table:table-cell office:value-type="float" office:value="43" calcext:value-type="float">
            <text:p>43</text:p>
          </table:table-cell>
          <table:table-cell office:value-type="float" office:value="-16" calcext:value-type="float">
            <text:p>-16</text:p>
          </table:table-cell>
          <table:table-cell table:formula="of:=IF([.H182]+[.F182]&gt;0; &quot;C&quot;; &quot;NC&quot;)" office:value-type="string" office:string-value="NC" calcext:value-type="string">
            <text:p>NC</text:p>
          </table:table-cell>
          <table:table-cell table:formula="of:=IF([.G182]-([.C182]+[.D182])&gt;0; &quot;U&quot;; &quot;O&quot;)" office:value-type="string" office:string-value="U" calcext:value-type="string">
            <text:p>U</text:p>
          </table:table-cell>
          <table:table-cell table:formula="of:=IF(AND([.I182]=&quot;NC&quot;; [.J182]=&quot;U&quot;); 1; 0)" office:value-type="float" office:value="1" calcext:value-type="float">
            <text:p>1</text:p>
          </table:table-cell>
          <table:table-cell table:formula="of:=IF(OR(AND([.E182]=[.A182]; [.I182]=&quot;C&quot;;[.J182]=&quot;U&quot;); AND([.B182]=[.E182]; [.I182]=&quot;NC&quot;; [.J182]=&quot;U&quot;)); 1; 0)" office:value-type="float" office:value="0" calcext:value-type="float">
            <text:p>0</text:p>
          </table:table-cell>
          <table:table-cell table:formula="of:=IF([.I18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 Browns</text:p>
          </table:table-cell>
          <table:table-cell office:value-type="string" calcext:value-type="string">
            <text:p>Pittsburgh Steeler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veland Browns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-7" calcext:value-type="float">
            <text:p>-7</text:p>
          </table:table-cell>
          <table:table-cell table:formula="of:=IF([.H183]+[.F183]&gt;0; &quot;C&quot;; &quot;NC&quot;)" office:value-type="string" office:string-value="NC" calcext:value-type="string">
            <text:p>NC</text:p>
          </table:table-cell>
          <table:table-cell table:formula="of:=IF([.G183]-([.C183]+[.D183])&gt;0; &quot;U&quot;; &quot;O&quot;)" office:value-type="string" office:string-value="U" calcext:value-type="string">
            <text:p>U</text:p>
          </table:table-cell>
          <table:table-cell table:formula="of:=IF(AND([.I183]=&quot;NC&quot;; [.J183]=&quot;U&quot;); 1; 0)" office:value-type="float" office:value="1" calcext:value-type="float">
            <text:p>1</text:p>
          </table:table-cell>
          <table:table-cell table:formula="of:=IF(OR(AND([.E183]=[.A183]; [.I183]=&quot;C&quot;;[.J183]=&quot;U&quot;); AND([.B183]=[.E183]; [.I183]=&quot;NC&quot;; [.J183]=&quot;U&quot;)); 1; 0)" office:value-type="float" office:value="0" calcext:value-type="float">
            <text:p>0</text:p>
          </table:table-cell>
          <table:table-cell table:formula="of:=IF([.I183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essee Titans</text:p>
          </table:table-cell>
          <table:table-cell office:value-type="string" calcext:value-type="string">
            <text:p>Indianapolis Colts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nnessee Titans</text:p>
          </table:table-cell>
          <table:table-cell office:value-type="float" office:value="-1" calcext:value-type="float">
            <text:p>-1</text:p>
          </table:table-cell>
          <table:table-cell office:value-type="float" office:value="41.5" calcext:value-type="float">
            <text:p>41.5</text:p>
          </table:table-cell>
          <table:table-cell office:value-type="float" office:value="14" calcext:value-type="float">
            <text:p>14</text:p>
          </table:table-cell>
          <table:table-cell table:formula="of:=IF([.H184]+[.F184]&gt;0; &quot;C&quot;; &quot;NC&quot;)" office:value-type="string" office:string-value="C" calcext:value-type="string">
            <text:p>C</text:p>
          </table:table-cell>
          <table:table-cell table:formula="of:=IF([.G184]-([.C184]+[.D184])&gt;0; &quot;U&quot;; &quot;O&quot;)" office:value-type="string" office:string-value="O" calcext:value-type="string">
            <text:p>O</text:p>
          </table:table-cell>
          <table:table-cell table:formula="of:=IF(AND([.I184]=&quot;NC&quot;; [.J184]=&quot;U&quot;); 1; 0)" office:value-type="float" office:value="0" calcext:value-type="float">
            <text:p>0</text:p>
          </table:table-cell>
          <table:table-cell table:formula="of:=IF(OR(AND([.E184]=[.A184]; [.I184]=&quot;C&quot;;[.J184]=&quot;U&quot;); AND([.B184]=[.E184]; [.I184]=&quot;NC&quot;; [.J184]=&quot;U&quot;)); 1; 0)" office:value-type="float" office:value="0" calcext:value-type="float">
            <text:p>0</text:p>
          </table:table-cell>
          <table:table-cell table:formula="of:=IF([.I184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Bay Packers</text:p>
          </table:table-cell>
          <table:table-cell office:value-type="string" calcext:value-type="string">
            <text:p>New York Giants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 Bay Packers</text:p>
          </table:table-cell>
          <table:table-cell office:value-type="float" office:value="-6.5" calcext:value-type="float">
            <text:p>-6.5</text:p>
          </table:table-cell>
          <table:table-cell office:value-type="float" office:value="43.5" calcext:value-type="float">
            <text:p>43.5</text:p>
          </table:table-cell>
          <table:table-cell office:value-type="float" office:value="18" calcext:value-type="float">
            <text:p>18</text:p>
          </table:table-cell>
          <table:table-cell table:formula="of:=IF([.H185]+[.F185]&gt;0; &quot;C&quot;; &quot;NC&quot;)" office:value-type="string" office:string-value="C" calcext:value-type="string">
            <text:p>C</text:p>
          </table:table-cell>
          <table:table-cell table:formula="of:=IF([.G185]-([.C185]+[.D185])&gt;0; &quot;U&quot;; &quot;O&quot;)" office:value-type="string" office:string-value="O" calcext:value-type="string">
            <text:p>O</text:p>
          </table:table-cell>
          <table:table-cell table:formula="of:=IF(AND([.I185]=&quot;NC&quot;; [.J185]=&quot;U&quot;); 1; 0)" office:value-type="float" office:value="0" calcext:value-type="float">
            <text:p>0</text:p>
          </table:table-cell>
          <table:table-cell table:formula="of:=IF(OR(AND([.E185]=[.A185]; [.I185]=&quot;C&quot;;[.J185]=&quot;U&quot;); AND([.B185]=[.E185]; [.I185]=&quot;NC&quot;; [.J185]=&quot;U&quot;)); 1; 0)" office:value-type="float" office:value="0" calcext:value-type="float">
            <text:p>0</text:p>
          </table:table-cell>
          <table:table-cell table:formula="of:=IF([.I185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pa Bay Buccaneers</text:p>
          </table:table-cell>
          <table:table-cell office:value-type="string" calcext:value-type="string">
            <text:p>Jacksonville Jaguars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mpa Bay Buccaneers</text:p>
          </table:table-cell>
          <table:table-cell office:value-type="float" office:value="-3" calcext:value-type="float">
            <text:p>-3</text:p>
          </table:table-cell>
          <table:table-cell office:value-type="float" office:value="46.5" calcext:value-type="float">
            <text:p>46.5</text:p>
          </table:table-cell>
          <table:table-cell office:value-type="float" office:value="17" calcext:value-type="float">
            <text:p>17</text:p>
          </table:table-cell>
          <table:table-cell table:formula="of:=IF([.H186]+[.F186]&gt;0; &quot;C&quot;; &quot;NC&quot;)" office:value-type="string" office:string-value="C" calcext:value-type="string">
            <text:p>C</text:p>
          </table:table-cell>
          <table:table-cell table:formula="of:=IF([.G186]-([.C186]+[.D186])&gt;0; &quot;U&quot;; &quot;O&quot;)" office:value-type="string" office:string-value="U" calcext:value-type="string">
            <text:p>U</text:p>
          </table:table-cell>
          <table:table-cell table:formula="of:=IF(AND([.I186]=&quot;NC&quot;; [.J186]=&quot;U&quot;); 1; 0)" office:value-type="float" office:value="0" calcext:value-type="float">
            <text:p>0</text:p>
          </table:table-cell>
          <table:table-cell table:formula="of:=IF(OR(AND([.E186]=[.A186]; [.I186]=&quot;C&quot;;[.J186]=&quot;U&quot;); AND([.B186]=[.E186]; [.I186]=&quot;NC&quot;; [.J186]=&quot;U&quot;)); 1; 0)" office:value-type="float" office:value="1" calcext:value-type="float">
            <text:p>1</text:p>
          </table:table-cell>
          <table:table-cell table:formula="of:=IF([.I186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adelphia Eagles</text:p>
          </table:table-cell>
          <table:table-cell office:value-type="string" calcext:value-type="string">
            <text:p>Miami Dolphins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hiladelphia Eagles</text:p>
          </table:table-cell>
          <table:table-cell office:value-type="float" office:value="-10.5" calcext:value-type="float">
            <text:p>-10.5</text:p>
          </table:table-cell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table:formula="of:=IF([.H187]+[.F187]&gt;0; &quot;C&quot;; &quot;NC&quot;)" office:value-type="string" office:string-value="NC" calcext:value-type="string">
            <text:p>NC</text:p>
          </table:table-cell>
          <table:table-cell table:formula="of:=IF([.G187]-([.C187]+[.D187])&gt;0; &quot;U&quot;; &quot;O&quot;)" office:value-type="string" office:string-value="O" calcext:value-type="string">
            <text:p>O</text:p>
          </table:table-cell>
          <table:table-cell table:formula="of:=IF(AND([.I187]=&quot;NC&quot;; [.J187]=&quot;U&quot;); 1; 0)" office:value-type="float" office:value="0" calcext:value-type="float">
            <text:p>0</text:p>
          </table:table-cell>
          <table:table-cell table:formula="of:=IF(OR(AND([.E187]=[.A187]; [.I187]=&quot;C&quot;;[.J187]=&quot;U&quot;); AND([.B187]=[.E187]; [.I187]=&quot;NC&quot;; [.J187]=&quot;U&quot;)); 1; 0)" office:value-type="float" office:value="0" calcext:value-type="float">
            <text:p>0</text:p>
          </table:table-cell>
          <table:table-cell table:formula="of:=IF([.I187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Francisco 49ers</text:p>
          </table:table-cell>
          <table:table-cell office:value-type="string" calcext:value-type="string">
            <text:p>Baltimore Raven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timore Ravens</text:p>
          </table:table-cell>
          <table:table-cell office:value-type="float" office:value="-5.5" calcext:value-type="float">
            <text:p>-5.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IF([.H188]+[.F188]&gt;0; &quot;C&quot;; &quot;NC&quot;)" office:value-type="string" office:string-value="NC" calcext:value-type="string">
            <text:p>NC</text:p>
          </table:table-cell>
          <table:table-cell table:formula="of:=IF([.G188]-([.C188]+[.D188])&gt;0; &quot;U&quot;; &quot;O&quot;)" office:value-type="string" office:string-value="U" calcext:value-type="string">
            <text:p>U</text:p>
          </table:table-cell>
          <table:table-cell table:formula="of:=IF(AND([.I188]=&quot;NC&quot;; [.J188]=&quot;U&quot;); 1; 0)" office:value-type="float" office:value="1" calcext:value-type="float">
            <text:p>1</text:p>
          </table:table-cell>
          <table:table-cell table:formula="of:=IF(OR(AND([.E188]=[.A188]; [.I188]=&quot;C&quot;;[.J188]=&quot;U&quot;); AND([.B188]=[.E188]; [.I188]=&quot;NC&quot;; [.J188]=&quot;U&quot;)); 1; 0)" office:value-type="float" office:value="1" calcext:value-type="float">
            <text:p>1</text:p>
          </table:table-cell>
          <table:table-cell table:formula="of:=IF([.I188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 Angeles Rams</text:p>
          </table:table-cell>
          <table:table-cell office:value-type="string" calcext:value-type="string">
            <text:p>Arizona Cardinal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Rams</text:p>
          </table:table-cell>
          <table:table-cell office:value-type="float" office:value="-2.5" calcext:value-type="float">
            <text:p>-2.5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IF([.H189]+[.F189]&gt;0; &quot;C&quot;; &quot;NC&quot;)" office:value-type="string" office:string-value="C" calcext:value-type="string">
            <text:p>C</text:p>
          </table:table-cell>
          <table:table-cell table:formula="of:=IF([.G189]-([.C189]+[.D189])&gt;0; &quot;U&quot;; &quot;O&quot;)" office:value-type="string" office:string-value="U" calcext:value-type="string">
            <text:p>U</text:p>
          </table:table-cell>
          <table:table-cell table:formula="of:=IF(AND([.I189]=&quot;NC&quot;; [.J189]=&quot;U&quot;); 1; 0)" office:value-type="float" office:value="0" calcext:value-type="float">
            <text:p>0</text:p>
          </table:table-cell>
          <table:table-cell table:formula="of:=IF(OR(AND([.E189]=[.A189]; [.I189]=&quot;C&quot;;[.J189]=&quot;U&quot;); AND([.B189]=[.E189]; [.I189]=&quot;NC&quot;; [.J189]=&quot;U&quot;)); 1; 0)" office:value-type="float" office:value="1" calcext:value-type="float">
            <text:p>1</text:p>
          </table:table-cell>
          <table:table-cell table:formula="of:=IF([.I189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 Angeles Chargers</text:p>
          </table:table-cell>
          <table:table-cell office:value-type="string" calcext:value-type="string">
            <text:p>Denver Broncos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s Angeles Chargers</text:p>
          </table:table-cell>
          <table:table-cell office:value-type="float" office:value="-4.5" calcext:value-type="float">
            <text:p>-4.5</text:p>
          </table:table-cell>
          <table:table-cell office:value-type="float" office:value="39" calcext:value-type="float">
            <text:p>39</text:p>
          </table:table-cell>
          <table:table-cell office:value-type="float" office:value="-3" calcext:value-type="float">
            <text:p>-3</text:p>
          </table:table-cell>
          <table:table-cell table:formula="of:=IF([.H190]+[.F190]&gt;0; &quot;C&quot;; &quot;NC&quot;)" office:value-type="string" office:string-value="NC" calcext:value-type="string">
            <text:p>NC</text:p>
          </table:table-cell>
          <table:table-cell table:formula="of:=IF([.G190]-([.C190]+[.D190])&gt;0; &quot;U&quot;; &quot;O&quot;)" office:value-type="string" office:string-value="O" calcext:value-type="string">
            <text:p>O</text:p>
          </table:table-cell>
          <table:table-cell table:formula="of:=IF(AND([.I190]=&quot;NC&quot;; [.J190]=&quot;U&quot;); 1; 0)" office:value-type="float" office:value="0" calcext:value-type="float">
            <text:p>0</text:p>
          </table:table-cell>
          <table:table-cell table:formula="of:=IF(OR(AND([.E190]=[.A190]; [.I190]=&quot;C&quot;;[.J190]=&quot;U&quot;); AND([.B190]=[.E190]; [.I190]=&quot;NC&quot;; [.J190]=&quot;U&quot;)); 1; 0)" office:value-type="float" office:value="0" calcext:value-type="float">
            <text:p>0</text:p>
          </table:table-cell>
          <table:table-cell table:formula="of:=IF([.I190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land Raiders</text:p>
          </table:table-cell>
          <table:table-cell office:value-type="string" calcext:value-type="string">
            <text:p>Kansas City Chiefs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ansas City Chiefs</text:p>
          </table:table-cell>
          <table:table-cell office:value-type="float" office:value="-11.5" calcext:value-type="float">
            <text:p>-11.5</text:p>
          </table:table-cell>
          <table:table-cell office:value-type="float" office:value="49.5" calcext:value-type="float">
            <text:p>49.5</text:p>
          </table:table-cell>
          <table:table-cell office:value-type="float" office:value="31" calcext:value-type="float">
            <text:p>31</text:p>
          </table:table-cell>
          <table:table-cell table:formula="of:=IF([.H191]+[.F191]&gt;0; &quot;C&quot;; &quot;NC&quot;)" office:value-type="string" office:string-value="C" calcext:value-type="string">
            <text:p>C</text:p>
          </table:table-cell>
          <table:table-cell table:formula="of:=IF([.G191]-([.C191]+[.D191])&gt;0; &quot;U&quot;; &quot;O&quot;)" office:value-type="string" office:string-value="U" calcext:value-type="string">
            <text:p>U</text:p>
          </table:table-cell>
          <table:table-cell table:formula="of:=IF(AND([.I191]=&quot;NC&quot;; [.J191]=&quot;U&quot;); 1; 0)" office:value-type="float" office:value="0" calcext:value-type="float">
            <text:p>0</text:p>
          </table:table-cell>
          <table:table-cell table:formula="of:=IF(OR(AND([.E191]=[.A191]; [.I191]=&quot;C&quot;;[.J191]=&quot;U&quot;); AND([.B191]=[.E191]; [.I191]=&quot;NC&quot;; [.J191]=&quot;U&quot;)); 1; 0)" office:value-type="float" office:value="0" calcext:value-type="float">
            <text:p>0</text:p>
          </table:table-cell>
          <table:table-cell table:formula="of:=IF([.I191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England Patriots</text:p>
          </table:table-cell>
          <table:table-cell office:value-type="string" calcext:value-type="string">
            <text:p>Houston Texans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w England Patriots</text:p>
          </table:table-cell>
          <table:table-cell office:value-type="float" office:value="-3.5" calcext:value-type="float">
            <text:p>-3.5</text:p>
          </table:table-cell>
          <table:table-cell office:value-type="float" office:value="47" calcext:value-type="float">
            <text:p>47</text:p>
          </table:table-cell>
          <table:table-cell office:value-type="float" office:value="-6" calcext:value-type="float">
            <text:p>-6</text:p>
          </table:table-cell>
          <table:table-cell table:formula="of:=IF([.H192]+[.F192]&gt;0; &quot;C&quot;; &quot;NC&quot;)" office:value-type="string" office:string-value="NC" calcext:value-type="string">
            <text:p>NC</text:p>
          </table:table-cell>
          <table:table-cell table:formula="of:=IF([.G192]-([.C192]+[.D192])&gt;0; &quot;U&quot;; &quot;O&quot;)" office:value-type="string" office:string-value="O" calcext:value-type="string">
            <text:p>O</text:p>
          </table:table-cell>
          <table:table-cell table:formula="of:=IF(AND([.I192]=&quot;NC&quot;; [.J192]=&quot;U&quot;); 1; 0)" office:value-type="float" office:value="0" calcext:value-type="float">
            <text:p>0</text:p>
          </table:table-cell>
          <table:table-cell table:formula="of:=IF(OR(AND([.E192]=[.A192]; [.I192]=&quot;C&quot;;[.J192]=&quot;U&quot;); AND([.B192]=[.E192]; [.I192]=&quot;NC&quot;; [.J192]=&quot;U&quot;)); 1; 0)" office:value-type="float" office:value="0" calcext:value-type="float">
            <text:p>0</text:p>
          </table:table-cell>
          <table:table-cell table:formula="of:=IF([.I192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nesota Vikings</text:p>
          </table:table-cell>
          <table:table-cell office:value-type="string" calcext:value-type="string">
            <text:p>Seattle Seahawks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attle Seahawks</text:p>
          </table:table-cell>
          <table:table-cell office:value-type="float" office:value="-2.5" calcext:value-type="float">
            <text:p>-2.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IF([.H193]+[.F193]&gt;0; &quot;C&quot;; &quot;NC&quot;)" office:value-type="string" office:string-value="C" calcext:value-type="string">
            <text:p>C</text:p>
          </table:table-cell>
          <table:table-cell table:formula="of:=IF([.G193]-([.C193]+[.D193])&gt;0; &quot;U&quot;; &quot;O&quot;)" office:value-type="string" office:string-value="O" calcext:value-type="string">
            <text:p>O</text:p>
          </table:table-cell>
          <table:table-cell table:formula="of:=IF(AND([.I193]=&quot;NC&quot;; [.J193]=&quot;U&quot;); 1; 0)" office:value-type="float" office:value="0" calcext:value-type="float">
            <text:p>0</text:p>
          </table:table-cell>
          <table:table-cell table:formula="of:=IF(OR(AND([.E193]=[.A193]; [.I193]=&quot;C&quot;;[.J193]=&quot;U&quot;); AND([.B193]=[.E193]; [.I193]=&quot;NC&quot;; [.J193]=&quot;U&quot;)); 1; 0)" office:value-type="float" office:value="0" calcext:value-type="float">
            <text:p>0</text:p>
          </table:table-cell>
          <table:table-cell table:formula="of:=IF([.I193]=&quot;C&quot;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las Cowboys</text:p>
          </table:table-cell>
          <table:table-cell office:value-type="string" calcext:value-type="string">
            <text:p>Chicago Bears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llas Cowboys</text:p>
          </table:table-cell>
          <table:table-cell office:value-type="float" office:value="-3" calcext:value-type="float">
            <text:p>-3</text:p>
          </table:table-cell>
          <table:table-cell office:value-type="float" office:value="43" calcext:value-type="float">
            <text:p>43</text:p>
          </table:table-cell>
          <table:table-cell office:value-type="float" office:value="-7" calcext:value-type="float">
            <text:p>-7</text:p>
          </table:table-cell>
          <table:table-cell table:formula="of:=IF([.H194]+[.F194]&gt;0; &quot;C&quot;; &quot;NC&quot;)" office:value-type="string" office:string-value="NC" calcext:value-type="string">
            <text:p>NC</text:p>
          </table:table-cell>
          <table:table-cell table:formula="of:=IF([.G194]-([.C194]+[.D194])&gt;0; &quot;U&quot;; &quot;O&quot;)" office:value-type="string" office:string-value="O" calcext:value-type="string">
            <text:p>O</text:p>
          </table:table-cell>
          <table:table-cell table:formula="of:=IF(AND([.I194]=&quot;NC&quot;; [.J194]=&quot;U&quot;); 1; 0)" office:value-type="float" office:value="0" calcext:value-type="float">
            <text:p>0</text:p>
          </table:table-cell>
          <table:table-cell table:formula="of:=IF(OR(AND([.E194]=[.A194]; [.I194]=&quot;C&quot;;[.J194]=&quot;U&quot;); AND([.B194]=[.E194]; [.I194]=&quot;NC&quot;; [.J194]=&quot;U&quot;)); 1; 0)" office:value-type="float" office:value="0" calcext:value-type="float">
            <text:p>0</text:p>
          </table:table-cell>
          <table:table-cell table:formula="of:=IF([.I194]=&quot;C&quot;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lina Panthers</text:p>
          </table:table-cell>
          <table:table-cell office:value-type="string" calcext:value-type="string">
            <text:p>Atlanta Falcon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tlanta Falcons</text:p>
          </table:table-cell>
          <table:table-cell office:value-type="float" office:value="-3.5" calcext:value-type="float">
            <text:p>-3.5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formula="of:=IF([.H195]+[.F195]&gt;0; &quot;C&quot;; &quot;NC&quot;)" office:value-type="string" office:string-value="C" calcext:value-type="string">
            <text:p>C</text:p>
          </table:table-cell>
          <table:table-cell table:formula="of:=IF([.G195]-([.C195]+[.D195])&gt;0; &quot;U&quot;; &quot;O&quot;)" office:value-type="string" office:string-value="O" calcext:value-type="string">
            <text:p>O</text:p>
          </table:table-cell>
          <table:table-cell table:formula="of:=IF(AND([.I195]=&quot;NC&quot;; [.J195]=&quot;U&quot;); 1; 0)" office:value-type="float" office:value="0" calcext:value-type="float">
            <text:p>0</text:p>
          </table:table-cell>
          <table:table-cell table:formula="of:=IF(OR(AND([.E195]=[.A195]; [.I195]=&quot;C&quot;;[.J195]=&quot;U&quot;); AND([.B195]=[.E195]; [.I195]=&quot;NC&quot;; [.J195]=&quot;U&quot;)); 1; 0)" office:value-type="float" office:value="0" calcext:value-type="float">
            <text:p>0</text:p>
          </table:table-cell>
          <table:table-cell table:formula="of:=IF([.I195]=&quot;C&quot;; 1; 0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formula="of:=AVERAGE([.K2:.K195])" office:value-type="float" office:value="0.288659793814433" calcext:value-type="float">
            <text:p>0.288659793814433</text:p>
          </table:table-cell>
          <table:table-cell table:formula="of:=AVERAGE([.L2:.L195])" office:value-type="float" office:value="0.304123711340206" calcext:value-type="float">
            <text:p>0.304123711340206</text:p>
          </table:table-cell>
          <table:table-cell table:formula="of:=AVERAGE([.M2:.M195])" office:value-type="float" office:value="0.432989690721649" calcext:value-type="float">
            <text:p>0.432989690721649</text:p>
          </table:table-cell>
        </table:table-row>
        <table:table-row table:style-name="ro1">
          <table:table-cell table:number-columns-repeated="11"/>
          <table:table-cell table:formula="of:=[.L196]*3.61" office:value-type="float" office:value="1.09788659793814" calcext:value-type="float">
            <text:p>1.09788659793814</text:p>
          </table:table-cell>
          <table:table-cell/>
        </table:table-row>
        <table:table-row table:style-name="ro1">
          <table:table-cell table:number-columns-repeated="10"/>
          <table:table-cell table:formula="of:=AVERAGE([.K2:.K50])" office:value-type="float" office:value="0.326530612244898" calcext:value-type="float">
            <text:p>0.326530612244898</text:p>
          </table:table-cell>
          <table:table-cell table:formula="of:=AVERAGE([.L2:.L50])" office:value-type="float" office:value="0.326530612244898" calcext:value-type="float">
            <text:p>0.326530612244898</text:p>
          </table:table-cell>
          <table:table-cell table:formula="of:=AVERAGE([.M2:.M50])" office:value-type="float" office:value="0.408163265306122" calcext:value-type="float">
            <text:p>0.408163265306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3T23:23:48.405283445</dc:date>
    <meta:editing-duration>PT17M</meta:editing-duration>
    <meta:editing-cycles>1</meta:editing-cycles>
    <meta:document-statistic meta:table-count="1" meta:cell-count="2538" meta:object-count="0"/>
    <meta:generator>LibreOffice/7.3.7.2$Linux_X86_64 LibreOffice_project/30$Build-2</meta:generator>
  </office:meta>
</office:document-meta>
</file>